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75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791in"/>
    </style:style>
    <style:style style:name="co11" style:family="table-column">
      <style:table-column-properties fo:break-before="auto" style:column-width="0.3902in"/>
    </style:style>
    <style:style style:name="co12" style:family="table-column">
      <style:table-column-properties fo:break-before="auto" style:column-width="0.3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/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000000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/>
    <style:style style:name="ce24" style:family="table-cell" style:parent-style-name="Default"/>
    <style:style style:name="ce55" style:family="table-cell" style:parent-style-name="Default"/>
    <style:style style:name="ce58" style:family="table-cell" style:parent-style-name="Default"/>
    <style:style style:name="ce61" style:family="table-cell" style:parent-style-name="Default"/>
    <style:style style:name="ce64" style:family="table-cell" style:parent-style-name="Default"/>
    <style:style style:name="ce67" style:family="table-cell" style:parent-style-name="Default"/>
    <style:style style:name="ce70" style:family="table-cell" style:parent-style-name="Default"/>
    <style:style style:name="ce73" style:family="table-cell" style:parent-style-name="Default"/>
    <style:style style:name="ce76" style:family="table-cell" style:parent-style-name="Default"/>
    <style:style style:name="ce79" style:family="table-cell" style:parent-style-name="Default"/>
    <style:style style:name="ce82" style:family="table-cell" style:parent-style-name="Default"/>
    <style:style style:name="ce85" style:family="table-cell" style:parent-style-name="Default"/>
    <style:style style:name="ce88" style:family="table-cell" style:parent-style-name="Default"/>
    <style:style style:name="ce91" style:family="table-cell" style:parent-style-name="Default"/>
    <style:style style:name="ce94" style:family="table-cell" style:parent-style-name="Default"/>
    <style:style style:name="ce97" style:family="table-cell" style:parent-style-name="Default"/>
    <style:style style:name="ce100" style:family="table-cell" style:parent-style-name="Default"/>
    <style:style style:name="ce103" style:family="table-cell" style:parent-style-name="Default"/>
    <style:style style:name="ce106" style:family="table-cell" style:parent-style-name="Default"/>
    <style:style style:name="ce109" style:family="table-cell" style:parent-style-name="Default"/>
    <style:style style:name="ce112" style:family="table-cell" style:parent-style-name="Default"/>
    <style:style style:name="ce115" style:family="table-cell" style:parent-style-name="Default"/>
    <style:style style:name="ce118" style:family="table-cell" style:parent-style-name="Default"/>
    <style:style style:name="ce135" style:family="table-cell" style:parent-style-name="Default"/>
    <style:style style:name="ce136" style:family="table-cell" style:parent-style-name="Default"/>
    <style:style style:name="ce137" style:family="table-cell" style:parent-style-name="Default"/>
    <style:style style:name="ce138" style:family="table-cell" style:parent-style-name="Default"/>
    <style:style style:name="ce139" style:family="table-cell" style:parent-style-name="Default"/>
    <style:style style:name="ce140" style:family="table-cell" style:parent-style-name="Default"/>
    <style:style style:name="ce141" style:family="table-cell" style:parent-style-name="Default"/>
    <style:style style:name="ce142" style:family="table-cell" style:parent-style-name="Default"/>
    <style:style style:name="ce143" style:family="table-cell" style:parent-style-name="Default"/>
    <style:style style:name="ce144" style:family="table-cell" style:parent-style-name="Default"/>
    <style:style style:name="ce145" style:family="table-cell" style:parent-style-name="Default"/>
    <style:style style:name="ce146" style:family="table-cell" style:parent-style-name="Default"/>
    <style:style style:name="ce147" style:family="table-cell" style:parent-style-name="Default"/>
    <style:style style:name="ce148" style:family="table-cell" style:parent-style-name="Default"/>
    <style:style style:name="ce149" style:family="table-cell" style:parent-style-name="Default">
      <style:table-cell-properties fo:background-color="#000000"/>
    </style:style>
    <style:style style:name="ce150" style:family="table-cell" style:parent-style-name="Default">
      <style:table-cell-properties fo:background-color="#000000"/>
    </style:style>
    <style:style style:name="ce151" style:family="table-cell" style:parent-style-name="Default">
      <style:table-cell-properties fo:background-color="#000000"/>
    </style:style>
    <style:style style:name="ce152" style:family="table-cell" style:parent-style-name="Default"/>
    <style:style style:name="ce153" style:family="table-cell" style:parent-style-name="Default"/>
    <style:style style:name="ce154" style:family="table-cell" style:parent-style-name="Default"/>
    <style:style style:name="ce155" style:family="table-cell" style:parent-style-name="Default"/>
    <style:style style:name="ce156" style:family="table-cell" style:parent-style-name="Default"/>
    <style:style style:name="ce157" style:family="table-cell" style:parent-style-name="Default"/>
    <style:style style:name="ce158" style:family="table-cell" style:parent-style-name="Default"/>
    <style:style style:name="ce159" style:family="table-cell" style:parent-style-name="Default"/>
    <style:style style:name="ce160" style:family="table-cell" style:parent-style-name="Default"/>
    <style:style style:name="ce161" style:family="table-cell" style:parent-style-name="Default"/>
    <style:style style:name="ce162" style:family="table-cell" style:parent-style-name="Default"/>
    <style:style style:name="ce163" style:family="table-cell" style:parent-style-name="Default"/>
    <style:style style:name="ce164" style:family="table-cell" style:parent-style-name="Default"/>
    <style:style style:name="ce165" style:family="table-cell" style:parent-style-name="Default"/>
    <style:style style:name="ce166" style:family="table-cell" style:parent-style-name="Default"/>
    <style:style style:name="ce167" style:family="table-cell" style:parent-style-name="Default"/>
    <style:style style:name="ce168" style:family="table-cell" style:parent-style-name="Default"/>
    <style:style style:name="ce169" style:family="table-cell" style:parent-style-name="Default"/>
    <style:style style:name="ce170" style:family="table-cell" style:parent-style-name="Default"/>
    <style:style style:name="ce171" style:family="table-cell" style:parent-style-name="Default"/>
    <style:style style:name="ce172" style:family="table-cell" style:parent-style-name="Default"/>
    <style:style style:name="ce173" style:family="table-cell" style:parent-style-name="Default"/>
    <style:style style:name="ce174" style:family="table-cell" style:parent-style-name="Default"/>
    <style:style style:name="ce175" style:family="table-cell" style:parent-style-name="Default"/>
    <style:style style:name="ce176" style:family="table-cell" style:parent-style-name="Default"/>
    <style:style style:name="ce177" style:family="table-cell" style:parent-style-name="Default"/>
    <style:style style:name="ce178" style:family="table-cell" style:parent-style-name="Default"/>
    <style:style style:name="ce179" style:family="table-cell" style:parent-style-name="Default"/>
    <style:style style:name="ce180" style:family="table-cell" style:parent-style-name="Default"/>
    <style:style style:name="ce181" style:family="table-cell" style:parent-style-name="Default"/>
    <style:style style:name="ce182" style:family="table-cell" style:parent-style-name="Default"/>
    <style:style style:name="ce183" style:family="table-cell" style:parent-style-name="Default"/>
    <style:style style:name="ce184" style:family="table-cell" style:parent-style-name="Default"/>
    <style:style style:name="ce185" style:family="table-cell" style:parent-style-name="Default"/>
    <style:style style:name="ce186" style:family="table-cell" style:parent-style-name="Default"/>
    <style:style style:name="ce187" style:family="table-cell" style:parent-style-name="Default"/>
    <style:style style:name="ce188" style:family="table-cell" style:parent-style-name="Default">
      <style:table-cell-properties fo:background-color="#000000"/>
    </style:style>
    <style:style style:name="ce189" style:family="table-cell" style:parent-style-name="Default">
      <style:table-cell-properties fo:background-color="#000000"/>
    </style:style>
    <style:style style:name="ce190" style:family="table-cell" style:parent-style-name="Default">
      <style:table-cell-properties fo:background-color="#000000"/>
    </style:style>
    <style:style style:name="ce191" style:family="table-cell" style:parent-style-name="Default"/>
    <style:style style:name="ce192" style:family="table-cell" style:parent-style-name="Default"/>
    <style:style style:name="ce193" style:family="table-cell" style:parent-style-name="Default"/>
    <style:style style:name="ce124" style:family="table-cell" style:parent-style-name="Default"/>
    <style:style style:name="ce125" style:family="table-cell" style:parent-style-name="Default"/>
    <style:style style:name="ce126" style:family="table-cell" style:parent-style-name="Default"/>
    <style:style style:name="ce127" style:family="table-cell" style:parent-style-name="Default"/>
    <style:style style:name="ce128" style:family="table-cell" style:parent-style-name="Default"/>
    <style:style style:name="ce129" style:family="table-cell" style:parent-style-name="Default"/>
    <style:style style:name="ce130" style:family="table-cell" style:parent-style-name="Default"/>
    <style:style style:name="ce131" style:family="table-cell" style:parent-style-name="Default"/>
    <style:style style:name="ce132" style:family="table-cell" style:parent-style-name="Default"/>
    <style:style style:name="ce133" style:family="table-cell" style:parent-style-name="Default"/>
    <style:style style:name="ce13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HPSS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3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9"/>
        <table:table-column table:style-name="co5" table:default-cell-style-name="ce10"/>
        <table:table-column table:style-name="co6" table:default-cell-style-name="ce11"/>
        <table:table-column table:style-name="co3" table:default-cell-style-name="ce12"/>
        <table:table-column table:style-name="co7" table:default-cell-style-name="ce38"/>
        <table:table-column table:style-name="co2" table:default-cell-style-name="ce13"/>
        <table:table-column table:style-name="co2" table:default-cell-style-name="ce14"/>
        <table:table-column table:style-name="co2" table:default-cell-style-name="ce15"/>
        <table:table-column table:style-name="co2" table:default-cell-style-name="ce16"/>
        <table:table-column table:style-name="co3" table:default-cell-style-name="ce17"/>
        <table:table-column table:style-name="co8" table:default-cell-style-name="ce18"/>
        <table:table-column table:style-name="co8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22"/>
        <table:table-column table:style-name="co6" table:default-cell-style-name="ce23"/>
        <table:table-column table:style-name="co3" table:default-cell-style-name="ce2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ce37"/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P-SDR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P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21.749704" calcext:value-type="float">
            <text:p>21.749704</text:p>
          </table:table-cell>
          <table:table-cell office:value-type="float" office:value="0.308038" calcext:value-type="float">
            <text:p>0.308038</text:p>
          </table:table-cell>
          <table:table-cell office:value-type="float" office:value="93.376181" calcext:value-type="float">
            <text:p>93.376181</text:p>
          </table:table-cell>
          <table:table-cell office:value-type="float" office:value="1.907063" calcext:value-type="float">
            <text:p>1.907063</text:p>
          </table:table-cell>
          <table:table-cell office:value-type="float" office:value="0.883765" calcext:value-type="float">
            <text:p>0.883765</text:p>
          </table:table-cell>
          <table:table-cell office:value-type="float" office:value="-0.747404" calcext:value-type="float">
            <text:p>-0.747404</text:p>
          </table:table-cell>
          <table:table-cell office:value-type="float" office:value="6.830916" calcext:value-type="float">
            <text:p>6.830916</text:p>
          </table:table-cell>
          <table:table-cell office:value-type="float" office:value="-0.749493" calcext:value-type="float">
            <text:p>-0.749493</text:p>
          </table:table-cell>
          <table:table-cell office:value-type="float" office:value="0.553969" calcext:value-type="float">
            <text:p>0.553969</text:p>
          </table:table-cell>
          <table:table-cell office:value-type="float" office:value="0.939702" calcext:value-type="float">
            <text:p>0.939702</text:p>
          </table:table-cell>
          <table:table-cell office:value-type="float" office:value="0.744762" calcext:value-type="float">
            <text:p>0.744762</text:p>
          </table:table-cell>
          <table:table-cell office:value-type="float" office:value="0.277241" calcext:value-type="float">
            <text:p>0.277241</text:p>
          </table:table-cell>
          <table:table-cell/>
          <table:table-cell office:value-type="float" office:value="47.369864" calcext:value-type="float">
            <text:p>47.369864</text:p>
          </table:table-cell>
          <table:table-cell office:value-type="float" office:value="0.056005" calcext:value-type="float">
            <text:p>0.056005</text:p>
          </table:table-cell>
          <table:table-cell office:value-type="float" office:value="89.416177" calcext:value-type="float">
            <text:p>89.416177</text:p>
          </table:table-cell>
          <table:table-cell office:value-type="float" office:value="0.155524" calcext:value-type="float">
            <text:p>0.155524</text:p>
          </table:table-cell>
          <table:table-cell office:value-type="float" office:value="-0.031372" calcext:value-type="float">
            <text:p>-0.031372</text:p>
          </table:table-cell>
          <table:table-cell office:value-type="float" office:value="9.165684" calcext:value-type="float">
            <text:p>9.165684</text:p>
          </table:table-cell>
          <table:table-cell office:value-type="float" office:value="2.989689" calcext:value-type="float">
            <text:p>2.989689</text:p>
          </table:table-cell>
          <table:table-cell office:value-type="float" office:value="-0.059031" calcext:value-type="float">
            <text:p>-0.059031</text:p>
          </table:table-cell>
          <table:table-cell office:value-type="float" office:value="0.373919" calcext:value-type="float">
            <text:p>0.373919</text:p>
          </table:table-cell>
          <table:table-cell office:value-type="float" office:value="0.855529" calcext:value-type="float">
            <text:p>0.855529</text:p>
          </table:table-cell>
          <table:table-cell office:value-type="float" office:value="0.60519" calcext:value-type="float">
            <text:p>0.60519</text:p>
          </table:table-cell>
          <table:table-cell office:value-type="float" office:value="0.255452" calcext:value-type="float">
            <text:p>0.255452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26.018293" calcext:value-type="float">
            <text:p>26.018293</text:p>
          </table:table-cell>
          <table:table-cell office:value-type="float" office:value="0.050107" calcext:value-type="float">
            <text:p>0.050107</text:p>
          </table:table-cell>
          <table:table-cell office:value-type="float" office:value="94.689736" calcext:value-type="float">
            <text:p>94.689736</text:p>
          </table:table-cell>
          <table:table-cell office:value-type="float" office:value="0.519715" calcext:value-type="float">
            <text:p>0.519715</text:p>
          </table:table-cell>
          <table:table-cell office:value-type="float" office:value="-0.41295" calcext:value-type="float">
            <text:p>-0.41295</text:p>
          </table:table-cell>
          <table:table-cell office:value-type="float" office:value="-1.3739" calcext:value-type="float">
            <text:p>-1.3739</text:p>
          </table:table-cell>
          <table:table-cell office:value-type="float" office:value="7.968718" calcext:value-type="float">
            <text:p>7.968718</text:p>
          </table:table-cell>
          <table:table-cell office:value-type="float" office:value="-1.93546" calcext:value-type="float">
            <text:p>-1.93546</text:p>
          </table:table-cell>
          <table:table-cell office:value-type="float" office:value="0.399006" calcext:value-type="float">
            <text:p>0.399006</text:p>
          </table:table-cell>
          <table:table-cell office:value-type="float" office:value="0.925691" calcext:value-type="float">
            <text:p>0.925691</text:p>
          </table:table-cell>
          <table:table-cell office:value-type="float" office:value="0.680918" calcext:value-type="float">
            <text:p>0.680918</text:p>
          </table:table-cell>
          <table:table-cell office:value-type="float" office:value="0.161279" calcext:value-type="float">
            <text:p>0.161279</text:p>
          </table:table-cell>
          <table:table-cell/>
          <table:table-cell office:value-type="float" office:value="45.73984" calcext:value-type="float">
            <text:p>45.73984</text:p>
          </table:table-cell>
          <table:table-cell office:value-type="float" office:value="0.11245" calcext:value-type="float">
            <text:p>0.11245</text:p>
          </table:table-cell>
          <table:table-cell office:value-type="float" office:value="87.114842" calcext:value-type="float">
            <text:p>87.114842</text:p>
          </table:table-cell>
          <table:table-cell office:value-type="float" office:value="0.214418" calcext:value-type="float">
            <text:p>0.214418</text:p>
          </table:table-cell>
          <table:table-cell office:value-type="float" office:value="-0.054703" calcext:value-type="float">
            <text:p>-0.054703</text:p>
          </table:table-cell>
          <table:table-cell office:value-type="float" office:value="9.516309" calcext:value-type="float">
            <text:p>9.516309</text:p>
          </table:table-cell>
          <table:table-cell office:value-type="float" office:value="3.678333" calcext:value-type="float">
            <text:p>3.678333</text:p>
          </table:table-cell>
          <table:table-cell office:value-type="float" office:value="-0.0956" calcext:value-type="float">
            <text:p>-0.0956</text:p>
          </table:table-cell>
          <table:table-cell office:value-type="float" office:value="0.435715" calcext:value-type="float">
            <text:p>0.435715</text:p>
          </table:table-cell>
          <table:table-cell office:value-type="float" office:value="0.845114" calcext:value-type="float">
            <text:p>0.845114</text:p>
          </table:table-cell>
          <table:table-cell office:value-type="float" office:value="0.620099" calcext:value-type="float">
            <text:p>0.620099</text:p>
          </table:table-cell>
          <table:table-cell office:value-type="float" office:value="0.320344" calcext:value-type="float">
            <text:p>0.32034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21.036959" calcext:value-type="float">
            <text:p>21.036959</text:p>
          </table:table-cell>
          <table:table-cell office:value-type="float" office:value="0.003647" calcext:value-type="float">
            <text:p>0.003647</text:p>
          </table:table-cell>
          <table:table-cell office:value-type="float" office:value="96.266386" calcext:value-type="float">
            <text:p>96.266386</text:p>
          </table:table-cell>
          <table:table-cell office:value-type="float" office:value="0.134643" calcext:value-type="float">
            <text:p>0.134643</text:p>
          </table:table-cell>
          <table:table-cell office:value-type="float" office:value="-0.602641" calcext:value-type="float">
            <text:p>-0.602641</text:p>
          </table:table-cell>
          <table:table-cell office:value-type="float" office:value="6.205534" calcext:value-type="float">
            <text:p>6.205534</text:p>
          </table:table-cell>
          <table:table-cell office:value-type="float" office:value="3.739715" calcext:value-type="float">
            <text:p>3.739715</text:p>
          </table:table-cell>
          <table:table-cell office:value-type="float" office:value="-1.070228" calcext:value-type="float">
            <text:p>-1.070228</text:p>
          </table:table-cell>
          <table:table-cell office:value-type="float" office:value="0.170775" calcext:value-type="float">
            <text:p>0.170775</text:p>
          </table:table-cell>
          <table:table-cell office:value-type="float" office:value="0.920864" calcext:value-type="float">
            <text:p>0.920864</text:p>
          </table:table-cell>
          <table:table-cell office:value-type="float" office:value="0.633789" calcext:value-type="float">
            <text:p>0.633789</text:p>
          </table:table-cell>
          <table:table-cell office:value-type="float" office:value="-0.037838" calcext:value-type="float">
            <text:p>-0.037838</text:p>
          </table:table-cell>
          <table:table-cell/>
          <table:table-cell office:value-type="float" office:value="32.56993" calcext:value-type="float">
            <text:p>32.56993</text:p>
          </table:table-cell>
          <table:table-cell office:value-type="float" office:value="0.508692" calcext:value-type="float">
            <text:p>0.508692</text:p>
          </table:table-cell>
          <table:table-cell office:value-type="float" office:value="82.458115" calcext:value-type="float">
            <text:p>82.458115</text:p>
          </table:table-cell>
          <table:table-cell office:value-type="float" office:value="0.94479" calcext:value-type="float">
            <text:p>0.94479</text:p>
          </table:table-cell>
          <table:table-cell office:value-type="float" office:value="-0.154434" calcext:value-type="float">
            <text:p>-0.154434</text:p>
          </table:table-cell>
          <table:table-cell office:value-type="float" office:value="8.583383" calcext:value-type="float">
            <text:p>8.583383</text:p>
          </table:table-cell>
          <table:table-cell office:value-type="float" office:value="4.264921" calcext:value-type="float">
            <text:p>4.264921</text:p>
          </table:table-cell>
          <table:table-cell office:value-type="float" office:value="-0.289306" calcext:value-type="float">
            <text:p>-0.289306</text:p>
          </table:table-cell>
          <table:table-cell office:value-type="float" office:value="0.535238" calcext:value-type="float">
            <text:p>0.535238</text:p>
          </table:table-cell>
          <table:table-cell office:value-type="float" office:value="0.839141" calcext:value-type="float">
            <text:p>0.839141</text:p>
          </table:table-cell>
          <table:table-cell office:value-type="float" office:value="0.702739" calcext:value-type="float">
            <text:p>0.702739</text:p>
          </table:table-cell>
          <table:table-cell office:value-type="float" office:value="0.413563" calcext:value-type="float">
            <text:p>0.413563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22.892033" calcext:value-type="float">
            <text:p>22.892033</text:p>
          </table:table-cell>
          <table:table-cell office:value-type="float" office:value="0.883974" calcext:value-type="float">
            <text:p>0.883974</text:p>
          </table:table-cell>
          <table:table-cell office:value-type="float" office:value="82.673921" calcext:value-type="float">
            <text:p>82.673921</text:p>
          </table:table-cell>
          <table:table-cell office:value-type="float" office:value="2.783768" calcext:value-type="float">
            <text:p>2.783768</text:p>
          </table:table-cell>
          <table:table-cell office:value-type="float" office:value="-1.130135" calcext:value-type="float">
            <text:p>-1.130135</text:p>
          </table:table-cell>
          <table:table-cell office:value-type="float" office:value="11.447885" calcext:value-type="float">
            <text:p>11.447885</text:p>
          </table:table-cell>
          <table:table-cell office:value-type="float" office:value="7.215988" calcext:value-type="float">
            <text:p>7.215988</text:p>
          </table:table-cell>
          <table:table-cell office:value-type="float" office:value="-1.439017" calcext:value-type="float">
            <text:p>-1.439017</text:p>
          </table:table-cell>
          <table:table-cell office:value-type="float" office:value="0.536485" calcext:value-type="float">
            <text:p>0.536485</text:p>
          </table:table-cell>
          <table:table-cell office:value-type="float" office:value="0.862692" calcext:value-type="float">
            <text:p>0.862692</text:p>
          </table:table-cell>
          <table:table-cell office:value-type="float" office:value="0.770745" calcext:value-type="float">
            <text:p>0.770745</text:p>
          </table:table-cell>
          <table:table-cell office:value-type="float" office:value="0.38078" calcext:value-type="float">
            <text:p>0.3807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44.092487" calcext:value-type="float">
            <text:p>44.092487</text:p>
          </table:table-cell>
          <table:table-cell office:value-type="float" office:value="0.019469" calcext:value-type="float">
            <text:p>0.019469</text:p>
          </table:table-cell>
          <table:table-cell office:value-type="float" office:value="94.351156" calcext:value-type="float">
            <text:p>94.351156</text:p>
          </table:table-cell>
          <table:table-cell office:value-type="float" office:value="0.235429" calcext:value-type="float">
            <text:p>0.235429</text:p>
          </table:table-cell>
          <table:table-cell office:value-type="float" office:value="-0.171459" calcext:value-type="float">
            <text:p>-0.171459</text:p>
          </table:table-cell>
          <table:table-cell office:value-type="float" office:value="7.68385" calcext:value-type="float">
            <text:p>7.68385</text:p>
          </table:table-cell>
          <table:table-cell office:value-type="float" office:value="0.706075" calcext:value-type="float">
            <text:p>0.706075</text:p>
          </table:table-cell>
          <table:table-cell office:value-type="float" office:value="-0.350503" calcext:value-type="float">
            <text:p>-0.350503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922675" calcext:value-type="float">
            <text:p>0.922675</text:p>
          </table:table-cell>
          <table:table-cell office:value-type="float" office:value="0.627878" calcext:value-type="float">
            <text:p>0.627878</text:p>
          </table:table-cell>
          <table:table-cell office:value-type="float" office:value="0.299908" calcext:value-type="float">
            <text:p>0.299908</text:p>
          </table:table-cell>
          <table:table-cell/>
          <table:table-cell office:value-type="float" office:value="19.881477" calcext:value-type="float">
            <text:p>19.881477</text:p>
          </table:table-cell>
          <table:table-cell office:value-type="float" office:value="0.877078" calcext:value-type="float">
            <text:p>0.877078</text:p>
          </table:table-cell>
          <table:table-cell office:value-type="float" office:value="72.884313" calcext:value-type="float">
            <text:p>72.884313</text:p>
          </table:table-cell>
          <table:table-cell office:value-type="float" office:value="2.833144" calcext:value-type="float">
            <text:p>2.833144</text:p>
          </table:table-cell>
          <table:table-cell office:value-type="float" office:value="-0.277277" calcext:value-type="float">
            <text:p>-0.277277</text:p>
          </table:table-cell>
          <table:table-cell office:value-type="float" office:value="2.51634" calcext:value-type="float">
            <text:p>2.51634</text:p>
          </table:table-cell>
          <table:table-cell office:value-type="float" office:value="4.224643" calcext:value-type="float">
            <text:p>4.224643</text:p>
          </table:table-cell>
          <table:table-cell office:value-type="float" office:value="-0.616059" calcext:value-type="float">
            <text:p>-0.616059</text:p>
          </table:table-cell>
          <table:table-cell office:value-type="float" office:value="0.534758" calcext:value-type="float">
            <text:p>0.534758</text:p>
          </table:table-cell>
          <table:table-cell office:value-type="float" office:value="0.797047" calcext:value-type="float">
            <text:p>0.797047</text:p>
          </table:table-cell>
          <table:table-cell office:value-type="float" office:value="0.776548" calcext:value-type="float">
            <text:p>0.776548</text:p>
          </table:table-cell>
          <table:table-cell office:value-type="float" office:value="0.32634" calcext:value-type="float">
            <text:p>0.32634</text:p>
          </table:table-cell>
        </table:table-row>
        <table:table-row table:style-name="ro1">
          <table:table-cell office:value-type="string" calcext:value-type="string">
            <text:p>1pass-hpss-f-128</text:p>
          </table:table-cell>
          <table:table-cell office:value-type="float" office:value="23.052938" calcext:value-type="float">
            <text:p>23.052938</text:p>
          </table:table-cell>
          <table:table-cell office:value-type="float" office:value="25.629258" calcext:value-type="float">
            <text:p>25.629258</text:p>
          </table:table-cell>
          <table:table-cell office:value-type="float" office:value="74.285" calcext:value-type="float">
            <text:p>74.285</text:p>
          </table:table-cell>
          <table:table-cell office:value-type="float" office:value="15.146782" calcext:value-type="float">
            <text:p>15.146782</text:p>
          </table:table-cell>
          <table:table-cell office:value-type="float" office:value="0.650805" calcext:value-type="float">
            <text:p>0.650805</text:p>
          </table:table-cell>
          <table:table-cell office:value-type="float" office:value="0.195725" calcext:value-type="float">
            <text:p>0.195725</text:p>
          </table:table-cell>
          <table:table-cell office:value-type="float" office:value="8.7327" calcext:value-type="float">
            <text:p>8.7327</text:p>
          </table:table-cell>
          <table:table-cell office:value-type="float" office:value="-0.834536" calcext:value-type="float">
            <text:p>-0.834536</text:p>
          </table:table-cell>
          <table:table-cell office:value-type="float" office:value="0.851947" calcext:value-type="float">
            <text:p>0.851947</text:p>
          </table:table-cell>
          <table:table-cell office:value-type="float" office:value="0.878271" calcext:value-type="float">
            <text:p>0.878271</text:p>
          </table:table-cell>
          <table:table-cell office:value-type="float" office:value="0.864151" calcext:value-type="float">
            <text:p>0.864151</text:p>
          </table:table-cell>
          <table:table-cell office:value-type="float" office:value="0.590627" calcext:value-type="float">
            <text:p>0.590627</text:p>
          </table:table-cell>
          <table:table-cell/>
          <table:table-cell office:value-type="float" office:value="18.773021" calcext:value-type="float">
            <text:p>18.773021</text:p>
          </table:table-cell>
          <table:table-cell office:value-type="float" office:value="5.492842" calcext:value-type="float">
            <text:p>5.492842</text:p>
          </table:table-cell>
          <table:table-cell office:value-type="float" office:value="43.56542" calcext:value-type="float">
            <text:p>43.56542</text:p>
          </table:table-cell>
          <table:table-cell office:value-type="float" office:value="15.764158" calcext:value-type="float">
            <text:p>15.764158</text:p>
          </table:table-cell>
          <table:table-cell office:value-type="float" office:value="-0.019646" calcext:value-type="float">
            <text:p>-0.019646</text:p>
          </table:table-cell>
          <table:table-cell office:value-type="float" office:value="-2.714761" calcext:value-type="float">
            <text:p>-2.714761</text:p>
          </table:table-cell>
          <table:table-cell office:value-type="float" office:value="9.516334" calcext:value-type="float">
            <text:p>9.516334</text:p>
          </table:table-cell>
          <table:table-cell office:value-type="float" office:value="-0.284689" calcext:value-type="float">
            <text:p>-0.284689</text:p>
          </table:table-cell>
          <table:table-cell office:value-type="float" office:value="0.756393" calcext:value-type="float">
            <text:p>0.756393</text:p>
          </table:table-cell>
          <table:table-cell office:value-type="float" office:value="0.702992" calcext:value-type="float">
            <text:p>0.702992</text:p>
          </table:table-cell>
          <table:table-cell office:value-type="float" office:value="0.868959" calcext:value-type="float">
            <text:p>0.868959</text:p>
          </table:table-cell>
          <table:table-cell office:value-type="float" office:value="0.485882" calcext:value-type="float">
            <text:p>0.485882</text:p>
          </table:table-cell>
        </table:table-row>
        <table:table-row table:style-name="ro1">
          <table:table-cell office:value-type="string" calcext:value-type="string">
            <text:p>1pass-hpss-f-256</text:p>
          </table:table-cell>
          <table:table-cell office:value-type="float" office:value="23.963721" calcext:value-type="float">
            <text:p>23.963721</text:p>
          </table:table-cell>
          <table:table-cell office:value-type="float" office:value="15.754027" calcext:value-type="float">
            <text:p>15.754027</text:p>
          </table:table-cell>
          <table:table-cell office:value-type="float" office:value="78.239669" calcext:value-type="float">
            <text:p>78.239669</text:p>
          </table:table-cell>
          <table:table-cell office:value-type="float" office:value="10.81418" calcext:value-type="float">
            <text:p>10.81418</text:p>
          </table:table-cell>
          <table:table-cell office:value-type="float" office:value="-0.643836" calcext:value-type="float">
            <text:p>-0.643836</text:p>
          </table:table-cell>
          <table:table-cell office:value-type="float" office:value="-0.038373" calcext:value-type="float">
            <text:p>-0.038373</text:p>
          </table:table-cell>
          <table:table-cell office:value-type="float" office:value="10.535691" calcext:value-type="float">
            <text:p>10.535691</text:p>
          </table:table-cell>
          <table:table-cell office:value-type="float" office:value="-2.031658" calcext:value-type="float">
            <text:p>-2.031658</text:p>
          </table:table-cell>
          <table:table-cell office:value-type="float" office:value="0.813007" calcext:value-type="float">
            <text:p>0.813007</text:p>
          </table:table-cell>
          <table:table-cell office:value-type="float" office:value="0.886354" calcext:value-type="float">
            <text:p>0.886354</text:p>
          </table:table-cell>
          <table:table-cell office:value-type="float" office:value="0.838833" calcext:value-type="float">
            <text:p>0.838833</text:p>
          </table:table-cell>
          <table:table-cell office:value-type="float" office:value="0.607063" calcext:value-type="float">
            <text:p>0.607063</text:p>
          </table:table-cell>
          <table:table-cell/>
          <table:table-cell office:value-type="float" office:value="18.615403" calcext:value-type="float">
            <text:p>18.615403</text:p>
          </table:table-cell>
          <table:table-cell office:value-type="float" office:value="12.038402" calcext:value-type="float">
            <text:p>12.038402</text:p>
          </table:table-cell>
          <table:table-cell office:value-type="float" office:value="38.997827" calcext:value-type="float">
            <text:p>38.997827</text:p>
          </table:table-cell>
          <table:table-cell office:value-type="float" office:value="26.765426" calcext:value-type="float">
            <text:p>26.765426</text:p>
          </table:table-cell>
          <table:table-cell office:value-type="float" office:value="-0.048851" calcext:value-type="float">
            <text:p>-0.048851</text:p>
          </table:table-cell>
          <table:table-cell office:value-type="float" office:value="-1.909531" calcext:value-type="float">
            <text:p>-1.909531</text:p>
          </table:table-cell>
          <table:table-cell office:value-type="float" office:value="9.145097" calcext:value-type="float">
            <text:p>9.145097</text:p>
          </table:table-cell>
          <table:table-cell office:value-type="float" office:value="-0.372314" calcext:value-type="float">
            <text:p>-0.372314</text:p>
          </table:table-cell>
          <table:table-cell office:value-type="float" office:value="0.813942" calcext:value-type="float">
            <text:p>0.813942</text:p>
          </table:table-cell>
          <table:table-cell office:value-type="float" office:value="0.725121" calcext:value-type="float">
            <text:p>0.725121</text:p>
          </table:table-cell>
          <table:table-cell office:value-type="float" office:value="0.906897" calcext:value-type="float">
            <text:p>0.906897</text:p>
          </table:table-cell>
          <table:table-cell office:value-type="float" office:value="0.508824" calcext:value-type="float">
            <text:p>0.508824</text:p>
          </table:table-cell>
        </table:table-row>
        <table:table-row table:style-name="ro1">
          <table:table-cell office:value-type="string" calcext:value-type="string">
            <text:p>1pass-hpss-f-1024</text:p>
          </table:table-cell>
          <table:table-cell office:value-type="float" office:value="25.686009" calcext:value-type="float">
            <text:p>25.686009</text:p>
          </table:table-cell>
          <table:table-cell office:value-type="float" office:value="15.961161" calcext:value-type="float">
            <text:p>15.961161</text:p>
          </table:table-cell>
          <table:table-cell office:value-type="float" office:value="65.394179" calcext:value-type="float">
            <text:p>65.394179</text:p>
          </table:table-cell>
          <table:table-cell office:value-type="float" office:value="20.772606" calcext:value-type="float">
            <text:p>20.772606</text:p>
          </table:table-cell>
          <table:table-cell office:value-type="float" office:value="-1.265305" calcext:value-type="float">
            <text:p>-1.265305</text:p>
          </table:table-cell>
          <table:table-cell office:value-type="float" office:value="2.246229" calcext:value-type="float">
            <text:p>2.246229</text:p>
          </table:table-cell>
          <table:table-cell office:value-type="float" office:value="12.086989" calcext:value-type="float">
            <text:p>12.086989</text:p>
          </table:table-cell>
          <table:table-cell office:value-type="float" office:value="-1.969659" calcext:value-type="float">
            <text:p>-1.969659</text:p>
          </table:table-cell>
          <table:table-cell office:value-type="float" office:value="0.784414" calcext:value-type="float">
            <text:p>0.784414</text:p>
          </table:table-cell>
          <table:table-cell office:value-type="float" office:value="0.845776" calcext:value-type="float">
            <text:p>0.845776</text:p>
          </table:table-cell>
          <table:table-cell office:value-type="float" office:value="0.884721" calcext:value-type="float">
            <text:p>0.884721</text:p>
          </table:table-cell>
          <table:table-cell office:value-type="float" office:value="0.67211" calcext:value-type="float">
            <text:p>0.67211</text:p>
          </table:table-cell>
          <table:table-cell/>
          <table:table-cell office:value-type="float" office:value="19.520519" calcext:value-type="float">
            <text:p>19.520519</text:p>
          </table:table-cell>
          <table:table-cell office:value-type="float" office:value="23.913428" calcext:value-type="float">
            <text:p>23.913428</text:p>
          </table:table-cell>
          <table:table-cell office:value-type="float" office:value="26.617018" calcext:value-type="float">
            <text:p>26.617018</text:p>
          </table:table-cell>
          <table:table-cell office:value-type="float" office:value="38.566773" calcext:value-type="float">
            <text:p>38.566773</text:p>
          </table:table-cell>
          <table:table-cell office:value-type="float" office:value="-0.798962" calcext:value-type="float">
            <text:p>-0.798962</text:p>
          </table:table-cell>
          <table:table-cell office:value-type="float" office:value="3.007097" calcext:value-type="float">
            <text:p>3.007097</text:p>
          </table:table-cell>
          <table:table-cell office:value-type="float" office:value="11.267327" calcext:value-type="float">
            <text:p>11.267327</text:p>
          </table:table-cell>
          <table:table-cell office:value-type="float" office:value="-1.267955" calcext:value-type="float">
            <text:p>-1.267955</text:p>
          </table:table-cell>
          <table:table-cell office:value-type="float" office:value="0.865702" calcext:value-type="float">
            <text:p>0.865702</text:p>
          </table:table-cell>
          <table:table-cell office:value-type="float" office:value="0.770756" calcext:value-type="float">
            <text:p>0.770756</text:p>
          </table:table-cell>
          <table:table-cell office:value-type="float" office:value="0.955961" calcext:value-type="float">
            <text:p>0.955961</text:p>
          </table:table-cell>
          <table:table-cell office:value-type="float" office:value="0.532154" calcext:value-type="float">
            <text:p>0.532154</text:p>
          </table:table-cell>
        </table:table-row>
        <table:table-row table:style-name="ro1">
          <table:table-cell office:value-type="string" calcext:value-type="string">
            <text:p>1pass-hpss-f-4096</text:p>
          </table:table-cell>
          <table:table-cell office:value-type="float" office:value="28.479958" calcext:value-type="float">
            <text:p>28.479958</text:p>
          </table:table-cell>
          <table:table-cell office:value-type="float" office:value="21.824579" calcext:value-type="float">
            <text:p>21.824579</text:p>
          </table:table-cell>
          <table:table-cell office:value-type="float" office:value="61.220268" calcext:value-type="float">
            <text:p>61.220268</text:p>
          </table:table-cell>
          <table:table-cell office:value-type="float" office:value="28.744026" calcext:value-type="float">
            <text:p>28.744026</text:p>
          </table:table-cell>
          <table:table-cell office:value-type="float" office:value="-1.154355" calcext:value-type="float">
            <text:p>-1.154355</text:p>
          </table:table-cell>
          <table:table-cell office:value-type="float" office:value="6.274176" calcext:value-type="float">
            <text:p>6.274176</text:p>
          </table:table-cell>
          <table:table-cell office:value-type="float" office:value="10.558462" calcext:value-type="float">
            <text:p>10.558462</text:p>
          </table:table-cell>
          <table:table-cell office:value-type="float" office:value="-1.465903" calcext:value-type="float">
            <text:p>-1.465903</text:p>
          </table:table-cell>
          <table:table-cell office:value-type="float" office:value="0.803926" calcext:value-type="float">
            <text:p>0.803926</text:p>
          </table:table-cell>
          <table:table-cell office:value-type="float" office:value="0.866097" calcext:value-type="float">
            <text:p>0.866097</text:p>
          </table:table-cell>
          <table:table-cell office:value-type="float" office:value="0.920336" calcext:value-type="float">
            <text:p>0.920336</text:p>
          </table:table-cell>
          <table:table-cell office:value-type="float" office:value="0.696083" calcext:value-type="float">
            <text:p>0.696083</text:p>
          </table:table-cell>
          <table:table-cell/>
          <table:table-cell office:value-type="float" office:value="21.149787" calcext:value-type="float">
            <text:p>21.149787</text:p>
          </table:table-cell>
          <table:table-cell office:value-type="float" office:value="21.991164" calcext:value-type="float">
            <text:p>21.991164</text:p>
          </table:table-cell>
          <table:table-cell office:value-type="float" office:value="26.877369" calcext:value-type="float">
            <text:p>26.877369</text:p>
          </table:table-cell>
          <table:table-cell office:value-type="float" office:value="36.063634" calcext:value-type="float">
            <text:p>36.063634</text:p>
          </table:table-cell>
          <table:table-cell office:value-type="float" office:value="-1.604821" calcext:value-type="float">
            <text:p>-1.604821</text:p>
          </table:table-cell>
          <table:table-cell office:value-type="float" office:value="5.464611" calcext:value-type="float">
            <text:p>5.464611</text:p>
          </table:table-cell>
          <table:table-cell office:value-type="float" office:value="12.064854" calcext:value-type="float">
            <text:p>12.064854</text:p>
          </table:table-cell>
          <table:table-cell office:value-type="float" office:value="-2.074946" calcext:value-type="float">
            <text:p>-2.074946</text:p>
          </table:table-cell>
          <table:table-cell office:value-type="float" office:value="0.853245" calcext:value-type="float">
            <text:p>0.853245</text:p>
          </table:table-cell>
          <table:table-cell office:value-type="float" office:value="0.771655" calcext:value-type="float">
            <text:p>0.771655</text:p>
          </table:table-cell>
          <table:table-cell office:value-type="float" office:value="0.956926" calcext:value-type="float">
            <text:p>0.956926</text:p>
          </table:table-cell>
          <table:table-cell office:value-type="float" office:value="0.559444" calcext:value-type="float">
            <text:p>0.559444</text:p>
          </table:table-cell>
        </table:table-row>
        <table:table-row table:style-name="ro1">
          <table:table-cell office:value-type="string" calcext:value-type="string">
            <text:p>1pass-hpss-f-16384</text:p>
          </table:table-cell>
          <table:table-cell office:value-type="float" office:value="28.266729" calcext:value-type="float">
            <text:p>28.266729</text:p>
          </table:table-cell>
          <table:table-cell office:value-type="float" office:value="24.193512" calcext:value-type="float">
            <text:p>24.193512</text:p>
          </table:table-cell>
          <table:table-cell office:value-type="float" office:value="39.577873" calcext:value-type="float">
            <text:p>39.577873</text:p>
          </table:table-cell>
          <table:table-cell office:value-type="float" office:value="31.320562" calcext:value-type="float">
            <text:p>31.320562</text:p>
          </table:table-cell>
          <table:table-cell office:value-type="float" office:value="-0.804713" calcext:value-type="float">
            <text:p>-0.804713</text:p>
          </table:table-cell>
          <table:table-cell office:value-type="float" office:value="2.143775" calcext:value-type="float">
            <text:p>2.143775</text:p>
          </table:table-cell>
          <table:table-cell office:value-type="float" office:value="10.315019" calcext:value-type="float">
            <text:p>10.315019</text:p>
          </table:table-cell>
          <table:table-cell office:value-type="float" office:value="-1.317685" calcext:value-type="float">
            <text:p>-1.317685</text:p>
          </table:table-cell>
          <table:table-cell office:value-type="float" office:value="0.823359" calcext:value-type="float">
            <text:p>0.823359</text:p>
          </table:table-cell>
          <table:table-cell office:value-type="float" office:value="0.824923" calcext:value-type="float">
            <text:p>0.824923</text:p>
          </table:table-cell>
          <table:table-cell office:value-type="float" office:value="0.954351" calcext:value-type="float">
            <text:p>0.954351</text:p>
          </table:table-cell>
          <table:table-cell office:value-type="float" office:value="0.665351" calcext:value-type="float">
            <text:p>0.665351</text:p>
          </table:table-cell>
          <table:table-cell/>
          <table:table-cell office:value-type="float" office:value="17.71802" calcext:value-type="float">
            <text:p>17.71802</text:p>
          </table:table-cell>
          <table:table-cell office:value-type="float" office:value="11.990508" calcext:value-type="float">
            <text:p>11.990508</text:p>
          </table:table-cell>
          <table:table-cell office:value-type="float" office:value="12.154039" calcext:value-type="float">
            <text:p>12.154039</text:p>
          </table:table-cell>
          <table:table-cell office:value-type="float" office:value="33.296013" calcext:value-type="float">
            <text:p>33.296013</text:p>
          </table:table-cell>
          <table:table-cell office:value-type="float" office:value="-1.098713" calcext:value-type="float">
            <text:p>-1.098713</text:p>
          </table:table-cell>
          <table:table-cell office:value-type="float" office:value="1.606211" calcext:value-type="float">
            <text:p>1.606211</text:p>
          </table:table-cell>
          <table:table-cell office:value-type="float" office:value="11.176706" calcext:value-type="float">
            <text:p>11.176706</text:p>
          </table:table-cell>
          <table:table-cell office:value-type="float" office:value="-1.84117" calcext:value-type="float">
            <text:p>-1.84117</text:p>
          </table:table-cell>
          <table:table-cell office:value-type="float" office:value="0.854613" calcext:value-type="float">
            <text:p>0.854613</text:p>
          </table:table-cell>
          <table:table-cell office:value-type="float" office:value="0.670128" calcext:value-type="float">
            <text:p>0.670128</text:p>
          </table:table-cell>
          <table:table-cell office:value-type="float" office:value="0.966279" calcext:value-type="float">
            <text:p>0.966279</text:p>
          </table:table-cell>
          <table:table-cell office:value-type="float" office:value="0.507324" calcext:value-type="float">
            <text:p>0.507324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8.386828" calcext:value-type="float">
            <text:p>18.386828</text:p>
          </table:table-cell>
          <table:table-cell office:value-type="float" office:value="10.848748" calcext:value-type="float">
            <text:p>10.848748</text:p>
          </table:table-cell>
          <table:table-cell office:value-type="float" office:value="86.448922" calcext:value-type="float">
            <text:p>86.448922</text:p>
          </table:table-cell>
          <table:table-cell office:value-type="float" office:value="12.57028" calcext:value-type="float">
            <text:p>12.57028</text:p>
          </table:table-cell>
          <table:table-cell office:value-type="float" office:value="5.174719" calcext:value-type="float">
            <text:p>5.174719</text:p>
          </table:table-cell>
          <table:table-cell office:value-type="float" office:value="7.032567" calcext:value-type="float">
            <text:p>7.032567</text:p>
          </table:table-cell>
          <table:table-cell office:value-type="float" office:value="8.054409" calcext:value-type="float">
            <text:p>8.054409</text:p>
          </table:table-cell>
          <table:table-cell office:value-type="float" office:value="3.076149" calcext:value-type="float">
            <text:p>3.076149</text:p>
          </table:table-cell>
          <table:table-cell office:value-type="float" office:value="0.813079" calcext:value-type="float">
            <text:p>0.813079</text:p>
          </table:table-cell>
          <table:table-cell office:value-type="float" office:value="0.943748" calcext:value-type="float">
            <text:p>0.943748</text:p>
          </table:table-cell>
          <table:table-cell office:value-type="float" office:value="0.850162" calcext:value-type="float">
            <text:p>0.850162</text:p>
          </table:table-cell>
          <table:table-cell office:value-type="float" office:value="0.447735" calcext:value-type="float">
            <text:p>0.447735</text:p>
          </table:table-cell>
          <table:table-cell/>
          <table:table-cell office:value-type="float" office:value="41.602511" calcext:value-type="float">
            <text:p>41.602511</text:p>
          </table:table-cell>
          <table:table-cell office:value-type="float" office:value="0.005508" calcext:value-type="float">
            <text:p>0.005508</text:p>
          </table:table-cell>
          <table:table-cell office:value-type="float" office:value="96.150658" calcext:value-type="float">
            <text:p>96.150658</text:p>
          </table:table-cell>
          <table:table-cell office:value-type="float" office:value="0.200253" calcext:value-type="float">
            <text:p>0.200253</text:p>
          </table:table-cell>
          <table:table-cell office:value-type="float" office:value="0.104063" calcext:value-type="float">
            <text:p>0.104063</text:p>
          </table:table-cell>
          <table:table-cell office:value-type="float" office:value="2.507797" calcext:value-type="float">
            <text:p>2.507797</text:p>
          </table:table-cell>
          <table:table-cell office:value-type="float" office:value="-3.494098" calcext:value-type="float">
            <text:p>-3.494098</text:p>
          </table:table-cell>
          <table:table-cell office:value-type="float" office:value="0.07888" calcext:value-type="float">
            <text:p>0.07888</text:p>
          </table:table-cell>
          <table:table-cell office:value-type="float" office:value="0.321997" calcext:value-type="float">
            <text:p>0.321997</text:p>
          </table:table-cell>
          <table:table-cell office:value-type="float" office:value="0.945429" calcext:value-type="float">
            <text:p>0.945429</text:p>
          </table:table-cell>
          <table:table-cell office:value-type="float" office:value="0.628893" calcext:value-type="float">
            <text:p>0.628893</text:p>
          </table:table-cell>
          <table:table-cell office:value-type="float" office:value="0.242421" calcext:value-type="float">
            <text:p>0.242421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5.919831" calcext:value-type="float">
            <text:p>15.919831</text:p>
          </table:table-cell>
          <table:table-cell office:value-type="float" office:value="14.828429" calcext:value-type="float">
            <text:p>14.828429</text:p>
          </table:table-cell>
          <table:table-cell office:value-type="float" office:value="83.08848" calcext:value-type="float">
            <text:p>83.08848</text:p>
          </table:table-cell>
          <table:table-cell office:value-type="float" office:value="17.138375" calcext:value-type="float">
            <text:p>17.138375</text:p>
          </table:table-cell>
          <table:table-cell office:value-type="float" office:value="4.343948" calcext:value-type="float">
            <text:p>4.343948</text:p>
          </table:table-cell>
          <table:table-cell office:value-type="float" office:value="4.533074" calcext:value-type="float">
            <text:p>4.533074</text:p>
          </table:table-cell>
          <table:table-cell office:value-type="float" office:value="7.8201" calcext:value-type="float">
            <text:p>7.8201</text:p>
          </table:table-cell>
          <table:table-cell office:value-type="float" office:value="2.196902" calcext:value-type="float">
            <text:p>2.196902</text:p>
          </table:table-cell>
          <table:table-cell office:value-type="float" office:value="0.813691" calcext:value-type="float">
            <text:p>0.813691</text:p>
          </table:table-cell>
          <table:table-cell office:value-type="float" office:value="0.93311" calcext:value-type="float">
            <text:p>0.93311</text:p>
          </table:table-cell>
          <table:table-cell office:value-type="float" office:value="0.869549" calcext:value-type="float">
            <text:p>0.869549</text:p>
          </table:table-cell>
          <table:table-cell office:value-type="float" office:value="0.416989" calcext:value-type="float">
            <text:p>0.416989</text:p>
          </table:table-cell>
          <table:table-cell/>
          <table:table-cell office:value-type="float" office:value="37.49594" calcext:value-type="float">
            <text:p>37.49594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95.856125" calcext:value-type="float">
            <text:p>95.856125</text:p>
          </table:table-cell>
          <table:table-cell office:value-type="float" office:value="0.379038" calcext:value-type="float">
            <text:p>0.379038</text:p>
          </table:table-cell>
          <table:table-cell office:value-type="float" office:value="0.131396" calcext:value-type="float">
            <text:p>0.131396</text:p>
          </table:table-cell>
          <table:table-cell office:value-type="float" office:value="3.075395" calcext:value-type="float">
            <text:p>3.075395</text:p>
          </table:table-cell>
          <table:table-cell office:value-type="float" office:value="-3.274338" calcext:value-type="float">
            <text:p>-3.274338</text:p>
          </table:table-cell>
          <table:table-cell office:value-type="float" office:value="0.094856" calcext:value-type="float">
            <text:p>0.094856</text:p>
          </table:table-cell>
          <table:table-cell office:value-type="float" office:value="0.382691" calcext:value-type="float">
            <text:p>0.382691</text:p>
          </table:table-cell>
          <table:table-cell office:value-type="float" office:value="0.957157" calcext:value-type="float">
            <text:p>0.957157</text:p>
          </table:table-cell>
          <table:table-cell office:value-type="float" office:value="0.662067" calcext:value-type="float">
            <text:p>0.662067</text:p>
          </table:table-cell>
          <table:table-cell office:value-type="float" office:value="0.324427" calcext:value-type="float">
            <text:p>0.324427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4.563133" calcext:value-type="float">
            <text:p>14.563133</text:p>
          </table:table-cell>
          <table:table-cell office:value-type="float" office:value="16.114217" calcext:value-type="float">
            <text:p>16.114217</text:p>
          </table:table-cell>
          <table:table-cell office:value-type="float" office:value="79.704779" calcext:value-type="float">
            <text:p>79.704779</text:p>
          </table:table-cell>
          <table:table-cell office:value-type="float" office:value="19.203427" calcext:value-type="float">
            <text:p>19.203427</text:p>
          </table:table-cell>
          <table:table-cell office:value-type="float" office:value="3.358652" calcext:value-type="float">
            <text:p>3.358652</text:p>
          </table:table-cell>
          <table:table-cell office:value-type="float" office:value="2.09412" calcext:value-type="float">
            <text:p>2.09412</text:p>
          </table:table-cell>
          <table:table-cell office:value-type="float" office:value="6.725769" calcext:value-type="float">
            <text:p>6.725769</text:p>
          </table:table-cell>
          <table:table-cell office:value-type="float" office:value="1.378543" calcext:value-type="float">
            <text:p>1.378543</text:p>
          </table:table-cell>
          <table:table-cell office:value-type="float" office:value="0.804399" calcext:value-type="float">
            <text:p>0.804399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877893" calcext:value-type="float">
            <text:p>0.877893</text:p>
          </table:table-cell>
          <table:table-cell office:value-type="float" office:value="0.397139" calcext:value-type="float">
            <text:p>0.397139</text:p>
          </table:table-cell>
          <table:table-cell/>
          <table:table-cell office:value-type="float" office:value="29.240796" calcext:value-type="float">
            <text:p>29.240796</text:p>
          </table:table-cell>
          <table:table-cell office:value-type="float" office:value="0.008922" calcext:value-type="float">
            <text:p>0.008922</text:p>
          </table:table-cell>
          <table:table-cell office:value-type="float" office:value="94.944725" calcext:value-type="float">
            <text:p>94.944725</text:p>
          </table:table-cell>
          <table:table-cell office:value-type="float" office:value="1.090874" calcext:value-type="float">
            <text:p>1.090874</text:p>
          </table:table-cell>
          <table:table-cell office:value-type="float" office:value="0.130571" calcext:value-type="float">
            <text:p>0.130571</text:p>
          </table:table-cell>
          <table:table-cell office:value-type="float" office:value="5.010056" calcext:value-type="float">
            <text:p>5.010056</text:p>
          </table:table-cell>
          <table:table-cell office:value-type="float" office:value="-2.678374" calcext:value-type="float">
            <text:p>-2.678374</text:p>
          </table:table-cell>
          <table:table-cell office:value-type="float" office:value="0.092587" calcext:value-type="float">
            <text:p>0.092587</text:p>
          </table:table-cell>
          <table:table-cell office:value-type="float" office:value="0.430538" calcext:value-type="float">
            <text:p>0.430538</text:p>
          </table:table-cell>
          <table:table-cell office:value-type="float" office:value="0.969308" calcext:value-type="float">
            <text:p>0.969308</text:p>
          </table:table-cell>
          <table:table-cell office:value-type="float" office:value="0.723828" calcext:value-type="float">
            <text:p>0.723828</text:p>
          </table:table-cell>
          <table:table-cell office:value-type="float" office:value="0.387601" calcext:value-type="float">
            <text:p>0.387601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23.996118" calcext:value-type="float">
            <text:p>23.996118</text:p>
          </table:table-cell>
          <table:table-cell office:value-type="float" office:value="0.009954" calcext:value-type="float">
            <text:p>0.009954</text:p>
          </table:table-cell>
          <table:table-cell office:value-type="float" office:value="93.817491" calcext:value-type="float">
            <text:p>93.817491</text:p>
          </table:table-cell>
          <table:table-cell office:value-type="float" office:value="1.995091" calcext:value-type="float">
            <text:p>1.995091</text:p>
          </table:table-cell>
          <table:table-cell office:value-type="float" office:value="0.103623" calcext:value-type="float">
            <text:p>0.103623</text:p>
          </table:table-cell>
          <table:table-cell office:value-type="float" office:value="4.952707" calcext:value-type="float">
            <text:p>4.952707</text:p>
          </table:table-cell>
          <table:table-cell office:value-type="float" office:value="-2.501737" calcext:value-type="float">
            <text:p>-2.501737</text:p>
          </table:table-cell>
          <table:table-cell office:value-type="float" office:value="0.072811" calcext:value-type="float">
            <text:p>0.072811</text:p>
          </table:table-cell>
          <table:table-cell office:value-type="float" office:value="0.443009" calcext:value-type="float">
            <text:p>0.443009</text:p>
          </table:table-cell>
          <table:table-cell office:value-type="float" office:value="0.974844" calcext:value-type="float">
            <text:p>0.974844</text:p>
          </table:table-cell>
          <table:table-cell office:value-type="float" office:value="0.769001" calcext:value-type="float">
            <text:p>0.769001</text:p>
          </table:table-cell>
          <table:table-cell office:value-type="float" office:value="0.406107" calcext:value-type="float">
            <text:p>0.406107</text:p>
          </table:table-cell>
        </table:table-row>
        <table:table-row table:style-name="ro1">
          <table:table-cell office:value-type="string" calcext:value-type="string">
            <text:p>1pass-hpss-f-cqt-12</text:p>
          </table:table-cell>
          <table:table-cell office:value-type="float" office:value="19.545743" calcext:value-type="float">
            <text:p>19.545743</text:p>
          </table:table-cell>
          <table:table-cell office:value-type="float" office:value="59.311081" calcext:value-type="float">
            <text:p>59.311081</text:p>
          </table:table-cell>
          <table:table-cell office:value-type="float" office:value="19.021345" calcext:value-type="float">
            <text:p>19.021345</text:p>
          </table:table-cell>
          <table:table-cell office:value-type="float" office:value="69.458507" calcext:value-type="float">
            <text:p>69.458507</text:p>
          </table:table-cell>
          <table:table-cell office:value-type="float" office:value="11.694039" calcext:value-type="float">
            <text:p>11.694039</text:p>
          </table:table-cell>
          <table:table-cell office:value-type="float" office:value="1.99435" calcext:value-type="float">
            <text:p>1.99435</text:p>
          </table:table-cell>
          <table:table-cell office:value-type="float" office:value="18.425914" calcext:value-type="float">
            <text:p>18.425914</text:p>
          </table:table-cell>
          <table:table-cell office:value-type="float" office:value="3.137507" calcext:value-type="float">
            <text:p>3.137507</text:p>
          </table:table-cell>
          <table:table-cell office:value-type="float" office:value="0.982359" calcext:value-type="float">
            <text:p>0.982359</text:p>
          </table:table-cell>
          <table:table-cell office:value-type="float" office:value="0.860803" calcext:value-type="float">
            <text:p>0.860803</text:p>
          </table:table-cell>
          <table:table-cell office:value-type="float" office:value="0.985116" calcext:value-type="float">
            <text:p>0.985116</text:p>
          </table:table-cell>
          <table:table-cell office:value-type="float" office:value="0.70166" calcext:value-type="float">
            <text:p>0.70166</text:p>
          </table:table-cell>
          <table:table-cell/>
          <table:table-cell office:value-type="float" office:value="21.830717" calcext:value-type="float">
            <text:p>21.830717</text:p>
          </table:table-cell>
          <table:table-cell office:value-type="float" office:value="17.943796" calcext:value-type="float">
            <text:p>17.943796</text:p>
          </table:table-cell>
          <table:table-cell office:value-type="float" office:value="28.826675" calcext:value-type="float">
            <text:p>28.826675</text:p>
          </table:table-cell>
          <table:table-cell office:value-type="float" office:value="32.145689" calcext:value-type="float">
            <text:p>32.145689</text:p>
          </table:table-cell>
          <table:table-cell office:value-type="float" office:value="4.180538" calcext:value-type="float">
            <text:p>4.180538</text:p>
          </table:table-cell>
          <table:table-cell office:value-type="float" office:value="3.911162" calcext:value-type="float">
            <text:p>3.911162</text:p>
          </table:table-cell>
          <table:table-cell office:value-type="float" office:value="12.006916" calcext:value-type="float">
            <text:p>12.006916</text:p>
          </table:table-cell>
          <table:table-cell office:value-type="float" office:value="3.198116" calcext:value-type="float">
            <text:p>3.198116</text:p>
          </table:table-cell>
          <table:table-cell office:value-type="float" office:value="0.891394" calcext:value-type="float">
            <text:p>0.891394</text:p>
          </table:table-cell>
          <table:table-cell office:value-type="float" office:value="0.667938" calcext:value-type="float">
            <text:p>0.667938</text:p>
          </table:table-cell>
          <table:table-cell office:value-type="float" office:value="0.918957" calcext:value-type="float">
            <text:p>0.918957</text:p>
          </table:table-cell>
          <table:table-cell office:value-type="float" office:value="0.570338" calcext:value-type="float">
            <text:p>0.570338</text:p>
          </table:table-cell>
        </table:table-row>
        <table:table-row table:style-name="ro1">
          <table:table-cell office:value-type="string" calcext:value-type="string">
            <text:p>1pass-hpss-f-cqt-24</text:p>
          </table:table-cell>
          <table:table-cell office:value-type="float" office:value="20.824218" calcext:value-type="float">
            <text:p>20.824218</text:p>
          </table:table-cell>
          <table:table-cell office:value-type="float" office:value="57.798135" calcext:value-type="float">
            <text:p>57.798135</text:p>
          </table:table-cell>
          <table:table-cell office:value-type="float" office:value="19.324727" calcext:value-type="float">
            <text:p>19.324727</text:p>
          </table:table-cell>
          <table:table-cell office:value-type="float" office:value="68.073923" calcext:value-type="float">
            <text:p>68.073923</text:p>
          </table:table-cell>
          <table:table-cell office:value-type="float" office:value="10.972006" calcext:value-type="float">
            <text:p>10.972006</text:p>
          </table:table-cell>
          <table:table-cell office:value-type="float" office:value="1.341959" calcext:value-type="float">
            <text:p>1.341959</text:p>
          </table:table-cell>
          <table:table-cell office:value-type="float" office:value="17.82927" calcext:value-type="float">
            <text:p>17.82927</text:p>
          </table:table-cell>
          <table:table-cell office:value-type="float" office:value="2.712243" calcext:value-type="float">
            <text:p>2.712243</text:p>
          </table:table-cell>
          <table:table-cell office:value-type="float" office:value="0.980255" calcext:value-type="float">
            <text:p>0.980255</text:p>
          </table:table-cell>
          <table:table-cell office:value-type="float" office:value="0.845494" calcext:value-type="float">
            <text:p>0.845494</text:p>
          </table:table-cell>
          <table:table-cell office:value-type="float" office:value="0.984471" calcext:value-type="float">
            <text:p>0.984471</text:p>
          </table:table-cell>
          <table:table-cell office:value-type="float" office:value="0.713939" calcext:value-type="float">
            <text:p>0.713939</text:p>
          </table:table-cell>
          <table:table-cell/>
          <table:table-cell office:value-type="float" office:value="22.829193" calcext:value-type="float">
            <text:p>22.829193</text:p>
          </table:table-cell>
          <table:table-cell office:value-type="float" office:value="21.259138" calcext:value-type="float">
            <text:p>21.259138</text:p>
          </table:table-cell>
          <table:table-cell office:value-type="float" office:value="24.844365" calcext:value-type="float">
            <text:p>24.844365</text:p>
          </table:table-cell>
          <table:table-cell office:value-type="float" office:value="40.921657" calcext:value-type="float">
            <text:p>40.921657</text:p>
          </table:table-cell>
          <table:table-cell office:value-type="float" office:value="3.808949" calcext:value-type="float">
            <text:p>3.808949</text:p>
          </table:table-cell>
          <table:table-cell office:value-type="float" office:value="2.677676" calcext:value-type="float">
            <text:p>2.677676</text:p>
          </table:table-cell>
          <table:table-cell office:value-type="float" office:value="11.283448" calcext:value-type="float">
            <text:p>11.283448</text:p>
          </table:table-cell>
          <table:table-cell office:value-type="float" office:value="2.773594" calcext:value-type="float">
            <text:p>2.773594</text:p>
          </table:table-cell>
          <table:table-cell office:value-type="float" office:value="0.899973" calcext:value-type="float">
            <text:p>0.899973</text:p>
          </table:table-cell>
          <table:table-cell office:value-type="float" office:value="0.681329" calcext:value-type="float">
            <text:p>0.681329</text:p>
          </table:table-cell>
          <table:table-cell office:value-type="float" office:value="0.940185" calcext:value-type="float">
            <text:p>0.940185</text:p>
          </table:table-cell>
          <table:table-cell office:value-type="float" office:value="0.585589" calcext:value-type="float">
            <text:p>0.585589</text:p>
          </table:table-cell>
        </table:table-row>
        <table:table-row table:style-name="ro1">
          <table:table-cell office:value-type="string" calcext:value-type="string">
            <text:p>1pass-hpss-f-cqt-48</text:p>
          </table:table-cell>
          <table:table-cell office:value-type="float" office:value="24.498631" calcext:value-type="float">
            <text:p>24.498631</text:p>
          </table:table-cell>
          <table:table-cell office:value-type="float" office:value="58.957586" calcext:value-type="float">
            <text:p>58.957586</text:p>
          </table:table-cell>
          <table:table-cell office:value-type="float" office:value="22.020571" calcext:value-type="float">
            <text:p>22.020571</text:p>
          </table:table-cell>
          <table:table-cell office:value-type="float" office:value="64.238405" calcext:value-type="float">
            <text:p>64.238405</text:p>
          </table:table-cell>
          <table:table-cell office:value-type="float" office:value="10.163143" calcext:value-type="float">
            <text:p>10.163143</text:p>
          </table:table-cell>
          <table:table-cell office:value-type="float" office:value="0.595919" calcext:value-type="float">
            <text:p>0.595919</text:p>
          </table:table-cell>
          <table:table-cell office:value-type="float" office:value="17.049265" calcext:value-type="float">
            <text:p>17.049265</text:p>
          </table:table-cell>
          <table:table-cell office:value-type="float" office:value="2.329093" calcext:value-type="float">
            <text:p>2.329093</text:p>
          </table:table-cell>
          <table:table-cell office:value-type="float" office:value="0.97759" calcext:value-type="float">
            <text:p>0.97759</text:p>
          </table:table-cell>
          <table:table-cell office:value-type="float" office:value="0.830978" calcext:value-type="float">
            <text:p>0.830978</text:p>
          </table:table-cell>
          <table:table-cell office:value-type="float" office:value="0.981464" calcext:value-type="float">
            <text:p>0.981464</text:p>
          </table:table-cell>
          <table:table-cell office:value-type="float" office:value="0.722876" calcext:value-type="float">
            <text:p>0.722876</text:p>
          </table:table-cell>
          <table:table-cell/>
          <table:table-cell office:value-type="float" office:value="22.095699" calcext:value-type="float">
            <text:p>22.095699</text:p>
          </table:table-cell>
          <table:table-cell office:value-type="float" office:value="21.630798" calcext:value-type="float">
            <text:p>21.630798</text:p>
          </table:table-cell>
          <table:table-cell office:value-type="float" office:value="21.554779" calcext:value-type="float">
            <text:p>21.554779</text:p>
          </table:table-cell>
          <table:table-cell office:value-type="float" office:value="43.646531" calcext:value-type="float">
            <text:p>43.646531</text:p>
          </table:table-cell>
          <table:table-cell office:value-type="float" office:value="3.483741" calcext:value-type="float">
            <text:p>3.483741</text:p>
          </table:table-cell>
          <table:table-cell office:value-type="float" office:value="1.299207" calcext:value-type="float">
            <text:p>1.299207</text:p>
          </table:table-cell>
          <table:table-cell office:value-type="float" office:value="10.563002" calcext:value-type="float">
            <text:p>10.563002</text:p>
          </table:table-cell>
          <table:table-cell office:value-type="float" office:value="2.390999" calcext:value-type="float">
            <text:p>2.390999</text:p>
          </table:table-cell>
          <table:table-cell office:value-type="float" office:value="0.903455" calcext:value-type="float">
            <text:p>0.903455</text:p>
          </table:table-cell>
          <table:table-cell office:value-type="float" office:value="0.680842" calcext:value-type="float">
            <text:p>0.680842</text:p>
          </table:table-cell>
          <table:table-cell office:value-type="float" office:value="0.949224" calcext:value-type="float">
            <text:p>0.949224</text:p>
          </table:table-cell>
          <table:table-cell office:value-type="float" office:value="0.572843" calcext:value-type="float">
            <text:p>0.572843</text:p>
          </table:table-cell>
        </table:table-row>
        <table:table-row table:style-name="ro1">
          <table:table-cell office:value-type="string" calcext:value-type="string">
            <text:p>1pass-hpss-f-cqt-96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1.281634" calcext:value-type="float">
            <text:p>21.281634</text:p>
          </table:table-cell>
          <table:table-cell office:value-type="float" office:value="21.227504" calcext:value-type="float">
            <text:p>21.227504</text:p>
          </table:table-cell>
          <table:table-cell office:value-type="float" office:value="21.00307" calcext:value-type="float">
            <text:p>21.00307</text:p>
          </table:table-cell>
          <table:table-cell office:value-type="float" office:value="44.034979" calcext:value-type="float">
            <text:p>44.034979</text:p>
          </table:table-cell>
          <table:table-cell office:value-type="float" office:value="3.085233" calcext:value-type="float">
            <text:p>3.085233</text:p>
          </table:table-cell>
          <table:table-cell office:value-type="float" office:value="-0.313028" calcext:value-type="float">
            <text:p>-0.313028</text:p>
          </table:table-cell>
          <table:table-cell office:value-type="float" office:value="9.512647" calcext:value-type="float">
            <text:p>9.512647</text:p>
          </table:table-cell>
          <table:table-cell office:value-type="float" office:value="1.93629" calcext:value-type="float">
            <text:p>1.93629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674937" calcext:value-type="float">
            <text:p>0.674937</text:p>
          </table:table-cell>
          <table:table-cell office:value-type="float" office:value="0.949712" calcext:value-type="float">
            <text:p>0.949712</text:p>
          </table:table-cell>
          <table:table-cell office:value-type="float" office:value="0.559972" calcext:value-type="float">
            <text:p>0.559972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45.837593" calcext:value-type="float">
            <text:p>45.837593</text:p>
          </table:table-cell>
          <table:table-cell office:value-type="float" office:value="0.055622" calcext:value-type="float">
            <text:p>0.055622</text:p>
          </table:table-cell>
          <table:table-cell office:value-type="float" office:value="88.51106" calcext:value-type="float">
            <text:p>88.51106</text:p>
          </table:table-cell>
          <table:table-cell office:value-type="float" office:value="0.185135" calcext:value-type="float">
            <text:p>0.185135</text:p>
          </table:table-cell>
          <table:table-cell office:value-type="float" office:value="-0.20293" calcext:value-type="float">
            <text:p>-0.20293</text:p>
          </table:table-cell>
          <table:table-cell office:value-type="float" office:value="7.642215" calcext:value-type="float">
            <text:p>7.642215</text:p>
          </table:table-cell>
          <table:table-cell office:value-type="float" office:value="2.179762" calcext:value-type="float">
            <text:p>2.179762</text:p>
          </table:table-cell>
          <table:table-cell office:value-type="float" office:value="-0.246734" calcext:value-type="float">
            <text:p>-0.246734</text:p>
          </table:table-cell>
          <table:table-cell office:value-type="float" office:value="0.360811" calcext:value-type="float">
            <text:p>0.360811</text:p>
          </table:table-cell>
          <table:table-cell office:value-type="float" office:value="0.855461" calcext:value-type="float">
            <text:p>0.855461</text:p>
          </table:table-cell>
          <table:table-cell office:value-type="float" office:value="0.618359" calcext:value-type="float">
            <text:p>0.618359</text:p>
          </table:table-cell>
          <table:table-cell office:value-type="float" office:value="0.304727" calcext:value-type="float">
            <text:p>0.304727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45.610022" calcext:value-type="float">
            <text:p>45.610022</text:p>
          </table:table-cell>
          <table:table-cell office:value-type="float" office:value="0.104817" calcext:value-type="float">
            <text:p>0.104817</text:p>
          </table:table-cell>
          <table:table-cell office:value-type="float" office:value="86.748158" calcext:value-type="float">
            <text:p>86.748158</text:p>
          </table:table-cell>
          <table:table-cell office:value-type="float" office:value="0.212289" calcext:value-type="float">
            <text:p>0.212289</text:p>
          </table:table-cell>
          <table:table-cell office:value-type="float" office:value="-0.049846" calcext:value-type="float">
            <text:p>-0.049846</text:p>
          </table:table-cell>
          <table:table-cell office:value-type="float" office:value="10.664639" calcext:value-type="float">
            <text:p>10.664639</text:p>
          </table:table-cell>
          <table:table-cell office:value-type="float" office:value="4.274897" calcext:value-type="float">
            <text:p>4.274897</text:p>
          </table:table-cell>
          <table:table-cell office:value-type="float" office:value="-0.082445" calcext:value-type="float">
            <text:p>-0.082445</text:p>
          </table:table-cell>
          <table:table-cell office:value-type="float" office:value="0.424987" calcext:value-type="float">
            <text:p>0.424987</text:p>
          </table:table-cell>
          <table:table-cell office:value-type="float" office:value="0.843028" calcext:value-type="float">
            <text:p>0.843028</text:p>
          </table:table-cell>
          <table:table-cell office:value-type="float" office:value="0.620367" calcext:value-type="float">
            <text:p>0.620367</text:p>
          </table:table-cell>
          <table:table-cell office:value-type="float" office:value="0.326183" calcext:value-type="float">
            <text:p>0.326183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office:value-type="float" office:value="20.712761" calcext:value-type="float">
            <text:p>20.712761</text:p>
          </table:table-cell>
          <table:table-cell office:value-type="float" office:value="0.006009" calcext:value-type="float">
            <text:p>0.006009</text:p>
          </table:table-cell>
          <table:table-cell office:value-type="float" office:value="95.822006" calcext:value-type="float">
            <text:p>95.822006</text:p>
          </table:table-cell>
          <table:table-cell office:value-type="float" office:value="0.461629" calcext:value-type="float">
            <text:p>0.461629</text:p>
          </table:table-cell>
          <table:table-cell office:value-type="float" office:value="-0.547962" calcext:value-type="float">
            <text:p>-0.547962</text:p>
          </table:table-cell>
          <table:table-cell office:value-type="float" office:value="10.306879" calcext:value-type="float">
            <text:p>10.306879</text:p>
          </table:table-cell>
          <table:table-cell office:value-type="float" office:value="4.022243" calcext:value-type="float">
            <text:p>4.022243</text:p>
          </table:table-cell>
          <table:table-cell office:value-type="float" office:value="-0.793374" calcext:value-type="float">
            <text:p>-0.793374</text:p>
          </table:table-cell>
          <table:table-cell office:value-type="float" office:value="0.261507" calcext:value-type="float">
            <text:p>0.261507</text:p>
          </table:table-cell>
          <table:table-cell office:value-type="float" office:value="0.943667" calcext:value-type="float">
            <text:p>0.943667</text:p>
          </table:table-cell>
          <table:table-cell office:value-type="float" office:value="0.694198" calcext:value-type="float">
            <text:p>0.694198</text:p>
          </table:table-cell>
          <table:table-cell office:value-type="float" office:value="0.107324" calcext:value-type="float">
            <text:p>0.107324</text:p>
          </table:table-cell>
          <table:table-cell/>
          <table:table-cell office:value-type="float" office:value="36.832777" calcext:value-type="float">
            <text:p>36.832777</text:p>
          </table:table-cell>
          <table:table-cell office:value-type="float" office:value="0.005613" calcext:value-type="float">
            <text:p>0.005613</text:p>
          </table:table-cell>
          <table:table-cell office:value-type="float" office:value="95.782886" calcext:value-type="float">
            <text:p>95.782886</text:p>
          </table:table-cell>
          <table:table-cell office:value-type="float" office:value="0.425103" calcext:value-type="float">
            <text:p>0.425103</text:p>
          </table:table-cell>
          <table:table-cell office:value-type="float" office:value="-0.002512" calcext:value-type="float">
            <text:p>-0.002512</text:p>
          </table:table-cell>
          <table:table-cell office:value-type="float" office:value="2.094675" calcext:value-type="float">
            <text:p>2.094675</text:p>
          </table:table-cell>
          <table:table-cell office:value-type="float" office:value="-3.480891" calcext:value-type="float">
            <text:p>-3.480891</text:p>
          </table:table-cell>
          <table:table-cell office:value-type="float" office:value="-0.031089" calcext:value-type="float">
            <text:p>-0.031089</text:p>
          </table:table-cell>
          <table:table-cell office:value-type="float" office:value="0.38009" calcext:value-type="float">
            <text:p>0.38009</text:p>
          </table:table-cell>
          <table:table-cell office:value-type="float" office:value="0.961108" calcext:value-type="float">
            <text:p>0.961108</text:p>
          </table:table-cell>
          <table:table-cell office:value-type="float" office:value="0.669461" calcext:value-type="float">
            <text:p>0.669461</text:p>
          </table:table-cell>
          <table:table-cell office:value-type="float" office:value="0.349941" calcext:value-type="float">
            <text:p>0.349941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office:value-type="float" office:value="15.154885" calcext:value-type="float">
            <text:p>15.154885</text:p>
          </table:table-cell>
          <table:table-cell office:value-type="float" office:value="11.899859" calcext:value-type="float">
            <text:p>11.899859</text:p>
          </table:table-cell>
          <table:table-cell office:value-type="float" office:value="82.509418" calcext:value-type="float">
            <text:p>82.509418</text:p>
          </table:table-cell>
          <table:table-cell office:value-type="float" office:value="14.024726" calcext:value-type="float">
            <text:p>14.024726</text:p>
          </table:table-cell>
          <table:table-cell office:value-type="float" office:value="2.321049" calcext:value-type="float">
            <text:p>2.321049</text:p>
          </table:table-cell>
          <table:table-cell office:value-type="float" office:value="-1.294258" calcext:value-type="float">
            <text:p>-1.294258</text:p>
          </table:table-cell>
          <table:table-cell office:value-type="float" office:value="4.817673" calcext:value-type="float">
            <text:p>4.817673</text:p>
          </table:table-cell>
          <table:table-cell office:value-type="float" office:value="0.366413" calcext:value-type="float">
            <text:p>0.366413</text:p>
          </table:table-cell>
          <table:table-cell office:value-type="float" office:value="0.785488" calcext:value-type="float">
            <text:p>0.785488</text:p>
          </table:table-cell>
          <table:table-cell office:value-type="float" office:value="0.915054" calcext:value-type="float">
            <text:p>0.915054</text:p>
          </table:table-cell>
          <table:table-cell office:value-type="float" office:value="0.856653" calcext:value-type="float">
            <text:p>0.856653</text:p>
          </table:table-cell>
          <table:table-cell office:value-type="float" office:value="0.382667" calcext:value-type="float">
            <text:p>0.382667</text:p>
          </table:table-cell>
          <table:table-cell/>
          <table:table-cell office:value-type="float" office:value="38.006073" calcext:value-type="float">
            <text:p>38.006073</text:p>
          </table:table-cell>
          <table:table-cell office:value-type="float" office:value="0.005474" calcext:value-type="float">
            <text:p>0.005474</text:p>
          </table:table-cell>
          <table:table-cell office:value-type="float" office:value="95.87751" calcext:value-type="float">
            <text:p>95.87751</text:p>
          </table:table-cell>
          <table:table-cell office:value-type="float" office:value="0.383906" calcext:value-type="float">
            <text:p>0.383906</text:p>
          </table:table-cell>
          <table:table-cell office:value-type="float" office:value="0.09052" calcext:value-type="float">
            <text:p>0.09052</text:p>
          </table:table-cell>
          <table:table-cell office:value-type="float" office:value="5.163445" calcext:value-type="float">
            <text:p>5.163445</text:p>
          </table:table-cell>
          <table:table-cell office:value-type="float" office:value="-2.173108" calcext:value-type="float">
            <text:p>-2.173108</text:p>
          </table:table-cell>
          <table:table-cell office:value-type="float" office:value="0.069634" calcext:value-type="float">
            <text:p>0.069634</text:p>
          </table:table-cell>
          <table:table-cell office:value-type="float" office:value="0.38211" calcext:value-type="float">
            <text:p>0.38211</text:p>
          </table:table-cell>
          <table:table-cell office:value-type="float" office:value="0.960348" calcext:value-type="float">
            <text:p>0.960348</text:p>
          </table:table-cell>
          <table:table-cell office:value-type="float" office:value="0.662561" calcext:value-type="float">
            <text:p>0.662561</text:p>
          </table:table-cell>
          <table:table-cell office:value-type="float" office:value="0.344889" calcext:value-type="float">
            <text:p>0.344889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19.613923" calcext:value-type="float">
            <text:p>19.613923</text:p>
          </table:table-cell>
          <table:table-cell office:value-type="float" office:value="6.996755" calcext:value-type="float">
            <text:p>6.996755</text:p>
          </table:table-cell>
          <table:table-cell office:value-type="float" office:value="79.801836" calcext:value-type="float">
            <text:p>79.801836</text:p>
          </table:table-cell>
          <table:table-cell office:value-type="float" office:value="13.437821" calcext:value-type="float">
            <text:p>13.437821</text:p>
          </table:table-cell>
          <table:table-cell office:value-type="float" office:value="-1.465826" calcext:value-type="float">
            <text:p>-1.465826</text:p>
          </table:table-cell>
          <table:table-cell office:value-type="float" office:value="3.74611" calcext:value-type="float">
            <text:p>3.74611</text:p>
          </table:table-cell>
          <table:table-cell office:value-type="float" office:value="2.163337" calcext:value-type="float">
            <text:p>2.163337</text:p>
          </table:table-cell>
          <table:table-cell office:value-type="float" office:value="-1.695244" calcext:value-type="float">
            <text:p>-1.695244</text:p>
          </table:table-cell>
          <table:table-cell office:value-type="float" office:value="0.71168" calcext:value-type="float">
            <text:p>0.71168</text:p>
          </table:table-cell>
          <table:table-cell office:value-type="float" office:value="0.907725" calcext:value-type="float">
            <text:p>0.907725</text:p>
          </table:table-cell>
          <table:table-cell office:value-type="float" office:value="0.862265" calcext:value-type="float">
            <text:p>0.862265</text:p>
          </table:table-cell>
          <table:table-cell office:value-type="float" office:value="0.499439" calcext:value-type="float">
            <text:p>0.499439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0.870877" calcext:value-type="float">
            <text:p>20.870877</text:p>
          </table:table-cell>
          <table:table-cell office:value-type="float" office:value="8.435061" calcext:value-type="float">
            <text:p>8.435061</text:p>
          </table:table-cell>
          <table:table-cell office:value-type="float" office:value="74.354303" calcext:value-type="float">
            <text:p>74.354303</text:p>
          </table:table-cell>
          <table:table-cell office:value-type="float" office:value="16.460328" calcext:value-type="float">
            <text:p>16.460328</text:p>
          </table:table-cell>
          <table:table-cell office:value-type="float" office:value="-0.121636" calcext:value-type="float">
            <text:p>-0.121636</text:p>
          </table:table-cell>
          <table:table-cell office:value-type="float" office:value="3.040481" calcext:value-type="float">
            <text:p>3.040481</text:p>
          </table:table-cell>
          <table:table-cell office:value-type="float" office:value="4.59893" calcext:value-type="float">
            <text:p>4.59893</text:p>
          </table:table-cell>
          <table:table-cell office:value-type="float" office:value="-0.248641" calcext:value-type="float">
            <text:p>-0.248641</text:p>
          </table:table-cell>
          <table:table-cell office:value-type="float" office:value="0.713948" calcext:value-type="float">
            <text:p>0.713948</text:p>
          </table:table-cell>
          <table:table-cell office:value-type="float" office:value="0.894688" calcext:value-type="float">
            <text:p>0.894688</text:p>
          </table:table-cell>
          <table:table-cell office:value-type="float" office:value="0.88216" calcext:value-type="float">
            <text:p>0.88216</text:p>
          </table:table-cell>
          <table:table-cell office:value-type="float" office:value="0.545327" calcext:value-type="float">
            <text:p>0.545327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21.721292" calcext:value-type="float">
            <text:p>21.721292</text:p>
          </table:table-cell>
          <table:table-cell office:value-type="float" office:value="6.001961" calcext:value-type="float">
            <text:p>6.001961</text:p>
          </table:table-cell>
          <table:table-cell office:value-type="float" office:value="66.190503" calcext:value-type="float">
            <text:p>66.190503</text:p>
          </table:table-cell>
          <table:table-cell office:value-type="float" office:value="13.177284" calcext:value-type="float">
            <text:p>13.177284</text:p>
          </table:table-cell>
          <table:table-cell office:value-type="float" office:value="-0.088749" calcext:value-type="float">
            <text:p>-0.088749</text:p>
          </table:table-cell>
          <table:table-cell office:value-type="float" office:value="3.143721" calcext:value-type="float">
            <text:p>3.143721</text:p>
          </table:table-cell>
          <table:table-cell office:value-type="float" office:value="2.878847" calcext:value-type="float">
            <text:p>2.878847</text:p>
          </table:table-cell>
          <table:table-cell office:value-type="float" office:value="-0.285975" calcext:value-type="float">
            <text:p>-0.285975</text:p>
          </table:table-cell>
          <table:table-cell office:value-type="float" office:value="0.682248" calcext:value-type="float">
            <text:p>0.682248</text:p>
          </table:table-cell>
          <table:table-cell office:value-type="float" office:value="0.834031" calcext:value-type="float">
            <text:p>0.834031</text:p>
          </table:table-cell>
          <table:table-cell office:value-type="float" office:value="0.869173" calcext:value-type="float">
            <text:p>0.869173</text:p>
          </table:table-cell>
          <table:table-cell office:value-type="float" office:value="0.557691" calcext:value-type="float">
            <text:p>0.557691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office:value-type="float" office:value="28.134717" calcext:value-type="float">
            <text:p>28.134717</text:p>
          </table:table-cell>
          <table:table-cell office:value-type="float" office:value="64.051964" calcext:value-type="float">
            <text:p>64.051964</text:p>
          </table:table-cell>
          <table:table-cell office:value-type="float" office:value="26.190185" calcext:value-type="float">
            <text:p>26.190185</text:p>
          </table:table-cell>
          <table:table-cell office:value-type="float" office:value="60.238502" calcext:value-type="float">
            <text:p>60.238502</text:p>
          </table:table-cell>
          <table:table-cell office:value-type="float" office:value="9.296879" calcext:value-type="float">
            <text:p>9.296879</text:p>
          </table:table-cell>
          <table:table-cell office:value-type="float" office:value="-0.33132" calcext:value-type="float">
            <text:p>-0.33132</text:p>
          </table:table-cell>
          <table:table-cell office:value-type="float" office:value="15.837911" calcext:value-type="float">
            <text:p>15.837911</text:p>
          </table:table-cell>
          <table:table-cell office:value-type="float" office:value="1.873598" calcext:value-type="float">
            <text:p>1.873598</text:p>
          </table:table-cell>
          <table:table-cell office:value-type="float" office:value="0.978177" calcext:value-type="float">
            <text:p>0.978177</text:p>
          </table:table-cell>
          <table:table-cell office:value-type="float" office:value="0.827274" calcext:value-type="float">
            <text:p>0.827274</text:p>
          </table:table-cell>
          <table:table-cell office:value-type="float" office:value="0.977527" calcext:value-type="float">
            <text:p>0.977527</text:p>
          </table:table-cell>
          <table:table-cell office:value-type="float" office:value="0.727743" calcext:value-type="float">
            <text:p>0.727743</text:p>
          </table:table-cell>
          <table:table-cell/>
          <table:table-cell office:value-type="float" office:value="22.910864" calcext:value-type="float">
            <text:p>22.910864</text:p>
          </table:table-cell>
          <table:table-cell office:value-type="float" office:value="7.644035" calcext:value-type="float">
            <text:p>7.644035</text:p>
          </table:table-cell>
          <table:table-cell office:value-type="float" office:value="48.119409" calcext:value-type="float">
            <text:p>48.119409</text:p>
          </table:table-cell>
          <table:table-cell office:value-type="float" office:value="19.42334" calcext:value-type="float">
            <text:p>19.42334</text:p>
          </table:table-cell>
          <table:table-cell office:value-type="float" office:value="1.051344" calcext:value-type="float">
            <text:p>1.051344</text:p>
          </table:table-cell>
          <table:table-cell office:value-type="float" office:value="2.197723" calcext:value-type="float">
            <text:p>2.197723</text:p>
          </table:table-cell>
          <table:table-cell office:value-type="float" office:value="7.248645" calcext:value-type="float">
            <text:p>7.248645</text:p>
          </table:table-cell>
          <table:table-cell office:value-type="float" office:value="0.936681" calcext:value-type="float">
            <text:p>0.936681</text:p>
          </table:table-cell>
          <table:table-cell office:value-type="float" office:value="0.723962" calcext:value-type="float">
            <text:p>0.723962</text:p>
          </table:table-cell>
          <table:table-cell office:value-type="float" office:value="0.765462" calcext:value-type="float">
            <text:p>0.765462</text:p>
          </table:table-cell>
          <table:table-cell office:value-type="float" office:value="0.900574" calcext:value-type="float">
            <text:p>0.900574</text:p>
          </table:table-cell>
          <table:table-cell office:value-type="float" office:value="0.596027" calcext:value-type="float">
            <text:p>0.596027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office:value-type="float" office:value="24.231042" calcext:value-type="float">
            <text:p>24.231042</text:p>
          </table:table-cell>
          <table:table-cell office:value-type="float" office:value="12.50808" calcext:value-type="float">
            <text:p>12.50808</text:p>
          </table:table-cell>
          <table:table-cell office:value-type="float" office:value="52.733299" calcext:value-type="float">
            <text:p>52.733299</text:p>
          </table:table-cell>
          <table:table-cell office:value-type="float" office:value="22.834313" calcext:value-type="float">
            <text:p>22.834313</text:p>
          </table:table-cell>
          <table:table-cell office:value-type="float" office:value="-0.659441" calcext:value-type="float">
            <text:p>-0.659441</text:p>
          </table:table-cell>
          <table:table-cell office:value-type="float" office:value="0.759413" calcext:value-type="float">
            <text:p>0.759413</text:p>
          </table:table-cell>
          <table:table-cell office:value-type="float" office:value="2.699483" calcext:value-type="float">
            <text:p>2.699483</text:p>
          </table:table-cell>
          <table:table-cell office:value-type="float" office:value="-1.700268" calcext:value-type="float">
            <text:p>-1.700268</text:p>
          </table:table-cell>
          <table:table-cell office:value-type="float" office:value="0.775005" calcext:value-type="float">
            <text:p>0.775005</text:p>
          </table:table-cell>
          <table:table-cell office:value-type="float" office:value="0.789705" calcext:value-type="float">
            <text:p>0.789705</text:p>
          </table:table-cell>
          <table:table-cell office:value-type="float" office:value="0.899189" calcext:value-type="float">
            <text:p>0.899189</text:p>
          </table:table-cell>
          <table:table-cell office:value-type="float" office:value="0.625933" calcext:value-type="float">
            <text:p>0.625933</text:p>
          </table:table-cell>
          <table:table-cell/>
          <table:table-cell office:value-type="float" office:value="20.005552" calcext:value-type="float">
            <text:p>20.005552</text:p>
          </table:table-cell>
          <table:table-cell office:value-type="float" office:value="9.249873" calcext:value-type="float">
            <text:p>9.249873</text:p>
          </table:table-cell>
          <table:table-cell office:value-type="float" office:value="68.656999" calcext:value-type="float">
            <text:p>68.656999</text:p>
          </table:table-cell>
          <table:table-cell office:value-type="float" office:value="15.727059" calcext:value-type="float">
            <text:p>15.727059</text:p>
          </table:table-cell>
          <table:table-cell office:value-type="float" office:value="-1.211554" calcext:value-type="float">
            <text:p>-1.211554</text:p>
          </table:table-cell>
          <table:table-cell office:value-type="float" office:value="2.309533" calcext:value-type="float">
            <text:p>2.309533</text:p>
          </table:table-cell>
          <table:table-cell office:value-type="float" office:value="2.772951" calcext:value-type="float">
            <text:p>2.772951</text:p>
          </table:table-cell>
          <table:table-cell office:value-type="float" office:value="-1.623361" calcext:value-type="float">
            <text:p>-1.623361</text:p>
          </table:table-cell>
          <table:table-cell office:value-type="float" office:value="0.728456" calcext:value-type="float">
            <text:p>0.728456</text:p>
          </table:table-cell>
          <table:table-cell office:value-type="float" office:value="0.851831" calcext:value-type="float">
            <text:p>0.851831</text:p>
          </table:table-cell>
          <table:table-cell office:value-type="float" office:value="0.873599" calcext:value-type="float">
            <text:p>0.873599</text:p>
          </table:table-cell>
          <table:table-cell office:value-type="float" office:value="0.519239" calcext:value-type="float">
            <text:p>0.519239</text:p>
          </table:table-cell>
        </table:table-row>
        <calcext:conditional-formats>
          <calcext:conditional-format calcext:target-range-address="HPSS.B2:HPSS.B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C2:HPSS.C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D2:HPSS.D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E2:HPSS.E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F2:HPSS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G2:HPSS.G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H2:HPSS.H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I2:HPSS.I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J2:HPSS.J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K2:HPSS.K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L2:HPSS.L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M2:HPSS.N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O2:HPSS.O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P2:HPSS.P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Q2:HPSS.Q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R2:HPSS.R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S2:HPSS.S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T2:HPSS.T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U2:HPSS.U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V2:HPSS.V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W2:HPSS.W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X2:HPSS.X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Y2:HPSS.Y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PSS.Z2:HPSS.Z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Vocal" table:style-name="ta1">
        <table:table-column table:style-name="co10" table:default-cell-style-name="Default"/>
        <table:table-column table:style-name="co9" table:default-cell-style-name="ce55"/>
        <table:table-column table:style-name="co9" table:default-cell-style-name="ce64"/>
        <table:table-column table:style-name="co9" table:default-cell-style-name="ce73"/>
        <table:table-column table:style-name="co9" table:default-cell-style-name="ce82"/>
        <table:table-column table:style-name="co9" table:default-cell-style-name="ce91"/>
        <table:table-column table:style-name="co9" table:default-cell-style-name="ce100"/>
        <table:table-column table:style-name="co9" table:default-cell-style-name="ce109"/>
        <table:table-column table:style-name="co9" table:default-cell-style-name="ce118"/>
        <table:table-column table:style-name="co9" table:default-cell-style-name="ce137"/>
        <table:table-column table:style-name="co9" table:default-cell-style-name="ce140"/>
        <table:table-column table:style-name="co9" table:default-cell-style-name="ce143"/>
        <table:table-column table:style-name="co9" table:default-cell-style-name="ce146"/>
        <table:table-column table:style-name="co11" table:default-cell-style-name="ce149"/>
        <table:table-column table:style-name="co9" table:default-cell-style-name="ce152"/>
        <table:table-column table:style-name="co9" table:default-cell-style-name="ce155"/>
        <table:table-column table:style-name="co9" table:default-cell-style-name="ce158"/>
        <table:table-column table:style-name="co9" table:default-cell-style-name="ce161"/>
        <table:table-column table:style-name="co9" table:default-cell-style-name="ce164"/>
        <table:table-column table:style-name="co9" table:default-cell-style-name="ce167"/>
        <table:table-column table:style-name="co9" table:default-cell-style-name="ce170"/>
        <table:table-column table:style-name="co9" table:default-cell-style-name="ce173"/>
        <table:table-column table:style-name="co9" table:default-cell-style-name="ce176"/>
        <table:table-column table:style-name="co9" table:default-cell-style-name="ce179"/>
        <table:table-column table:style-name="co9" table:default-cell-style-name="ce182"/>
        <table:table-column table:style-name="co9" table:default-cell-style-name="ce185"/>
        <table:table-column table:style-name="co12" table:default-cell-style-name="ce188"/>
        <table:table-column table:style-name="co9" table:default-cell-style-name="ce191"/>
        <table:table-column table:style-name="co9" table:default-cell-style-name="ce124"/>
        <table:table-column table:style-name="co9" table:default-cell-style-name="ce125"/>
        <table:table-column table:style-name="co9" table:default-cell-style-name="ce126"/>
        <table:table-column table:style-name="co9" table:default-cell-style-name="ce127"/>
        <table:table-column table:style-name="co9" table:default-cell-style-name="ce128"/>
        <table:table-column table:style-name="co9" table:default-cell-style-name="ce129"/>
        <table:table-column table:style-name="co9" table:default-cell-style-name="ce130"/>
        <table:table-column table:style-name="co9" table:default-cell-style-name="ce131"/>
        <table:table-column table:style-name="co9" table:default-cell-style-name="ce132"/>
        <table:table-column table:style-name="co9" table:default-cell-style-name="ce133"/>
        <table:table-column table:style-name="co9" table:default-cell-style-name="ce134"/>
        <table:table-row table:style-name="ro1">
          <table:table-cell office:value-type="string" calcext:value-type="string">
            <text:p>algo</text:p>
          </table:table-cell>
          <table:table-cell table:style-name="Default" office:value-type="string" calcext:value-type="string">
            <text:p>H-OPS</text:p>
          </table:table-cell>
          <table:table-cell table:style-name="Default" office:value-type="string" calcext:value-type="string">
            <text:p>H-TPS</text:p>
          </table:table-cell>
          <table:table-cell table:style-name="Default" office:value-type="string" calcext:value-type="string">
            <text:p>H-IPS</text:p>
          </table:table-cell>
          <table:table-cell table:style-name="Default" office:value-type="string" calcext:value-type="string">
            <text:p>H-APS</text:p>
          </table:table-cell>
          <table:table-cell table:style-name="Default" office:value-type="string" calcext:value-type="string">
            <text:p>H-ISR</text:p>
          </table:table-cell>
          <table:table-cell table:style-name="Default" office:value-type="string" calcext:value-type="string">
            <text:p>H-SIR</text:p>
          </table:table-cell>
          <table:table-cell table:style-name="Default" office:value-type="string" calcext:value-type="string">
            <text:p>H-SAR</text:p>
          </table:table-cell>
          <table:table-cell table:style-name="Default" office:value-type="string" calcext:value-type="string">
            <text:p>H-SDR</text:p>
          </table:table-cell>
          <table:table-cell table:style-name="Default" office:value-type="string" calcext:value-type="string">
            <text:p>H-qTarget</text:p>
          </table:table-cell>
          <table:table-cell table:style-name="Default" office:value-type="string" calcext:value-type="string">
            <text:p>H-qInterf</text:p>
          </table:table-cell>
          <table:table-cell table:style-name="Default" office:value-type="string" calcext:value-type="string">
            <text:p>H-qArtif</text:p>
          </table:table-cell>
          <table:table-cell table:style-name="Default" office:value-type="string" calcext:value-type="string">
            <text:p>H-qGlobal</text:p>
          </table:table-cell>
          <table:table-cell table:style-name="ce37"/>
          <table:table-cell table:style-name="Default" office:value-type="string" calcext:value-type="string">
            <text:p>P-OPS</text:p>
          </table:table-cell>
          <table:table-cell table:style-name="Default" office:value-type="string" calcext:value-type="string">
            <text:p>P-TPS</text:p>
          </table:table-cell>
          <table:table-cell table:style-name="Default" office:value-type="string" calcext:value-type="string">
            <text:p>P-IPS</text:p>
          </table:table-cell>
          <table:table-cell table:style-name="Default" office:value-type="string" calcext:value-type="string">
            <text:p>P-APS</text:p>
          </table:table-cell>
          <table:table-cell table:style-name="Default" office:value-type="string" calcext:value-type="string">
            <text:p>P-ISR</text:p>
          </table:table-cell>
          <table:table-cell table:style-name="Default" office:value-type="string" calcext:value-type="string">
            <text:p>P-SIR</text:p>
          </table:table-cell>
          <table:table-cell table:style-name="Default" office:value-type="string" calcext:value-type="string">
            <text:p>P-SAR</text:p>
          </table:table-cell>
          <table:table-cell table:style-name="Default" office:value-type="string" calcext:value-type="string">
            <text:p>P-SDR</text:p>
          </table:table-cell>
          <table:table-cell table:style-name="Default" office:value-type="string" calcext:value-type="string">
            <text:p>P-qTarget</text:p>
          </table:table-cell>
          <table:table-cell table:style-name="Default" office:value-type="string" calcext:value-type="string">
            <text:p>P-qInterf</text:p>
          </table:table-cell>
          <table:table-cell table:style-name="Default" office:value-type="string" calcext:value-type="string">
            <text:p>P-qArtif</text:p>
          </table:table-cell>
          <table:table-cell table:style-name="Default" office:value-type="string" calcext:value-type="string">
            <text:p>P-qGlobal</text:p>
          </table:table-cell>
          <table:table-cell table:style-name="ce37"/>
          <table:table-cell table:style-name="Default" office:value-type="string" calcext:value-type="string">
            <text:p>V-OPS</text:p>
          </table:table-cell>
          <table:table-cell table:style-name="Default" office:value-type="string" calcext:value-type="string">
            <text:p>V-TPS</text:p>
          </table:table-cell>
          <table:table-cell table:style-name="Default" office:value-type="string" calcext:value-type="string">
            <text:p>V-IPS</text:p>
          </table:table-cell>
          <table:table-cell table:style-name="Default" office:value-type="string" calcext:value-type="string">
            <text:p>V-APS</text:p>
          </table:table-cell>
          <table:table-cell table:style-name="Default" office:value-type="string" calcext:value-type="string">
            <text:p>V-ISR</text:p>
          </table:table-cell>
          <table:table-cell table:style-name="Default" office:value-type="string" calcext:value-type="string">
            <text:p>V-SIR</text:p>
          </table:table-cell>
          <table:table-cell table:style-name="Default" office:value-type="string" calcext:value-type="string">
            <text:p>V-SAR</text:p>
          </table:table-cell>
          <table:table-cell table:style-name="Default" office:value-type="string" calcext:value-type="string">
            <text:p>V-SDR</text:p>
          </table:table-cell>
          <table:table-cell table:style-name="Default" office:value-type="string" calcext:value-type="string">
            <text:p>V-qTarget</text:p>
          </table:table-cell>
          <table:table-cell table:style-name="Default" office:value-type="string" calcext:value-type="string">
            <text:p>V-qInterf</text:p>
          </table:table-cell>
          <table:table-cell table:style-name="Default" office:value-type="string" calcext:value-type="string">
            <text:p>V-qArtif</text:p>
          </table:table-cell>
          <table:table-cell table:style-name="Default" office:value-type="string" calcext:value-type="string">
            <text:p>V-qGlobal</text:p>
          </table:table-cell>
        </table:table-row>
        <table:table-row table:style-name="ro1">
          <table:table-cell office:value-type="string" calcext:value-type="string">
            <text:p>1pass-hpss-d-128</text:p>
          </table:table-cell>
          <table:table-cell office:value-type="float" office:value="12.3903" calcext:value-type="float">
            <text:p>12.3903</text:p>
          </table:table-cell>
          <table:table-cell office:value-type="float" office:value="1.318467" calcext:value-type="float">
            <text:p>1.318467</text:p>
          </table:table-cell>
          <table:table-cell office:value-type="float" office:value="84.915837" calcext:value-type="float">
            <text:p>84.915837</text:p>
          </table:table-cell>
          <table:table-cell office:value-type="float" office:value="4.166758" calcext:value-type="float">
            <text:p>4.166758</text:p>
          </table:table-cell>
          <table:table-cell office:value-type="float" office:value="0.733074" calcext:value-type="float">
            <text:p>0.733074</text:p>
          </table:table-cell>
          <table:table-cell office:value-type="float" office:value="-3.342988" calcext:value-type="float">
            <text:p>-3.342988</text:p>
          </table:table-cell>
          <table:table-cell office:value-type="float" office:value="6.137934" calcext:value-type="float">
            <text:p>6.137934</text:p>
          </table:table-cell>
          <table:table-cell office:value-type="float" office:value="-1.042209" calcext:value-type="float">
            <text:p>-1.042209</text:p>
          </table:table-cell>
          <table:table-cell office:value-type="float" office:value="0.562341" calcext:value-type="float">
            <text:p>0.562341</text:p>
          </table:table-cell>
          <table:table-cell office:value-type="float" office:value="0.880402" calcext:value-type="float">
            <text:p>0.880402</text:p>
          </table:table-cell>
          <table:table-cell office:value-type="float" office:value="0.79871" calcext:value-type="float">
            <text:p>0.79871</text:p>
          </table:table-cell>
          <table:table-cell office:value-type="float" office:value="0.211992" calcext:value-type="float">
            <text:p>0.211992</text:p>
          </table:table-cell>
          <table:table-cell/>
          <table:table-cell office:value-type="float" office:value="27.712381" calcext:value-type="float">
            <text:p>27.712381</text:p>
          </table:table-cell>
          <table:table-cell office:value-type="float" office:value="0.121236" calcext:value-type="float">
            <text:p>0.121236</text:p>
          </table:table-cell>
          <table:table-cell office:value-type="float" office:value="82.556965" calcext:value-type="float">
            <text:p>82.556965</text:p>
          </table:table-cell>
          <table:table-cell office:value-type="float" office:value="0.512899" calcext:value-type="float">
            <text:p>0.512899</text:p>
          </table:table-cell>
          <table:table-cell office:value-type="float" office:value="-0.027069" calcext:value-type="float">
            <text:p>-0.027069</text:p>
          </table:table-cell>
          <table:table-cell office:value-type="float" office:value="4.443984" calcext:value-type="float">
            <text:p>4.443984</text:p>
          </table:table-cell>
          <table:table-cell office:value-type="float" office:value="2.678247" calcext:value-type="float">
            <text:p>2.678247</text:p>
          </table:table-cell>
          <table:table-cell office:value-type="float" office:value="-0.062897" calcext:value-type="float">
            <text:p>-0.062897</text:p>
          </table:table-cell>
          <table:table-cell office:value-type="float" office:value="0.370974" calcext:value-type="float">
            <text:p>0.370974</text:p>
          </table:table-cell>
          <table:table-cell office:value-type="float" office:value="0.811921" calcext:value-type="float">
            <text:p>0.811921</text:p>
          </table:table-cell>
          <table:table-cell office:value-type="float" office:value="0.684205" calcext:value-type="float">
            <text:p>0.684205</text:p>
          </table:table-cell>
          <table:table-cell office:value-type="float" office:value="0.199854" calcext:value-type="float">
            <text:p>0.199854</text:p>
          </table:table-cell>
          <table:table-cell/>
          <table:table-cell office:value-type="float" office:value="19.596193" calcext:value-type="float">
            <text:p>19.596193</text:p>
          </table:table-cell>
          <table:table-cell office:value-type="float" office:value="8.478984" calcext:value-type="float">
            <text:p>8.478984</text:p>
          </table:table-cell>
          <table:table-cell office:value-type="float" office:value="43.596839" calcext:value-type="float">
            <text:p>43.596839</text:p>
          </table:table-cell>
          <table:table-cell office:value-type="float" office:value="10.672326" calcext:value-type="float">
            <text:p>10.672326</text:p>
          </table:table-cell>
          <table:table-cell office:value-type="float" office:value="-1.564434" calcext:value-type="float">
            <text:p>-1.564434</text:p>
          </table:table-cell>
          <table:table-cell office:value-type="float" office:value="-1.596885" calcext:value-type="float">
            <text:p>-1.596885</text:p>
          </table:table-cell>
          <table:table-cell office:value-type="float" office:value="7.625094" calcext:value-type="float">
            <text:p>7.625094</text:p>
          </table:table-cell>
          <table:table-cell office:value-type="float" office:value="-3.645311" calcext:value-type="float">
            <text:p>-3.645311</text:p>
          </table:table-cell>
          <table:table-cell office:value-type="float" office:value="0.839514" calcext:value-type="float">
            <text:p>0.839514</text:p>
          </table:table-cell>
          <table:table-cell office:value-type="float" office:value="0.67986" calcext:value-type="float">
            <text:p>0.67986</text:p>
          </table:table-cell>
          <table:table-cell office:value-type="float" office:value="0.844225" calcext:value-type="float">
            <text:p>0.844225</text:p>
          </table:table-cell>
          <table:table-cell office:value-type="float" office:value="0.47025" calcext:value-type="float">
            <text:p>0.47025</text:p>
          </table:table-cell>
        </table:table-row>
        <table:table-row table:style-name="ro1">
          <table:table-cell office:value-type="string" calcext:value-type="string">
            <text:p>1pass-hpss-d-256</text:p>
          </table:table-cell>
          <table:table-cell office:value-type="float" office:value="12.862687" calcext:value-type="float">
            <text:p>12.862687</text:p>
          </table:table-cell>
          <table:table-cell office:value-type="float" office:value="0.418121" calcext:value-type="float">
            <text:p>0.418121</text:p>
          </table:table-cell>
          <table:table-cell office:value-type="float" office:value="84.990891" calcext:value-type="float">
            <text:p>84.990891</text:p>
          </table:table-cell>
          <table:table-cell office:value-type="float" office:value="1.780177" calcext:value-type="float">
            <text:p>1.780177</text:p>
          </table:table-cell>
          <table:table-cell office:value-type="float" office:value="-0.169997" calcext:value-type="float">
            <text:p>-0.169997</text:p>
          </table:table-cell>
          <table:table-cell office:value-type="float" office:value="-3.906898" calcext:value-type="float">
            <text:p>-3.906898</text:p>
          </table:table-cell>
          <table:table-cell office:value-type="float" office:value="6.961896" calcext:value-type="float">
            <text:p>6.961896</text:p>
          </table:table-cell>
          <table:table-cell office:value-type="float" office:value="-1.833561" calcext:value-type="float">
            <text:p>-1.833561</text:p>
          </table:table-cell>
          <table:table-cell office:value-type="float" office:value="0.447844" calcext:value-type="float">
            <text:p>0.447844</text:p>
          </table:table-cell>
          <table:table-cell office:value-type="float" office:value="0.853787" calcext:value-type="float">
            <text:p>0.853787</text:p>
          </table:table-cell>
          <table:table-cell office:value-type="float" office:value="0.75792" calcext:value-type="float">
            <text:p>0.75792</text:p>
          </table:table-cell>
          <table:table-cell office:value-type="float" office:value="0.132519" calcext:value-type="float">
            <text:p>0.132519</text:p>
          </table:table-cell>
          <table:table-cell/>
          <table:table-cell office:value-type="float" office:value="27.234844" calcext:value-type="float">
            <text:p>27.234844</text:p>
          </table:table-cell>
          <table:table-cell office:value-type="float" office:value="0.254523" calcext:value-type="float">
            <text:p>0.254523</text:p>
          </table:table-cell>
          <table:table-cell office:value-type="float" office:value="81.086006" calcext:value-type="float">
            <text:p>81.086006</text:p>
          </table:table-cell>
          <table:table-cell office:value-type="float" office:value="0.794786" calcext:value-type="float">
            <text:p>0.794786</text:p>
          </table:table-cell>
          <table:table-cell office:value-type="float" office:value="-0.04392" calcext:value-type="float">
            <text:p>-0.04392</text:p>
          </table:table-cell>
          <table:table-cell office:value-type="float" office:value="4.085652" calcext:value-type="float">
            <text:p>4.085652</text:p>
          </table:table-cell>
          <table:table-cell office:value-type="float" office:value="3.453231" calcext:value-type="float">
            <text:p>3.453231</text:p>
          </table:table-cell>
          <table:table-cell office:value-type="float" office:value="-0.102001" calcext:value-type="float">
            <text:p>-0.102001</text:p>
          </table:table-cell>
          <table:table-cell office:value-type="float" office:value="0.449916" calcext:value-type="float">
            <text:p>0.449916</text:p>
          </table:table-cell>
          <table:table-cell office:value-type="float" office:value="0.812117" calcext:value-type="float">
            <text:p>0.812117</text:p>
          </table:table-cell>
          <table:table-cell office:value-type="float" office:value="0.70167" calcext:value-type="float">
            <text:p>0.70167</text:p>
          </table:table-cell>
          <table:table-cell office:value-type="float" office:value="0.251511" calcext:value-type="float">
            <text:p>0.251511</text:p>
          </table:table-cell>
          <table:table-cell/>
          <table:table-cell office:value-type="float" office:value="19.269387" calcext:value-type="float">
            <text:p>19.269387</text:p>
          </table:table-cell>
          <table:table-cell office:value-type="float" office:value="13.428371" calcext:value-type="float">
            <text:p>13.428371</text:p>
          </table:table-cell>
          <table:table-cell office:value-type="float" office:value="32.875482" calcext:value-type="float">
            <text:p>32.875482</text:p>
          </table:table-cell>
          <table:table-cell office:value-type="float" office:value="27.448326" calcext:value-type="float">
            <text:p>27.448326</text:p>
          </table:table-cell>
          <table:table-cell office:value-type="float" office:value="-1.692027" calcext:value-type="float">
            <text:p>-1.692027</text:p>
          </table:table-cell>
          <table:table-cell office:value-type="float" office:value="-2.429573" calcext:value-type="float">
            <text:p>-2.429573</text:p>
          </table:table-cell>
          <table:table-cell office:value-type="float" office:value="7.937648" calcext:value-type="float">
            <text:p>7.937648</text:p>
          </table:table-cell>
          <table:table-cell office:value-type="float" office:value="-4.109337" calcext:value-type="float">
            <text:p>-4.109337</text:p>
          </table:table-cell>
          <table:table-cell office:value-type="float" office:value="0.861316" calcext:value-type="float">
            <text:p>0.861316</text:p>
          </table:table-cell>
          <table:table-cell office:value-type="float" office:value="0.67404" calcext:value-type="float">
            <text:p>0.67404</text:p>
          </table:table-cell>
          <table:table-cell office:value-type="float" office:value="0.904446" calcext:value-type="float">
            <text:p>0.904446</text:p>
          </table:table-cell>
          <table:table-cell office:value-type="float" office:value="0.52314" calcext:value-type="float">
            <text:p>0.52314</text:p>
          </table:table-cell>
        </table:table-row>
        <table:table-row table:style-name="ro1">
          <table:table-cell office:value-type="string" calcext:value-type="string">
            <text:p>1pass-hpss-d-1024</text:p>
          </table:table-cell>
          <table:table-cell office:value-type="float" office:value="7.489958" calcext:value-type="float">
            <text:p>7.489958</text:p>
          </table:table-cell>
          <table:table-cell office:value-type="float" office:value="0.167976" calcext:value-type="float">
            <text:p>0.167976</text:p>
          </table:table-cell>
          <table:table-cell office:value-type="float" office:value="83.0331" calcext:value-type="float">
            <text:p>83.0331</text:p>
          </table:table-cell>
          <table:table-cell office:value-type="float" office:value="1.12631" calcext:value-type="float">
            <text:p>1.12631</text:p>
          </table:table-cell>
          <table:table-cell office:value-type="float" office:value="-0.577916" calcext:value-type="float">
            <text:p>-0.577916</text:p>
          </table:table-cell>
          <table:table-cell office:value-type="float" office:value="-0.188195" calcext:value-type="float">
            <text:p>-0.188195</text:p>
          </table:table-cell>
          <table:table-cell office:value-type="float" office:value="5.932927" calcext:value-type="float">
            <text:p>5.932927</text:p>
          </table:table-cell>
          <table:table-cell office:value-type="float" office:value="-1.354292" calcext:value-type="float">
            <text:p>-1.354292</text:p>
          </table:table-cell>
          <table:table-cell office:value-type="float" office:value="0.324813" calcext:value-type="float">
            <text:p>0.324813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61422" calcext:value-type="float">
            <text:p>0.761422</text:p>
          </table:table-cell>
          <table:table-cell office:value-type="float" office:value="0.014586" calcext:value-type="float">
            <text:p>0.014586</text:p>
          </table:table-cell>
          <table:table-cell/>
          <table:table-cell office:value-type="float" office:value="19.062722" calcext:value-type="float">
            <text:p>19.062722</text:p>
          </table:table-cell>
          <table:table-cell office:value-type="float" office:value="1.404418" calcext:value-type="float">
            <text:p>1.404418</text:p>
          </table:table-cell>
          <table:table-cell office:value-type="float" office:value="75.251881" calcext:value-type="float">
            <text:p>75.251881</text:p>
          </table:table-cell>
          <table:table-cell office:value-type="float" office:value="3.392426" calcext:value-type="float">
            <text:p>3.392426</text:p>
          </table:table-cell>
          <table:table-cell office:value-type="float" office:value="-0.138698" calcext:value-type="float">
            <text:p>-0.138698</text:p>
          </table:table-cell>
          <table:table-cell office:value-type="float" office:value="3.483265" calcext:value-type="float">
            <text:p>3.483265</text:p>
          </table:table-cell>
          <table:table-cell office:value-type="float" office:value="5.194242" calcext:value-type="float">
            <text:p>5.194242</text:p>
          </table:table-cell>
          <table:table-cell office:value-type="float" office:value="-0.332844" calcext:value-type="float">
            <text:p>-0.332844</text:p>
          </table:table-cell>
          <table:table-cell office:value-type="float" office:value="0.588769" calcext:value-type="float">
            <text:p>0.588769</text:p>
          </table:table-cell>
          <table:table-cell office:value-type="float" office:value="0.812242" calcext:value-type="float">
            <text:p>0.812242</text:p>
          </table:table-cell>
          <table:table-cell office:value-type="float" office:value="0.779633" calcext:value-type="float">
            <text:p>0.779633</text:p>
          </table:table-cell>
          <table:table-cell office:value-type="float" office:value="0.315451" calcext:value-type="float">
            <text:p>0.315451</text:p>
          </table:table-cell>
          <table:table-cell/>
          <table:table-cell office:value-type="float" office:value="18.27664" calcext:value-type="float">
            <text:p>18.27664</text:p>
          </table:table-cell>
          <table:table-cell office:value-type="float" office:value="11.165505" calcext:value-type="float">
            <text:p>11.165505</text:p>
          </table:table-cell>
          <table:table-cell office:value-type="float" office:value="21.530195" calcext:value-type="float">
            <text:p>21.530195</text:p>
          </table:table-cell>
          <table:table-cell office:value-type="float" office:value="33.232536" calcext:value-type="float">
            <text:p>33.232536</text:p>
          </table:table-cell>
          <table:table-cell office:value-type="float" office:value="-1.367053" calcext:value-type="float">
            <text:p>-1.367053</text:p>
          </table:table-cell>
          <table:table-cell office:value-type="float" office:value="-6.750838" calcext:value-type="float">
            <text:p>-6.750838</text:p>
          </table:table-cell>
          <table:table-cell office:value-type="float" office:value="10.184799" calcext:value-type="float">
            <text:p>10.184799</text:p>
          </table:table-cell>
          <table:table-cell office:value-type="float" office:value="-5.323946" calcext:value-type="float">
            <text:p>-5.323946</text:p>
          </table:table-cell>
          <table:table-cell office:value-type="float" office:value="0.827218" calcext:value-type="float">
            <text:p>0.827218</text:p>
          </table:table-cell>
          <table:table-cell office:value-type="float" office:value="0.668467" calcext:value-type="float">
            <text:p>0.668467</text:p>
          </table:table-cell>
          <table:table-cell office:value-type="float" office:value="0.941983" calcext:value-type="float">
            <text:p>0.941983</text:p>
          </table:table-cell>
          <table:table-cell office:value-type="float" office:value="0.50452" calcext:value-type="float">
            <text:p>0.50452</text:p>
          </table:table-cell>
        </table:table-row>
        <table:table-row table:style-name="ro1">
          <table:table-cell office:value-type="string" calcext:value-type="string">
            <text:p>1pass-hpss-d-4096</text:p>
          </table:table-cell>
          <table:table-cell office:value-type="float" office:value="10.169835" calcext:value-type="float">
            <text:p>10.169835</text:p>
          </table:table-cell>
          <table:table-cell office:value-type="float" office:value="0.249627" calcext:value-type="float">
            <text:p>0.249627</text:p>
          </table:table-cell>
          <table:table-cell office:value-type="float" office:value="83.772835" calcext:value-type="float">
            <text:p>83.772835</text:p>
          </table:table-cell>
          <table:table-cell office:value-type="float" office:value="1.594591" calcext:value-type="float">
            <text:p>1.594591</text:p>
          </table:table-cell>
          <table:table-cell office:value-type="float" office:value="-0.543558" calcext:value-type="float">
            <text:p>-0.543558</text:p>
          </table:table-cell>
          <table:table-cell office:value-type="float" office:value="2.830327" calcext:value-type="float">
            <text:p>2.830327</text:p>
          </table:table-cell>
          <table:table-cell office:value-type="float" office:value="5.807734" calcext:value-type="float">
            <text:p>5.807734</text:p>
          </table:table-cell>
          <table:table-cell office:value-type="float" office:value="-0.999896" calcext:value-type="float">
            <text:p>-0.999896</text:p>
          </table:table-cell>
          <table:table-cell office:value-type="float" office:value="0.330946" calcext:value-type="float">
            <text:p>0.330946</text:p>
          </table:table-cell>
          <table:table-cell office:value-type="float" office:value="0.859941" calcext:value-type="float">
            <text:p>0.859941</text:p>
          </table:table-cell>
          <table:table-cell office:value-type="float" office:value="0.779579" calcext:value-type="float">
            <text:p>0.779579</text:p>
          </table:table-cell>
          <table:table-cell office:value-type="float" office:value="0.110254" calcext:value-type="float">
            <text:p>0.110254</text:p>
          </table:table-cell>
          <table:table-cell/>
          <table:table-cell office:value-type="float" office:value="12.289789" calcext:value-type="float">
            <text:p>12.289789</text:p>
          </table:table-cell>
          <table:table-cell office:value-type="float" office:value="3.01225" calcext:value-type="float">
            <text:p>3.01225</text:p>
          </table:table-cell>
          <table:table-cell office:value-type="float" office:value="66.071765" calcext:value-type="float">
            <text:p>66.071765</text:p>
          </table:table-cell>
          <table:table-cell office:value-type="float" office:value="8.037101" calcext:value-type="float">
            <text:p>8.037101</text:p>
          </table:table-cell>
          <table:table-cell office:value-type="float" office:value="-1.115902" calcext:value-type="float">
            <text:p>-1.115902</text:p>
          </table:table-cell>
          <table:table-cell office:value-type="float" office:value="4.916194" calcext:value-type="float">
            <text:p>4.916194</text:p>
          </table:table-cell>
          <table:table-cell office:value-type="float" office:value="8.169917" calcext:value-type="float">
            <text:p>8.169917</text:p>
          </table:table-cell>
          <table:table-cell office:value-type="float" office:value="-1.642485" calcext:value-type="float">
            <text:p>-1.642485</text:p>
          </table:table-cell>
          <table:table-cell office:value-type="float" office:value="0.639826" calcext:value-type="float">
            <text:p>0.639826</text:p>
          </table:table-cell>
          <table:table-cell office:value-type="float" office:value="0.79436" calcext:value-type="float">
            <text:p>0.79436</text:p>
          </table:table-cell>
          <table:table-cell office:value-type="float" office:value="0.835014" calcext:value-type="float">
            <text:p>0.835014</text:p>
          </table:table-cell>
          <table:table-cell office:value-type="float" office:value="0.280873" calcext:value-type="float">
            <text:p>0.280873</text:p>
          </table:table-cell>
          <table:table-cell/>
          <table:table-cell office:value-type="float" office:value="16.680255" calcext:value-type="float">
            <text:p>16.680255</text:p>
          </table:table-cell>
          <table:table-cell office:value-type="float" office:value="7.631842" calcext:value-type="float">
            <text:p>7.631842</text:p>
          </table:table-cell>
          <table:table-cell office:value-type="float" office:value="20.791669" calcext:value-type="float">
            <text:p>20.791669</text:p>
          </table:table-cell>
          <table:table-cell office:value-type="float" office:value="30.42538" calcext:value-type="float">
            <text:p>30.42538</text:p>
          </table:table-cell>
          <table:table-cell office:value-type="float" office:value="-1.232085" calcext:value-type="float">
            <text:p>-1.232085</text:p>
          </table:table-cell>
          <table:table-cell office:value-type="float" office:value="-5.975699" calcext:value-type="float">
            <text:p>-5.975699</text:p>
          </table:table-cell>
          <table:table-cell office:value-type="float" office:value="8.72271" calcext:value-type="float">
            <text:p>8.72271</text:p>
          </table:table-cell>
          <table:table-cell office:value-type="float" office:value="-4.688234" calcext:value-type="float">
            <text:p>-4.688234</text:p>
          </table:table-cell>
          <table:table-cell office:value-type="float" office:value="0.80791" calcext:value-type="float">
            <text:p>0.80791</text:p>
          </table:table-cell>
          <table:table-cell office:value-type="float" office:value="0.640898" calcext:value-type="float">
            <text:p>0.640898</text:p>
          </table:table-cell>
          <table:table-cell office:value-type="float" office:value="0.933977" calcext:value-type="float">
            <text:p>0.933977</text:p>
          </table:table-cell>
          <table:table-cell office:value-type="float" office:value="0.477618" calcext:value-type="float">
            <text:p>0.477618</text:p>
          </table:table-cell>
        </table:table-row>
        <table:table-row table:style-name="ro1">
          <table:table-cell office:value-type="string" calcext:value-type="string">
            <text:p>1pass-hpss-d-16384</text:p>
          </table:table-cell>
          <table:table-cell office:value-type="float" office:value="28.116977" calcext:value-type="float">
            <text:p>28.116977</text:p>
          </table:table-cell>
          <table:table-cell office:value-type="float" office:value="0.128411" calcext:value-type="float">
            <text:p>0.128411</text:p>
          </table:table-cell>
          <table:table-cell office:value-type="float" office:value="84.46529" calcext:value-type="float">
            <text:p>84.46529</text:p>
          </table:table-cell>
          <table:table-cell office:value-type="float" office:value="0.706596" calcext:value-type="float">
            <text:p>0.706596</text:p>
          </table:table-cell>
          <table:table-cell office:value-type="float" office:value="-0.192321" calcext:value-type="float">
            <text:p>-0.192321</text:p>
          </table:table-cell>
          <table:table-cell office:value-type="float" office:value="3.217033" calcext:value-type="float">
            <text:p>3.217033</text:p>
          </table:table-cell>
          <table:table-cell office:value-type="float" office:value="2.358287" calcext:value-type="float">
            <text:p>2.358287</text:p>
          </table:table-cell>
          <table:table-cell office:value-type="float" office:value="-0.412045" calcext:value-type="float">
            <text:p>-0.412045</text:p>
          </table:table-cell>
          <table:table-cell office:value-type="float" office:value="0.355928" calcext:value-type="float">
            <text:p>0.355928</text:p>
          </table:table-cell>
          <table:table-cell office:value-type="float" office:value="0.842486" calcext:value-type="float">
            <text:p>0.842486</text:p>
          </table:table-cell>
          <table:table-cell office:value-type="float" office:value="0.706873" calcext:value-type="float">
            <text:p>0.706873</text:p>
          </table:table-cell>
          <table:table-cell office:value-type="float" office:value="0.283496" calcext:value-type="float">
            <text:p>0.283496</text:p>
          </table:table-cell>
          <table:table-cell/>
          <table:table-cell office:value-type="float" office:value="7.786768" calcext:value-type="float">
            <text:p>7.786768</text:p>
          </table:table-cell>
          <table:table-cell office:value-type="float" office:value="2.729634" calcext:value-type="float">
            <text:p>2.729634</text:p>
          </table:table-cell>
          <table:table-cell office:value-type="float" office:value="41.633905" calcext:value-type="float">
            <text:p>41.633905</text:p>
          </table:table-cell>
          <table:table-cell office:value-type="float" office:value="12.318603" calcext:value-type="float">
            <text:p>12.318603</text:p>
          </table:table-cell>
          <table:table-cell office:value-type="float" office:value="-0.2657" calcext:value-type="float">
            <text:p>-0.2657</text:p>
          </table:table-cell>
          <table:table-cell office:value-type="float" office:value="-4.322958" calcext:value-type="float">
            <text:p>-4.322958</text:p>
          </table:table-cell>
          <table:table-cell office:value-type="float" office:value="7.044563" calcext:value-type="float">
            <text:p>7.044563</text:p>
          </table:table-cell>
          <table:table-cell office:value-type="float" office:value="-1.075175" calcext:value-type="float">
            <text:p>-1.075175</text:p>
          </table:table-cell>
          <table:table-cell office:value-type="float" office:value="0.666057" calcext:value-type="float">
            <text:p>0.666057</text:p>
          </table:table-cell>
          <table:table-cell office:value-type="float" office:value="0.692515" calcext:value-type="float">
            <text:p>0.692515</text:p>
          </table:table-cell>
          <table:table-cell office:value-type="float" office:value="0.867702" calcext:value-type="float">
            <text:p>0.867702</text:p>
          </table:table-cell>
          <table:table-cell office:value-type="float" office:value="0.216986" calcext:value-type="float">
            <text:p>0.216986</text:p>
          </table:table-cell>
          <table:table-cell/>
          <table:table-cell office:value-type="float" office:value="16.871596" calcext:value-type="float">
            <text:p>16.871596</text:p>
          </table:table-cell>
          <table:table-cell office:value-type="float" office:value="6.162831" calcext:value-type="float">
            <text:p>6.162831</text:p>
          </table:table-cell>
          <table:table-cell office:value-type="float" office:value="12.117703" calcext:value-type="float">
            <text:p>12.117703</text:p>
          </table:table-cell>
          <table:table-cell office:value-type="float" office:value="32.024721" calcext:value-type="float">
            <text:p>32.024721</text:p>
          </table:table-cell>
          <table:table-cell office:value-type="float" office:value="-1.209972" calcext:value-type="float">
            <text:p>-1.209972</text:p>
          </table:table-cell>
          <table:table-cell office:value-type="float" office:value="-8.513361" calcext:value-type="float">
            <text:p>-8.513361</text:p>
          </table:table-cell>
          <table:table-cell office:value-type="float" office:value="11.06506" calcext:value-type="float">
            <text:p>11.06506</text:p>
          </table:table-cell>
          <table:table-cell office:value-type="float" office:value="-5.945687" calcext:value-type="float">
            <text:p>-5.945687</text:p>
          </table:table-cell>
          <table:table-cell office:value-type="float" office:value="0.826783" calcext:value-type="float">
            <text:p>0.826783</text:p>
          </table:table-cell>
          <table:table-cell office:value-type="float" office:value="0.590906" calcext:value-type="float">
            <text:p>0.590906</text:p>
          </table:table-cell>
          <table:table-cell office:value-type="float" office:value="0.952029" calcext:value-type="float">
            <text:p>0.952029</text:p>
          </table:table-cell>
          <table:table-cell office:value-type="float" office:value="0.484558" calcext:value-type="float">
            <text:p>0.484558</text:p>
          </table:table-cell>
        </table:table-row>
        <table:table-row table:style-name="ro1">
          <table:table-cell office:value-type="string" calcext:value-type="string">
            <text:p>1pass-hpss-d-cqt-12</text:p>
          </table:table-cell>
          <table:table-cell office:value-type="float" office:value="10.359943" calcext:value-type="float">
            <text:p>10.359943</text:p>
          </table:table-cell>
          <table:table-cell office:value-type="float" office:value="21.931893" calcext:value-type="float">
            <text:p>21.931893</text:p>
          </table:table-cell>
          <table:table-cell office:value-type="float" office:value="53.398076" calcext:value-type="float">
            <text:p>53.398076</text:p>
          </table:table-cell>
          <table:table-cell office:value-type="float" office:value="26.52597" calcext:value-type="float">
            <text:p>26.52597</text:p>
          </table:table-cell>
          <table:table-cell office:value-type="float" office:value="4.919701" calcext:value-type="float">
            <text:p>4.919701</text:p>
          </table:table-cell>
          <table:table-cell office:value-type="float" office:value="0.581517" calcext:value-type="float">
            <text:p>0.581517</text:p>
          </table:table-cell>
          <table:table-cell office:value-type="float" office:value="9.967497" calcext:value-type="float">
            <text:p>9.967497</text:p>
          </table:table-cell>
          <table:table-cell office:value-type="float" office:value="1.179826" calcext:value-type="float">
            <text:p>1.179826</text:p>
          </table:table-cell>
          <table:table-cell office:value-type="float" office:value="0.839733" calcext:value-type="float">
            <text:p>0.839733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902253" calcext:value-type="float">
            <text:p>0.902253</text:p>
          </table:table-cell>
          <table:table-cell office:value-type="float" office:value="0.327351" calcext:value-type="float">
            <text:p>0.327351</text:p>
          </table:table-cell>
          <table:table-cell/>
          <table:table-cell office:value-type="float" office:value="20.695918" calcext:value-type="float">
            <text:p>20.695918</text:p>
          </table:table-cell>
          <table:table-cell office:value-type="float" office:value="0.057959" calcext:value-type="float">
            <text:p>0.057959</text:p>
          </table:table-cell>
          <table:table-cell office:value-type="float" office:value="91.788959" calcext:value-type="float">
            <text:p>91.788959</text:p>
          </table:table-cell>
          <table:table-cell office:value-type="float" office:value="0.737897" calcext:value-type="float">
            <text:p>0.737897</text:p>
          </table:table-cell>
          <table:table-cell office:value-type="float" office:value="0.103504" calcext:value-type="float">
            <text:p>0.103504</text:p>
          </table:table-cell>
          <table:table-cell office:value-type="float" office:value="-0.747605" calcext:value-type="float">
            <text:p>-0.747605</text:p>
          </table:table-cell>
          <table:table-cell office:value-type="float" office:value="-1.480406" calcext:value-type="float">
            <text:p>-1.480406</text:p>
          </table:table-cell>
          <table:table-cell office:value-type="float" office:value="0.074497" calcext:value-type="float">
            <text:p>0.074497</text:p>
          </table:table-cell>
          <table:table-cell office:value-type="float" office:value="0.324094" calcext:value-type="float">
            <text:p>0.324094</text:p>
          </table:table-cell>
          <table:table-cell office:value-type="float" office:value="0.905619" calcext:value-type="float">
            <text:p>0.905619</text:p>
          </table:table-cell>
          <table:table-cell office:value-type="float" office:value="0.723208" calcext:value-type="float">
            <text:p>0.723208</text:p>
          </table:table-cell>
          <table:table-cell office:value-type="float" office:value="0.195085" calcext:value-type="float">
            <text:p>0.195085</text:p>
          </table:table-cell>
          <table:table-cell/>
          <table:table-cell office:value-type="float" office:value="13.686909" calcext:value-type="float">
            <text:p>13.686909</text:p>
          </table:table-cell>
          <table:table-cell office:value-type="float" office:value="15.229766" calcext:value-type="float">
            <text:p>15.229766</text:p>
          </table:table-cell>
          <table:table-cell office:value-type="float" office:value="15.731896" calcext:value-type="float">
            <text:p>15.731896</text:p>
          </table:table-cell>
          <table:table-cell office:value-type="float" office:value="34.47372" calcext:value-type="float">
            <text:p>34.47372</text:p>
          </table:table-cell>
          <table:table-cell office:value-type="float" office:value="2.635721" calcext:value-type="float">
            <text:p>2.635721</text:p>
          </table:table-cell>
          <table:table-cell office:value-type="float" office:value="-9.248837" calcext:value-type="float">
            <text:p>-9.248837</text:p>
          </table:table-cell>
          <table:table-cell office:value-type="float" office:value="12.094138" calcext:value-type="float">
            <text:p>12.094138</text:p>
          </table:table-cell>
          <table:table-cell office:value-type="float" office:value="-4.802394" calcext:value-type="float">
            <text:p>-4.802394</text:p>
          </table:table-cell>
          <table:table-cell office:value-type="float" office:value="0.918703" calcext:value-type="float">
            <text:p>0.918703</text:p>
          </table:table-cell>
          <table:table-cell office:value-type="float" office:value="0.572137" calcext:value-type="float">
            <text:p>0.572137</text:p>
          </table:table-cell>
          <table:table-cell office:value-type="float" office:value="0.926743" calcext:value-type="float">
            <text:p>0.926743</text:p>
          </table:table-cell>
          <table:table-cell office:value-type="float" office:value="0.415205" calcext:value-type="float">
            <text:p>0.415205</text:p>
          </table:table-cell>
        </table:table-row>
        <table:table-row table:style-name="ro1">
          <table:table-cell office:value-type="string" calcext:value-type="string">
            <text:p>1pass-hpss-d-cqt-24</text:p>
          </table:table-cell>
          <table:table-cell office:value-type="float" office:value="10.047625" calcext:value-type="float">
            <text:p>10.047625</text:p>
          </table:table-cell>
          <table:table-cell office:value-type="float" office:value="22.682507" calcext:value-type="float">
            <text:p>22.682507</text:p>
          </table:table-cell>
          <table:table-cell office:value-type="float" office:value="48.327678" calcext:value-type="float">
            <text:p>48.327678</text:p>
          </table:table-cell>
          <table:table-cell office:value-type="float" office:value="29.88695" calcext:value-type="float">
            <text:p>29.88695</text:p>
          </table:table-cell>
          <table:table-cell office:value-type="float" office:value="4.148238" calcext:value-type="float">
            <text:p>4.148238</text:p>
          </table:table-cell>
          <table:table-cell office:value-type="float" office:value="-0.353877" calcext:value-type="float">
            <text:p>-0.353877</text:p>
          </table:table-cell>
          <table:table-cell office:value-type="float" office:value="9.678957" calcext:value-type="float">
            <text:p>9.678957</text:p>
          </table:table-cell>
          <table:table-cell office:value-type="float" office:value="0.701738" calcext:value-type="float">
            <text:p>0.701738</text:p>
          </table:table-cell>
          <table:table-cell office:value-type="float" office:value="0.842272" calcext:value-type="float">
            <text:p>0.842272</text:p>
          </table:table-cell>
          <table:table-cell office:value-type="float" office:value="0.803168" calcext:value-type="float">
            <text:p>0.803168</text:p>
          </table:table-cell>
          <table:table-cell office:value-type="float" office:value="0.913347" calcext:value-type="float">
            <text:p>0.913347</text:p>
          </table:table-cell>
          <table:table-cell office:value-type="float" office:value="0.328853" calcext:value-type="float">
            <text:p>0.328853</text:p>
          </table:table-cell>
          <table:table-cell/>
          <table:table-cell office:value-type="float" office:value="22.388466" calcext:value-type="float">
            <text:p>22.388466</text:p>
          </table:table-cell>
          <table:table-cell office:value-type="float" office:value="0.083453" calcext:value-type="float">
            <text:p>0.083453</text:p>
          </table:table-cell>
          <table:table-cell office:value-type="float" office:value="91.852359" calcext:value-type="float">
            <text:p>91.852359</text:p>
          </table:table-cell>
          <table:table-cell office:value-type="float" office:value="1.125391" calcext:value-type="float">
            <text:p>1.125391</text:p>
          </table:table-cell>
          <table:table-cell office:value-type="float" office:value="0.129339" calcext:value-type="float">
            <text:p>0.129339</text:p>
          </table:table-cell>
          <table:table-cell office:value-type="float" office:value="-0.302835" calcext:value-type="float">
            <text:p>-0.302835</text:p>
          </table:table-cell>
          <table:table-cell office:value-type="float" office:value="-1.538311" calcext:value-type="float">
            <text:p>-1.538311</text:p>
          </table:table-cell>
          <table:table-cell office:value-type="float" office:value="0.089073" calcext:value-type="float">
            <text:p>0.089073</text:p>
          </table:table-cell>
          <table:table-cell office:value-type="float" office:value="0.381989" calcext:value-type="float">
            <text:p>0.381989</text:p>
          </table:table-cell>
          <table:table-cell office:value-type="float" office:value="0.920196" calcext:value-type="float">
            <text:p>0.920196</text:p>
          </table:table-cell>
          <table:table-cell office:value-type="float" office:value="0.740683" calcext:value-type="float">
            <text:p>0.740683</text:p>
          </table:table-cell>
          <table:table-cell office:value-type="float" office:value="0.278986" calcext:value-type="float">
            <text:p>0.278986</text:p>
          </table:table-cell>
          <table:table-cell/>
          <table:table-cell office:value-type="float" office:value="14.417925" calcext:value-type="float">
            <text:p>14.417925</text:p>
          </table:table-cell>
          <table:table-cell office:value-type="float" office:value="23.665246" calcext:value-type="float">
            <text:p>23.665246</text:p>
          </table:table-cell>
          <table:table-cell office:value-type="float" office:value="12.53207" calcext:value-type="float">
            <text:p>12.53207</text:p>
          </table:table-cell>
          <table:table-cell office:value-type="float" office:value="41.508156" calcext:value-type="float">
            <text:p>41.508156</text:p>
          </table:table-cell>
          <table:table-cell office:value-type="float" office:value="3.048845" calcext:value-type="float">
            <text:p>3.048845</text:p>
          </table:table-cell>
          <table:table-cell office:value-type="float" office:value="-8.330049" calcext:value-type="float">
            <text:p>-8.330049</text:p>
          </table:table-cell>
          <table:table-cell office:value-type="float" office:value="11.993827" calcext:value-type="float">
            <text:p>11.993827</text:p>
          </table:table-cell>
          <table:table-cell office:value-type="float" office:value="-4.688107" calcext:value-type="float">
            <text:p>-4.688107</text:p>
          </table:table-cell>
          <table:table-cell office:value-type="float" office:value="0.931076" calcext:value-type="float">
            <text:p>0.931076</text:p>
          </table:table-cell>
          <table:table-cell office:value-type="float" office:value="0.58195" calcext:value-type="float">
            <text:p>0.58195</text:p>
          </table:table-cell>
          <table:table-cell office:value-type="float" office:value="0.945127" calcext:value-type="float">
            <text:p>0.945127</text:p>
          </table:table-cell>
          <table:table-cell office:value-type="float" office:value="0.429802" calcext:value-type="float">
            <text:p>0.429802</text:p>
          </table:table-cell>
        </table:table-row>
        <table:table-row table:style-name="ro1">
          <table:table-cell office:value-type="string" calcext:value-type="string">
            <text:p>1pass-hpss-d-cqt-48</text:p>
          </table:table-cell>
          <table:table-cell office:value-type="float" office:value="10.102735" calcext:value-type="float">
            <text:p>10.102735</text:p>
          </table:table-cell>
          <table:table-cell office:value-type="float" office:value="21.884355" calcext:value-type="float">
            <text:p>21.884355</text:p>
          </table:table-cell>
          <table:table-cell office:value-type="float" office:value="47.203895" calcext:value-type="float">
            <text:p>47.203895</text:p>
          </table:table-cell>
          <table:table-cell office:value-type="float" office:value="30.316192" calcext:value-type="float">
            <text:p>30.316192</text:p>
          </table:table-cell>
          <table:table-cell office:value-type="float" office:value="3.19151" calcext:value-type="float">
            <text:p>3.19151</text:p>
          </table:table-cell>
          <table:table-cell office:value-type="float" office:value="-1.660083" calcext:value-type="float">
            <text:p>-1.660083</text:p>
          </table:table-cell>
          <table:table-cell office:value-type="float" office:value="8.574059" calcext:value-type="float">
            <text:p>8.574059</text:p>
          </table:table-cell>
          <table:table-cell office:value-type="float" office:value="0.305072" calcext:value-type="float">
            <text:p>0.305072</text:p>
          </table:table-cell>
          <table:table-cell office:value-type="float" office:value="0.836486" calcext:value-type="float">
            <text:p>0.836486</text:p>
          </table:table-cell>
          <table:table-cell office:value-type="float" office:value="0.803412" calcext:value-type="float">
            <text:p>0.803412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332999" calcext:value-type="float">
            <text:p>0.332999</text:p>
          </table:table-cell>
          <table:table-cell/>
          <table:table-cell office:value-type="float" office:value="18.735103" calcext:value-type="float">
            <text:p>18.735103</text:p>
          </table:table-cell>
          <table:table-cell office:value-type="float" office:value="0.12873" calcext:value-type="float">
            <text:p>0.12873</text:p>
          </table:table-cell>
          <table:table-cell office:value-type="float" office:value="90.811886" calcext:value-type="float">
            <text:p>90.811886</text:p>
          </table:table-cell>
          <table:table-cell office:value-type="float" office:value="2.113012" calcext:value-type="float">
            <text:p>2.113012</text:p>
          </table:table-cell>
          <table:table-cell office:value-type="float" office:value="0.125216" calcext:value-type="float">
            <text:p>0.125216</text:p>
          </table:table-cell>
          <table:table-cell office:value-type="float" office:value="0.666119" calcext:value-type="float">
            <text:p>0.666119</text:p>
          </table:table-cell>
          <table:table-cell office:value-type="float" office:value="-1.379858" calcext:value-type="float">
            <text:p>-1.379858</text:p>
          </table:table-cell>
          <table:table-cell office:value-type="float" office:value="0.085049" calcext:value-type="float">
            <text:p>0.085049</text:p>
          </table:table-cell>
          <table:table-cell office:value-type="float" office:value="0.412164" calcext:value-type="float">
            <text:p>0.412164</text:p>
          </table:table-cell>
          <table:table-cell office:value-type="float" office:value="0.932335" calcext:value-type="float">
            <text:p>0.932335</text:p>
          </table:table-cell>
          <table:table-cell office:value-type="float" office:value="0.785807" calcext:value-type="float">
            <text:p>0.785807</text:p>
          </table:table-cell>
          <table:table-cell office:value-type="float" office:value="0.323781" calcext:value-type="float">
            <text:p>0.323781</text:p>
          </table:table-cell>
          <table:table-cell/>
          <table:table-cell office:value-type="float" office:value="17.764775" calcext:value-type="float">
            <text:p>17.764775</text:p>
          </table:table-cell>
          <table:table-cell office:value-type="float" office:value="36.421559" calcext:value-type="float">
            <text:p>36.421559</text:p>
          </table:table-cell>
          <table:table-cell office:value-type="float" office:value="11.427817" calcext:value-type="float">
            <text:p>11.427817</text:p>
          </table:table-cell>
          <table:table-cell office:value-type="float" office:value="46.742481" calcext:value-type="float">
            <text:p>46.742481</text:p>
          </table:table-cell>
          <table:table-cell office:value-type="float" office:value="3.971888" calcext:value-type="float">
            <text:p>3.971888</text:p>
          </table:table-cell>
          <table:table-cell office:value-type="float" office:value="-7.370288" calcext:value-type="float">
            <text:p>-7.370288</text:p>
          </table:table-cell>
          <table:table-cell office:value-type="float" office:value="11.955379" calcext:value-type="float">
            <text:p>11.955379</text:p>
          </table:table-cell>
          <table:table-cell office:value-type="float" office:value="-4.659558" calcext:value-type="float">
            <text:p>-4.659558</text:p>
          </table:table-cell>
          <table:table-cell office:value-type="float" office:value="0.947803" calcext:value-type="float">
            <text:p>0.947803</text:p>
          </table:table-cell>
          <table:table-cell office:value-type="float" office:value="0.606594" calcext:value-type="float">
            <text:p>0.606594</text:p>
          </table:table-cell>
          <table:table-cell office:value-type="float" office:value="0.959212" calcext:value-type="float">
            <text:p>0.959212</text:p>
          </table:table-cell>
          <table:table-cell office:value-type="float" office:value="0.498946" calcext:value-type="float">
            <text:p>0.498946</text:p>
          </table:table-cell>
        </table:table-row>
        <table:table-row table:style-name="ro1">
          <table:table-cell office:value-type="string" calcext:value-type="string">
            <text:p>1pass-hpss-d-cqt-96</text:p>
          </table:table-cell>
          <table:table-cell office:value-type="float" office:value="10.542727" calcext:value-type="float">
            <text:p>10.542727</text:p>
          </table:table-cell>
          <table:table-cell office:value-type="float" office:value="17.344866" calcext:value-type="float">
            <text:p>17.344866</text:p>
          </table:table-cell>
          <table:table-cell office:value-type="float" office:value="54.659683" calcext:value-type="float">
            <text:p>54.659683</text:p>
          </table:table-cell>
          <table:table-cell office:value-type="float" office:value="24.295462" calcext:value-type="float">
            <text:p>24.295462</text:p>
          </table:table-cell>
          <table:table-cell office:value-type="float" office:value="2.198051" calcext:value-type="float">
            <text:p>2.198051</text:p>
          </table:table-cell>
          <table:table-cell office:value-type="float" office:value="-3.763975" calcext:value-type="float">
            <text:p>-3.763975</text:p>
          </table:table-cell>
          <table:table-cell office:value-type="float" office:value="6.694191" calcext:value-type="float">
            <text:p>6.694191</text:p>
          </table:table-cell>
          <table:table-cell office:value-type="float" office:value="-0.291136" calcext:value-type="float">
            <text:p>-0.291136</text:p>
          </table:table-cell>
          <table:table-cell office:value-type="float" office:value="0.811505" calcext:value-type="float">
            <text:p>0.811505</text:p>
          </table:table-cell>
          <table:table-cell office:value-type="float" office:value="0.808692" calcext:value-type="float">
            <text:p>0.808692</text:p>
          </table:table-cell>
          <table:table-cell office:value-type="float" office:value="0.897591" calcext:value-type="float">
            <text:p>0.897591</text:p>
          </table:table-cell>
          <table:table-cell office:value-type="float" office:value="0.327325" calcext:value-type="float">
            <text:p>0.327325</text:p>
          </table:table-cell>
          <table:table-cell/>
          <table:table-cell office:value-type="float" office:value="15.944614" calcext:value-type="float">
            <text:p>15.944614</text:p>
          </table:table-cell>
          <table:table-cell office:value-type="float" office:value="0.222447" calcext:value-type="float">
            <text:p>0.222447</text:p>
          </table:table-cell>
          <table:table-cell office:value-type="float" office:value="89.044606" calcext:value-type="float">
            <text:p>89.044606</text:p>
          </table:table-cell>
          <table:table-cell office:value-type="float" office:value="3.301958" calcext:value-type="float">
            <text:p>3.301958</text:p>
          </table:table-cell>
          <table:table-cell office:value-type="float" office:value="0.098828" calcext:value-type="float">
            <text:p>0.098828</text:p>
          </table:table-cell>
          <table:table-cell office:value-type="float" office:value="0.048356" calcext:value-type="float">
            <text:p>0.048356</text:p>
          </table:table-cell>
          <table:table-cell office:value-type="float" office:value="-1.310604" calcext:value-type="float">
            <text:p>-1.310604</text:p>
          </table:table-cell>
          <table:table-cell office:value-type="float" office:value="0.062245" calcext:value-type="float">
            <text:p>0.062245</text:p>
          </table:table-cell>
          <table:table-cell office:value-type="float" office:value="0.436921" calcext:value-type="float">
            <text:p>0.436921</text:p>
          </table:table-cell>
          <table:table-cell office:value-type="float" office:value="0.936671" calcext:value-type="float">
            <text:p>0.936671</text:p>
          </table:table-cell>
          <table:table-cell office:value-type="float" office:value="0.821641" calcext:value-type="float">
            <text:p>0.821641</text:p>
          </table:table-cell>
          <table:table-cell office:value-type="float" office:value="0.340399" calcext:value-type="float">
            <text:p>0.340399</text:p>
          </table:table-cell>
          <table:table-cell/>
          <table:table-cell office:value-type="float" office:value="19.688264" calcext:value-type="float">
            <text:p>19.688264</text:p>
          </table:table-cell>
          <table:table-cell office:value-type="float" office:value="52.205858" calcext:value-type="float">
            <text:p>52.205858</text:p>
          </table:table-cell>
          <table:table-cell office:value-type="float" office:value="11.313472" calcext:value-type="float">
            <text:p>11.313472</text:p>
          </table:table-cell>
          <table:table-cell office:value-type="float" office:value="48.880246" calcext:value-type="float">
            <text:p>48.880246</text:p>
          </table:table-cell>
          <table:table-cell office:value-type="float" office:value="5.287193" calcext:value-type="float">
            <text:p>5.287193</text:p>
          </table:table-cell>
          <table:table-cell office:value-type="float" office:value="-6.377616" calcext:value-type="float">
            <text:p>-6.377616</text:p>
          </table:table-cell>
          <table:table-cell office:value-type="float" office:value="11.128002" calcext:value-type="float">
            <text:p>11.128002</text:p>
          </table:table-cell>
          <table:table-cell office:value-type="float" office:value="-4.644697" calcext:value-type="float">
            <text:p>-4.644697</text:p>
          </table:table-cell>
          <table:table-cell office:value-type="float" office:value="0.971072" calcext:value-type="float">
            <text:p>0.971072</text:p>
          </table:table-cell>
          <table:table-cell office:value-type="float" office:value="0.629489" calcext:value-type="float">
            <text:p>0.629489</text:p>
          </table:table-cell>
          <table:table-cell office:value-type="float" office:value="0.965718" calcext:value-type="float">
            <text:p>0.965718</text:p>
          </table:table-cell>
          <table:table-cell office:value-type="float" office:value="0.541379" calcext:value-type="float">
            <text:p>0.541379</text:p>
          </table:table-cell>
        </table:table-row>
        <table:table-row table:style-name="ro1">
          <table:table-cell office:value-type="string" calcext:value-type="string">
            <text:p>hybrid</text:p>
          </table:table-cell>
          <table:table-cell table:style-name="ce58" office:value-type="float" office:value="18.948219" calcext:value-type="float">
            <text:p>18.948219</text:p>
          </table:table-cell>
          <table:table-cell table:style-name="ce67" office:value-type="float" office:value="5.451925" calcext:value-type="float">
            <text:p>5.451925</text:p>
          </table:table-cell>
          <table:table-cell table:style-name="ce76" office:value-type="float" office:value="31.676609" calcext:value-type="float">
            <text:p>31.676609</text:p>
          </table:table-cell>
          <table:table-cell table:style-name="ce85" office:value-type="float" office:value="21.293111" calcext:value-type="float">
            <text:p>21.293111</text:p>
          </table:table-cell>
          <table:table-cell table:style-name="ce94" office:value-type="float" office:value="-0.71124" calcext:value-type="float">
            <text:p>-0.71124</text:p>
          </table:table-cell>
          <table:table-cell table:style-name="ce103" office:value-type="float" office:value="-0.480093" calcext:value-type="float">
            <text:p>-0.480093</text:p>
          </table:table-cell>
          <table:table-cell table:style-name="ce112" office:value-type="float" office:value="4.058125" calcext:value-type="float">
            <text:p>4.058125</text:p>
          </table:table-cell>
          <table:table-cell table:style-name="ce135" office:value-type="float" office:value="-1.853576" calcext:value-type="float">
            <text:p>-1.853576</text:p>
          </table:table-cell>
          <table:table-cell table:style-name="ce138" office:value-type="float" office:value="0.734285" calcext:value-type="float">
            <text:p>0.734285</text:p>
          </table:table-cell>
          <table:table-cell table:style-name="ce141" office:value-type="float" office:value="0.680242" calcext:value-type="float">
            <text:p>0.680242</text:p>
          </table:table-cell>
          <table:table-cell table:style-name="ce144" office:value-type="float" office:value="0.911795" calcext:value-type="float">
            <text:p>0.911795</text:p>
          </table:table-cell>
          <table:table-cell table:style-name="ce147" office:value-type="float" office:value="0.516316" calcext:value-type="float">
            <text:p>0.516316</text:p>
          </table:table-cell>
          <table:table-cell table:style-name="ce150"/>
          <table:table-cell table:style-name="ce153" office:value-type="float" office:value="13.219946" calcext:value-type="float">
            <text:p>13.219946</text:p>
          </table:table-cell>
          <table:table-cell table:style-name="ce156" office:value-type="float" office:value="14.006618" calcext:value-type="float">
            <text:p>14.006618</text:p>
          </table:table-cell>
          <table:table-cell table:style-name="ce159" office:value-type="float" office:value="47.638834" calcext:value-type="float">
            <text:p>47.638834</text:p>
          </table:table-cell>
          <table:table-cell table:style-name="ce162" office:value-type="float" office:value="25.126249" calcext:value-type="float">
            <text:p>25.126249</text:p>
          </table:table-cell>
          <table:table-cell table:style-name="ce165" office:value-type="float" office:value="-1.291051" calcext:value-type="float">
            <text:p>-1.291051</text:p>
          </table:table-cell>
          <table:table-cell table:style-name="ce168" office:value-type="float" office:value="-0.816376" calcext:value-type="float">
            <text:p>-0.816376</text:p>
          </table:table-cell>
          <table:table-cell table:style-name="ce171" office:value-type="float" office:value="4.332227" calcext:value-type="float">
            <text:p>4.332227</text:p>
          </table:table-cell>
          <table:table-cell table:style-name="ce174" office:value-type="float" office:value="-1.87396" calcext:value-type="float">
            <text:p>-1.87396</text:p>
          </table:table-cell>
          <table:table-cell table:style-name="ce177" office:value-type="float" office:value="0.796422" calcext:value-type="float">
            <text:p>0.796422</text:p>
          </table:table-cell>
          <table:table-cell table:style-name="ce180" office:value-type="float" office:value="0.77922" calcext:value-type="float">
            <text:p>0.77922</text:p>
          </table:table-cell>
          <table:table-cell table:style-name="ce183" office:value-type="float" office:value="0.904177" calcext:value-type="float">
            <text:p>0.904177</text:p>
          </table:table-cell>
          <table:table-cell table:style-name="ce186" office:value-type="float" office:value="0.39556" calcext:value-type="float">
            <text:p>0.39556</text:p>
          </table:table-cell>
          <table:table-cell table:style-name="ce189"/>
          <table:table-cell table:style-name="ce192" office:value-type="float" office:value="24.295662" calcext:value-type="float">
            <text:p>24.295662</text:p>
          </table:table-cell>
          <table:table-cell office:value-type="float" office:value="18.757473" calcext:value-type="float">
            <text:p>18.757473</text:p>
          </table:table-cell>
          <table:table-cell office:value-type="float" office:value="35.876385" calcext:value-type="float">
            <text:p>35.876385</text:p>
          </table:table-cell>
          <table:table-cell office:value-type="float" office:value="32.564391" calcext:value-type="float">
            <text:p>32.564391</text:p>
          </table:table-cell>
          <table:table-cell office:value-type="float" office:value="-1.206564" calcext:value-type="float">
            <text:p>-1.206564</text:p>
          </table:table-cell>
          <table:table-cell office:value-type="float" office:value="-1.445011" calcext:value-type="float">
            <text:p>-1.445011</text:p>
          </table:table-cell>
          <table:table-cell office:value-type="float" office:value="6.208" calcext:value-type="float">
            <text:p>6.208</text:p>
          </table:table-cell>
          <table:table-cell office:value-type="float" office:value="-3.080318" calcext:value-type="float">
            <text:p>-3.080318</text:p>
          </table:table-cell>
          <table:table-cell office:value-type="float" office:value="0.823039" calcext:value-type="float">
            <text:p>0.823039</text:p>
          </table:table-cell>
          <table:table-cell office:value-type="float" office:value="0.775104" calcext:value-type="float">
            <text:p>0.775104</text:p>
          </table:table-cell>
          <table:table-cell office:value-type="float" office:value="0.943248" calcext:value-type="float">
            <text:p>0.943248</text:p>
          </table:table-cell>
          <table:table-cell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61" office:value-type="float" office:value="10.169835" calcext:value-type="float">
            <text:p>10.169835</text:p>
          </table:table-cell>
          <table:table-cell table:style-name="ce70" office:value-type="float" office:value="0.249627" calcext:value-type="float">
            <text:p>0.249627</text:p>
          </table:table-cell>
          <table:table-cell table:style-name="ce79" office:value-type="float" office:value="83.772835" calcext:value-type="float">
            <text:p>83.772835</text:p>
          </table:table-cell>
          <table:table-cell table:style-name="ce88" office:value-type="float" office:value="1.594591" calcext:value-type="float">
            <text:p>1.594591</text:p>
          </table:table-cell>
          <table:table-cell table:style-name="ce97" office:value-type="float" office:value="-0.543558" calcext:value-type="float">
            <text:p>-0.543558</text:p>
          </table:table-cell>
          <table:table-cell table:style-name="ce106" office:value-type="float" office:value="2.830327" calcext:value-type="float">
            <text:p>2.830327</text:p>
          </table:table-cell>
          <table:table-cell table:style-name="ce115" office:value-type="float" office:value="5.807734" calcext:value-type="float">
            <text:p>5.807734</text:p>
          </table:table-cell>
          <table:table-cell table:style-name="ce136" office:value-type="float" office:value="-0.999896" calcext:value-type="float">
            <text:p>-0.999896</text:p>
          </table:table-cell>
          <table:table-cell table:style-name="ce139" office:value-type="float" office:value="0.330946" calcext:value-type="float">
            <text:p>0.330946</text:p>
          </table:table-cell>
          <table:table-cell table:style-name="ce142" office:value-type="float" office:value="0.859941" calcext:value-type="float">
            <text:p>0.859941</text:p>
          </table:table-cell>
          <table:table-cell table:style-name="ce145" office:value-type="float" office:value="0.779579" calcext:value-type="float">
            <text:p>0.779579</text:p>
          </table:table-cell>
          <table:table-cell table:style-name="ce148" office:value-type="float" office:value="0.110254" calcext:value-type="float">
            <text:p>0.110254</text:p>
          </table:table-cell>
          <table:table-cell table:style-name="ce151"/>
          <table:table-cell table:style-name="ce154" office:value-type="float" office:value="26.467407" calcext:value-type="float">
            <text:p>26.467407</text:p>
          </table:table-cell>
          <table:table-cell table:style-name="ce157" office:value-type="float" office:value="0.168065" calcext:value-type="float">
            <text:p>0.168065</text:p>
          </table:table-cell>
          <table:table-cell table:style-name="ce160" office:value-type="float" office:value="81.981473" calcext:value-type="float">
            <text:p>81.981473</text:p>
          </table:table-cell>
          <table:table-cell table:style-name="ce163" office:value-type="float" office:value="0.717614" calcext:value-type="float">
            <text:p>0.717614</text:p>
          </table:table-cell>
          <table:table-cell table:style-name="ce166" office:value-type="float" office:value="-0.177609" calcext:value-type="float">
            <text:p>-0.177609</text:p>
          </table:table-cell>
          <table:table-cell table:style-name="ce169" office:value-type="float" office:value="2.862635" calcext:value-type="float">
            <text:p>2.862635</text:p>
          </table:table-cell>
          <table:table-cell table:style-name="ce172" office:value-type="float" office:value="2.541164" calcext:value-type="float">
            <text:p>2.541164</text:p>
          </table:table-cell>
          <table:table-cell table:style-name="ce175" office:value-type="float" office:value="-0.236005" calcext:value-type="float">
            <text:p>-0.236005</text:p>
          </table:table-cell>
          <table:table-cell table:style-name="ce178" office:value-type="float" office:value="0.392058" calcext:value-type="float">
            <text:p>0.392058</text:p>
          </table:table-cell>
          <table:table-cell table:style-name="ce181" office:value-type="float" office:value="0.819236" calcext:value-type="float">
            <text:p>0.819236</text:p>
          </table:table-cell>
          <table:table-cell table:style-name="ce184" office:value-type="float" office:value="0.70502" calcext:value-type="float">
            <text:p>0.70502</text:p>
          </table:table-cell>
          <table:table-cell table:style-name="ce187" office:value-type="float" office:value="0.247544" calcext:value-type="float">
            <text:p>0.247544</text:p>
          </table:table-cell>
          <table:table-cell table:style-name="ce190"/>
          <table:table-cell table:style-name="ce193" office:value-type="float" office:value="20.10757" calcext:value-type="float">
            <text:p>20.10757</text:p>
          </table:table-cell>
          <table:table-cell office:value-type="float" office:value="12.76157" calcext:value-type="float">
            <text:p>12.76157</text:p>
          </table:table-cell>
          <table:table-cell office:value-type="float" office:value="42.814702" calcext:value-type="float">
            <text:p>42.814702</text:p>
          </table:table-cell>
          <table:table-cell office:value-type="float" office:value="25.688067" calcext:value-type="float">
            <text:p>25.688067</text:p>
          </table:table-cell>
          <table:table-cell office:value-type="float" office:value="-3.908248" calcext:value-type="float">
            <text:p>-3.908248</text:p>
          </table:table-cell>
          <table:table-cell office:value-type="float" office:value="-5.193623" calcext:value-type="float">
            <text:p>-5.193623</text:p>
          </table:table-cell>
          <table:table-cell office:value-type="float" office:value="9.350476" calcext:value-type="float">
            <text:p>9.350476</text:p>
          </table:table-cell>
          <table:table-cell office:value-type="float" office:value="-6.017673" calcext:value-type="float">
            <text:p>-6.017673</text:p>
          </table:table-cell>
          <table:table-cell office:value-type="float" office:value="0.789287" calcext:value-type="float">
            <text:p>0.789287</text:p>
          </table:table-cell>
          <table:table-cell office:value-type="float" office:value="0.751715" calcext:value-type="float">
            <text:p>0.751715</text:p>
          </table:table-cell>
          <table:table-cell office:value-type="float" office:value="0.9109" calcext:value-type="float">
            <text:p>0.9109</text:p>
          </table:table-cell>
          <table:table-cell office:value-type="float" office:value="0.54088" calcext:value-type="float">
            <text:p>0.54088</text:p>
          </table:table-cell>
        </table:table-row>
        <table:table-row table:style-name="ro1">
          <table:table-cell office:value-type="string" calcext:value-type="string">
            <text:p>id-cqt1</text:p>
          </table:table-cell>
          <table:table-cell table:style-name="ce61" office:value-type="float" office:value="10.542727" calcext:value-type="float">
            <text:p>10.542727</text:p>
          </table:table-cell>
          <table:table-cell table:style-name="ce70" office:value-type="float" office:value="17.344866" calcext:value-type="float">
            <text:p>17.344866</text:p>
          </table:table-cell>
          <table:table-cell table:style-name="ce79" office:value-type="float" office:value="54.659683" calcext:value-type="float">
            <text:p>54.659683</text:p>
          </table:table-cell>
          <table:table-cell table:style-name="ce88" office:value-type="float" office:value="24.295462" calcext:value-type="float">
            <text:p>24.295462</text:p>
          </table:table-cell>
          <table:table-cell table:style-name="ce97" office:value-type="float" office:value="2.198051" calcext:value-type="float">
            <text:p>2.198051</text:p>
          </table:table-cell>
          <table:table-cell table:style-name="ce106" office:value-type="float" office:value="-3.763975" calcext:value-type="float">
            <text:p>-3.763975</text:p>
          </table:table-cell>
          <table:table-cell table:style-name="ce115" office:value-type="float" office:value="6.694191" calcext:value-type="float">
            <text:p>6.694191</text:p>
          </table:table-cell>
          <table:table-cell table:style-name="ce136" office:value-type="float" office:value="-0.291136" calcext:value-type="float">
            <text:p>-0.291136</text:p>
          </table:table-cell>
          <table:table-cell table:style-name="ce139" office:value-type="float" office:value="0.811505" calcext:value-type="float">
            <text:p>0.811505</text:p>
          </table:table-cell>
          <table:table-cell table:style-name="ce142" office:value-type="float" office:value="0.808692" calcext:value-type="float">
            <text:p>0.808692</text:p>
          </table:table-cell>
          <table:table-cell table:style-name="ce145" office:value-type="float" office:value="0.897591" calcext:value-type="float">
            <text:p>0.897591</text:p>
          </table:table-cell>
          <table:table-cell table:style-name="ce148" office:value-type="float" office:value="0.327325" calcext:value-type="float">
            <text:p>0.327325</text:p>
          </table:table-cell>
          <table:table-cell table:style-name="ce151"/>
          <table:table-cell table:style-name="ce154" office:value-type="float" office:value="28.869341" calcext:value-type="float">
            <text:p>28.869341</text:p>
          </table:table-cell>
          <table:table-cell table:style-name="ce157" office:value-type="float" office:value="0.211051" calcext:value-type="float">
            <text:p>0.211051</text:p>
          </table:table-cell>
          <table:table-cell table:style-name="ce160" office:value-type="float" office:value="80.544164" calcext:value-type="float">
            <text:p>80.544164</text:p>
          </table:table-cell>
          <table:table-cell table:style-name="ce163" office:value-type="float" office:value="0.727754" calcext:value-type="float">
            <text:p>0.727754</text:p>
          </table:table-cell>
          <table:table-cell table:style-name="ce166" office:value-type="float" office:value="-0.041342" calcext:value-type="float">
            <text:p>-0.041342</text:p>
          </table:table-cell>
          <table:table-cell table:style-name="ce169" office:value-type="float" office:value="5.062768" calcext:value-type="float">
            <text:p>5.062768</text:p>
          </table:table-cell>
          <table:table-cell table:style-name="ce172" office:value-type="float" office:value="4.130374" calcext:value-type="float">
            <text:p>4.130374</text:p>
          </table:table-cell>
          <table:table-cell table:style-name="ce175" office:value-type="float" office:value="-0.0851" calcext:value-type="float">
            <text:p>-0.0851</text:p>
          </table:table-cell>
          <table:table-cell table:style-name="ce178" office:value-type="float" office:value="0.429081" calcext:value-type="float">
            <text:p>0.429081</text:p>
          </table:table-cell>
          <table:table-cell table:style-name="ce181" office:value-type="float" office:value="0.809817" calcext:value-type="float">
            <text:p>0.809817</text:p>
          </table:table-cell>
          <table:table-cell table:style-name="ce184" office:value-type="float" office:value="0.699017" calcext:value-type="float">
            <text:p>0.699017</text:p>
          </table:table-cell>
          <table:table-cell table:style-name="ce187" office:value-type="float" office:value="0.275744" calcext:value-type="float">
            <text:p>0.275744</text:p>
          </table:table-cell>
          <table:table-cell table:style-name="ce190"/>
          <table:table-cell table:style-name="ce193" office:value-type="float" office:value="19.59951" calcext:value-type="float">
            <text:p>19.59951</text:p>
          </table:table-cell>
          <table:table-cell office:value-type="float" office:value="16.560928" calcext:value-type="float">
            <text:p>16.560928</text:p>
          </table:table-cell>
          <table:table-cell office:value-type="float" office:value="37.34778" calcext:value-type="float">
            <text:p>37.34778</text:p>
          </table:table-cell>
          <table:table-cell office:value-type="float" office:value="28.314491" calcext:value-type="float">
            <text:p>28.314491</text:p>
          </table:table-cell>
          <table:table-cell office:value-type="float" office:value="-1.427664" calcext:value-type="float">
            <text:p>-1.427664</text:p>
          </table:table-cell>
          <table:table-cell office:value-type="float" office:value="-5.339559" calcext:value-type="float">
            <text:p>-5.339559</text:p>
          </table:table-cell>
          <table:table-cell office:value-type="float" office:value="9.227871" calcext:value-type="float">
            <text:p>9.227871</text:p>
          </table:table-cell>
          <table:table-cell office:value-type="float" office:value="-4.736095" calcext:value-type="float">
            <text:p>-4.736095</text:p>
          </table:table-cell>
          <table:table-cell office:value-type="float" office:value="0.85391" calcext:value-type="float">
            <text:p>0.85391</text:p>
          </table:table-cell>
          <table:table-cell office:value-type="float" office:value="0.707906" calcext:value-type="float">
            <text:p>0.707906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527438" calcext:value-type="float">
            <text:p>0.527438</text:p>
          </table:table-cell>
        </table:table-row>
        <table:table-row table:style-name="ro1">
          <table:table-cell office:value-type="string" calcext:value-type="string">
            <text:p>id-cqt2</text:p>
          </table:table-cell>
          <table:table-cell table:style-name="ce61" office:value-type="float" office:value="10.169835" calcext:value-type="float">
            <text:p>10.169835</text:p>
          </table:table-cell>
          <table:table-cell table:style-name="ce70" office:value-type="float" office:value="0.249627" calcext:value-type="float">
            <text:p>0.249627</text:p>
          </table:table-cell>
          <table:table-cell table:style-name="ce79" office:value-type="float" office:value="83.772835" calcext:value-type="float">
            <text:p>83.772835</text:p>
          </table:table-cell>
          <table:table-cell table:style-name="ce88" office:value-type="float" office:value="1.594591" calcext:value-type="float">
            <text:p>1.594591</text:p>
          </table:table-cell>
          <table:table-cell table:style-name="ce97" office:value-type="float" office:value="-0.543558" calcext:value-type="float">
            <text:p>-0.543558</text:p>
          </table:table-cell>
          <table:table-cell table:style-name="ce106" office:value-type="float" office:value="2.830327" calcext:value-type="float">
            <text:p>2.830327</text:p>
          </table:table-cell>
          <table:table-cell table:style-name="ce115" office:value-type="float" office:value="5.807734" calcext:value-type="float">
            <text:p>5.807734</text:p>
          </table:table-cell>
          <table:table-cell table:style-name="ce136" office:value-type="float" office:value="-0.999896" calcext:value-type="float">
            <text:p>-0.999896</text:p>
          </table:table-cell>
          <table:table-cell table:style-name="ce139" office:value-type="float" office:value="0.330946" calcext:value-type="float">
            <text:p>0.330946</text:p>
          </table:table-cell>
          <table:table-cell table:style-name="ce142" office:value-type="float" office:value="0.859941" calcext:value-type="float">
            <text:p>0.859941</text:p>
          </table:table-cell>
          <table:table-cell table:style-name="ce145" office:value-type="float" office:value="0.779579" calcext:value-type="float">
            <text:p>0.779579</text:p>
          </table:table-cell>
          <table:table-cell table:style-name="ce148" office:value-type="float" office:value="0.110254" calcext:value-type="float">
            <text:p>0.110254</text:p>
          </table:table-cell>
          <table:table-cell table:style-name="ce151"/>
          <table:table-cell table:style-name="ce154" office:value-type="float" office:value="22.53" calcext:value-type="float">
            <text:p>22.53</text:p>
          </table:table-cell>
          <table:table-cell table:style-name="ce157" office:value-type="float" office:value="0.055565" calcext:value-type="float">
            <text:p>0.055565</text:p>
          </table:table-cell>
          <table:table-cell table:style-name="ce160" office:value-type="float" office:value="91.891757" calcext:value-type="float">
            <text:p>91.891757</text:p>
          </table:table-cell>
          <table:table-cell table:style-name="ce163" office:value-type="float" office:value="0.982946" calcext:value-type="float">
            <text:p>0.982946</text:p>
          </table:table-cell>
          <table:table-cell table:style-name="ce166" office:value-type="float" office:value="-0.005137" calcext:value-type="float">
            <text:p>-0.005137</text:p>
          </table:table-cell>
          <table:table-cell table:style-name="ce169" office:value-type="float" office:value="-1.333332" calcext:value-type="float">
            <text:p>-1.333332</text:p>
          </table:table-cell>
          <table:table-cell table:style-name="ce172" office:value-type="float" office:value="-1.33054" calcext:value-type="float">
            <text:p>-1.33054</text:p>
          </table:table-cell>
          <table:table-cell table:style-name="ce175" office:value-type="float" office:value="-0.037168" calcext:value-type="float">
            <text:p>-0.037168</text:p>
          </table:table-cell>
          <table:table-cell table:style-name="ce178" office:value-type="float" office:value="0.342226" calcext:value-type="float">
            <text:p>0.342226</text:p>
          </table:table-cell>
          <table:table-cell table:style-name="ce181" office:value-type="float" office:value="0.921715" calcext:value-type="float">
            <text:p>0.921715</text:p>
          </table:table-cell>
          <table:table-cell table:style-name="ce184" office:value-type="float" office:value="0.741871" calcext:value-type="float">
            <text:p>0.741871</text:p>
          </table:table-cell>
          <table:table-cell table:style-name="ce187" office:value-type="float" office:value="0.286252" calcext:value-type="float">
            <text:p>0.286252</text:p>
          </table:table-cell>
          <table:table-cell table:style-name="ce190"/>
          <table:table-cell table:style-name="ce193" office:value-type="float" office:value="19.693167" calcext:value-type="float">
            <text:p>19.693167</text:p>
          </table:table-cell>
          <table:table-cell office:value-type="float" office:value="16.23113" calcext:value-type="float">
            <text:p>16.23113</text:p>
          </table:table-cell>
          <table:table-cell office:value-type="float" office:value="13.299048" calcext:value-type="float">
            <text:p>13.299048</text:p>
          </table:table-cell>
          <table:table-cell office:value-type="float" office:value="39.247014" calcext:value-type="float">
            <text:p>39.247014</text:p>
          </table:table-cell>
          <table:table-cell office:value-type="float" office:value="-1.870567" calcext:value-type="float">
            <text:p>-1.870567</text:p>
          </table:table-cell>
          <table:table-cell office:value-type="float" office:value="-6.514813" calcext:value-type="float">
            <text:p>-6.514813</text:p>
          </table:table-cell>
          <table:table-cell office:value-type="float" office:value="12.473982" calcext:value-type="float">
            <text:p>12.473982</text:p>
          </table:table-cell>
          <table:table-cell office:value-type="float" office:value="-6.200275" calcext:value-type="float">
            <text:p>-6.200275</text:p>
          </table:table-cell>
          <table:table-cell office:value-type="float" office:value="0.882603" calcext:value-type="float">
            <text:p>0.882603</text:p>
          </table:table-cell>
          <table:table-cell office:value-type="float" office:value="0.683319" calcext:value-type="float">
            <text:p>0.683319</text:p>
          </table:table-cell>
          <table:table-cell office:value-type="float" office:value="0.968174" calcext:value-type="float">
            <text:p>0.968174</text:p>
          </table:table-cell>
          <table:table-cell office:value-type="float" office:value="0.545499" calcext:value-type="float">
            <text:p>0.545499</text:p>
          </table:table-cell>
        </table:table-row>
        <table:table-row table:style-name="ro1">
          <table:table-cell office:value-type="string" calcext:value-type="string">
            <text:p>id-cqt3</text:p>
          </table:table-cell>
          <table:table-cell table:style-name="ce61" office:value-type="float" office:value="10.542727" calcext:value-type="float">
            <text:p>10.542727</text:p>
          </table:table-cell>
          <table:table-cell table:style-name="ce70" office:value-type="float" office:value="17.344866" calcext:value-type="float">
            <text:p>17.344866</text:p>
          </table:table-cell>
          <table:table-cell table:style-name="ce79" office:value-type="float" office:value="54.659683" calcext:value-type="float">
            <text:p>54.659683</text:p>
          </table:table-cell>
          <table:table-cell table:style-name="ce88" office:value-type="float" office:value="24.295462" calcext:value-type="float">
            <text:p>24.295462</text:p>
          </table:table-cell>
          <table:table-cell table:style-name="ce97" office:value-type="float" office:value="2.198051" calcext:value-type="float">
            <text:p>2.198051</text:p>
          </table:table-cell>
          <table:table-cell table:style-name="ce106" office:value-type="float" office:value="-3.763975" calcext:value-type="float">
            <text:p>-3.763975</text:p>
          </table:table-cell>
          <table:table-cell table:style-name="ce115" office:value-type="float" office:value="6.694191" calcext:value-type="float">
            <text:p>6.694191</text:p>
          </table:table-cell>
          <table:table-cell table:style-name="ce136" office:value-type="float" office:value="-0.291136" calcext:value-type="float">
            <text:p>-0.291136</text:p>
          </table:table-cell>
          <table:table-cell table:style-name="ce139" office:value-type="float" office:value="0.811505" calcext:value-type="float">
            <text:p>0.811505</text:p>
          </table:table-cell>
          <table:table-cell table:style-name="ce142" office:value-type="float" office:value="0.808692" calcext:value-type="float">
            <text:p>0.808692</text:p>
          </table:table-cell>
          <table:table-cell table:style-name="ce145" office:value-type="float" office:value="0.897591" calcext:value-type="float">
            <text:p>0.897591</text:p>
          </table:table-cell>
          <table:table-cell table:style-name="ce148" office:value-type="float" office:value="0.327325" calcext:value-type="float">
            <text:p>0.327325</text:p>
          </table:table-cell>
          <table:table-cell table:style-name="ce151"/>
          <table:table-cell table:style-name="ce154" office:value-type="float" office:value="22.538951" calcext:value-type="float">
            <text:p>22.538951</text:p>
          </table:table-cell>
          <table:table-cell table:style-name="ce157" office:value-type="float" office:value="0.071214" calcext:value-type="float">
            <text:p>0.071214</text:p>
          </table:table-cell>
          <table:table-cell table:style-name="ce160" office:value-type="float" office:value="91.880738" calcext:value-type="float">
            <text:p>91.880738</text:p>
          </table:table-cell>
          <table:table-cell table:style-name="ce163" office:value-type="float" office:value="1.155005" calcext:value-type="float">
            <text:p>1.155005</text:p>
          </table:table-cell>
          <table:table-cell table:style-name="ce166" office:value-type="float" office:value="0.089686" calcext:value-type="float">
            <text:p>0.089686</text:p>
          </table:table-cell>
          <table:table-cell table:style-name="ce169" office:value-type="float" office:value="1.18847" calcext:value-type="float">
            <text:p>1.18847</text:p>
          </table:table-cell>
          <table:table-cell table:style-name="ce172" office:value-type="float" office:value="-0.822802" calcext:value-type="float">
            <text:p>-0.822802</text:p>
          </table:table-cell>
          <table:table-cell table:style-name="ce175" office:value-type="float" office:value="0.065655" calcext:value-type="float">
            <text:p>0.065655</text:p>
          </table:table-cell>
          <table:table-cell table:style-name="ce178" office:value-type="float" office:value="0.372612" calcext:value-type="float">
            <text:p>0.372612</text:p>
          </table:table-cell>
          <table:table-cell table:style-name="ce181" office:value-type="float" office:value="0.924278" calcext:value-type="float">
            <text:p>0.924278</text:p>
          </table:table-cell>
          <table:table-cell table:style-name="ce184" office:value-type="float" office:value="0.746048" calcext:value-type="float">
            <text:p>0.746048</text:p>
          </table:table-cell>
          <table:table-cell table:style-name="ce187" office:value-type="float" office:value="0.299056" calcext:value-type="float">
            <text:p>0.299056</text:p>
          </table:table-cell>
          <table:table-cell table:style-name="ce190"/>
          <table:table-cell table:style-name="ce193" office:value-type="float" office:value="19.240444" calcext:value-type="float">
            <text:p>19.240444</text:p>
          </table:table-cell>
          <table:table-cell office:value-type="float" office:value="53.27341" calcext:value-type="float">
            <text:p>53.27341</text:p>
          </table:table-cell>
          <table:table-cell office:value-type="float" office:value="10.827426" calcext:value-type="float">
            <text:p>10.827426</text:p>
          </table:table-cell>
          <table:table-cell office:value-type="float" office:value="49.968451" calcext:value-type="float">
            <text:p>49.968451</text:p>
          </table:table-cell>
          <table:table-cell office:value-type="float" office:value="5.302857" calcext:value-type="float">
            <text:p>5.302857</text:p>
          </table:table-cell>
          <table:table-cell office:value-type="float" office:value="-6.359823" calcext:value-type="float">
            <text:p>-6.359823</text:p>
          </table:table-cell>
          <table:table-cell office:value-type="float" office:value="11.104939" calcext:value-type="float">
            <text:p>11.104939</text:p>
          </table:table-cell>
          <table:table-cell office:value-type="float" office:value="-4.686514" calcext:value-type="float">
            <text:p>-4.686514</text:p>
          </table:table-cell>
          <table:table-cell office:value-type="float" office:value="0.972136" calcext:value-type="float">
            <text:p>0.972136</text:p>
          </table:table-cell>
          <table:table-cell office:value-type="float" office:value="0.632936" calcext:value-type="float">
            <text:p>0.632936</text:p>
          </table:table-cell>
          <table:table-cell office:value-type="float" office:value="0.967156" calcext:value-type="float">
            <text:p>0.967156</text:p>
          </table:table-cell>
          <table:table-cell office:value-type="float" office:value="0.536696" calcext:value-type="float">
            <text:p>0.536696</text:p>
          </table:table-cell>
        </table:table-row>
        <table:table-row table:style-name="ro1">
          <table:table-cell office:value-type="string" calcext:value-type="string">
            <text:p>mf</text:p>
          </table:table-cell>
          <table:table-cell table:style-name="ce61" office:value-type="float" office:value="18.948219" calcext:value-type="float">
            <text:p>18.948219</text:p>
          </table:table-cell>
          <table:table-cell table:style-name="ce70" office:value-type="float" office:value="5.451925" calcext:value-type="float">
            <text:p>5.451925</text:p>
          </table:table-cell>
          <table:table-cell table:style-name="ce79" office:value-type="float" office:value="31.676609" calcext:value-type="float">
            <text:p>31.676609</text:p>
          </table:table-cell>
          <table:table-cell table:style-name="ce88" office:value-type="float" office:value="21.293111" calcext:value-type="float">
            <text:p>21.293111</text:p>
          </table:table-cell>
          <table:table-cell table:style-name="ce97" office:value-type="float" office:value="-0.71124" calcext:value-type="float">
            <text:p>-0.71124</text:p>
          </table:table-cell>
          <table:table-cell table:style-name="ce106" office:value-type="float" office:value="-0.480093" calcext:value-type="float">
            <text:p>-0.480093</text:p>
          </table:table-cell>
          <table:table-cell table:style-name="ce115" office:value-type="float" office:value="4.058125" calcext:value-type="float">
            <text:p>4.058125</text:p>
          </table:table-cell>
          <table:table-cell table:style-name="ce136" office:value-type="float" office:value="-1.853576" calcext:value-type="float">
            <text:p>-1.853576</text:p>
          </table:table-cell>
          <table:table-cell table:style-name="ce139" office:value-type="float" office:value="0.734285" calcext:value-type="float">
            <text:p>0.734285</text:p>
          </table:table-cell>
          <table:table-cell table:style-name="ce142" office:value-type="float" office:value="0.680242" calcext:value-type="float">
            <text:p>0.680242</text:p>
          </table:table-cell>
          <table:table-cell table:style-name="ce145" office:value-type="float" office:value="0.911795" calcext:value-type="float">
            <text:p>0.911795</text:p>
          </table:table-cell>
          <table:table-cell table:style-name="ce148" office:value-type="float" office:value="0.516316" calcext:value-type="float">
            <text:p>0.516316</text:p>
          </table:table-cell>
          <table:table-cell table:style-name="ce151"/>
          <table:table-cell table:style-name="ce154" office:value-type="float" office:value="12.030363" calcext:value-type="float">
            <text:p>12.030363</text:p>
          </table:table-cell>
          <table:table-cell table:style-name="ce157" office:value-type="float" office:value="13.80183" calcext:value-type="float">
            <text:p>13.80183</text:p>
          </table:table-cell>
          <table:table-cell table:style-name="ce160" office:value-type="float" office:value="64.525521" calcext:value-type="float">
            <text:p>64.525521</text:p>
          </table:table-cell>
          <table:table-cell table:style-name="ce163" office:value-type="float" office:value="21.851924" calcext:value-type="float">
            <text:p>21.851924</text:p>
          </table:table-cell>
          <table:table-cell table:style-name="ce166" office:value-type="float" office:value="-1.456152" calcext:value-type="float">
            <text:p>-1.456152</text:p>
          </table:table-cell>
          <table:table-cell table:style-name="ce169" office:value-type="float" office:value="-0.10011" calcext:value-type="float">
            <text:p>-0.10011</text:p>
          </table:table-cell>
          <table:table-cell table:style-name="ce172" office:value-type="float" office:value="3.611064" calcext:value-type="float">
            <text:p>3.611064</text:p>
          </table:table-cell>
          <table:table-cell table:style-name="ce175" office:value-type="float" office:value="-1.801205" calcext:value-type="float">
            <text:p>-1.801205</text:p>
          </table:table-cell>
          <table:table-cell table:style-name="ce178" office:value-type="float" office:value="0.758065" calcext:value-type="float">
            <text:p>0.758065</text:p>
          </table:table-cell>
          <table:table-cell table:style-name="ce181" office:value-type="float" office:value="0.862202" calcext:value-type="float">
            <text:p>0.862202</text:p>
          </table:table-cell>
          <table:table-cell table:style-name="ce184" office:value-type="float" office:value="0.900465" calcext:value-type="float">
            <text:p>0.900465</text:p>
          </table:table-cell>
          <table:table-cell table:style-name="ce187" office:value-type="float" office:value="0.365853" calcext:value-type="float">
            <text:p>0.365853</text:p>
          </table:table-cell>
          <table:table-cell table:style-name="ce190"/>
          <table:table-cell table:style-name="ce193" office:value-type="float" office:value="23.005773" calcext:value-type="float">
            <text:p>23.005773</text:p>
          </table:table-cell>
          <table:table-cell office:value-type="float" office:value="4.072964" calcext:value-type="float">
            <text:p>4.072964</text:p>
          </table:table-cell>
          <table:table-cell office:value-type="float" office:value="68.288223" calcext:value-type="float">
            <text:p>68.288223</text:p>
          </table:table-cell>
          <table:table-cell office:value-type="float" office:value="7.897314" calcext:value-type="float">
            <text:p>7.897314</text:p>
          </table:table-cell>
          <table:table-cell office:value-type="float" office:value="-2.286086" calcext:value-type="float">
            <text:p>-2.286086</text:p>
          </table:table-cell>
          <table:table-cell office:value-type="float" office:value="-1.712786" calcext:value-type="float">
            <text:p>-1.712786</text:p>
          </table:table-cell>
          <table:table-cell office:value-type="float" office:value="2.425461" calcext:value-type="float">
            <text:p>2.425461</text:p>
          </table:table-cell>
          <table:table-cell office:value-type="float" office:value="-3.48333" calcext:value-type="float">
            <text:p>-3.48333</text:p>
          </table:table-cell>
          <table:table-cell office:value-type="float" office:value="0.678196" calcext:value-type="float">
            <text:p>0.678196</text:p>
          </table:table-cell>
          <table:table-cell office:value-type="float" office:value="0.813289" calcext:value-type="float">
            <text:p>0.813289</text:p>
          </table:table-cell>
          <table:table-cell office:value-type="float" office:value="0.82671" calcext:value-type="float">
            <text:p>0.82671</text:p>
          </table:table-cell>
          <table:table-cell office:value-type="float" office:value="0.553527" calcext:value-type="float">
            <text:p>0.553527</text:p>
          </table:table-cell>
        </table:table-row>
        <table:table-row table:style-name="ro1">
          <table:table-cell office:value-type="string" calcext:value-type="string">
            <text:p>mf-cqt1</text:p>
          </table:table-cell>
          <table:table-cell table:style-name="ce61" office:value-type="float" office:value="13.6231" calcext:value-type="float">
            <text:p>13.6231</text:p>
          </table:table-cell>
          <table:table-cell table:style-name="ce70" office:value-type="float" office:value="39.297122" calcext:value-type="float">
            <text:p>39.297122</text:p>
          </table:table-cell>
          <table:table-cell table:style-name="ce79" office:value-type="float" office:value="3.349535" calcext:value-type="float">
            <text:p>3.349535</text:p>
          </table:table-cell>
          <table:table-cell table:style-name="ce88" office:value-type="float" office:value="68.866056" calcext:value-type="float">
            <text:p>68.866056</text:p>
          </table:table-cell>
          <table:table-cell table:style-name="ce97" office:value-type="float" office:value="9.180187" calcext:value-type="float">
            <text:p>9.180187</text:p>
          </table:table-cell>
          <table:table-cell table:style-name="ce106" office:value-type="float" office:value="-2.101732" calcext:value-type="float">
            <text:p>-2.101732</text:p>
          </table:table-cell>
          <table:table-cell table:style-name="ce115" office:value-type="float" office:value="17.192594" calcext:value-type="float">
            <text:p>17.192594</text:p>
          </table:table-cell>
          <table:table-cell table:style-name="ce136" office:value-type="float" office:value="0.477063" calcext:value-type="float">
            <text:p>0.477063</text:p>
          </table:table-cell>
          <table:table-cell table:style-name="ce139" office:value-type="float" office:value="0.977052" calcext:value-type="float">
            <text:p>0.977052</text:p>
          </table:table-cell>
          <table:table-cell table:style-name="ce142" office:value-type="float" office:value="0.618911" calcext:value-type="float">
            <text:p>0.618911</text:p>
          </table:table-cell>
          <table:table-cell table:style-name="ce145" office:value-type="float" office:value="0.986297" calcext:value-type="float">
            <text:p>0.986297</text:p>
          </table:table-cell>
          <table:table-cell table:style-name="ce148" office:value-type="float" office:value="0.531993" calcext:value-type="float">
            <text:p>0.531993</text:p>
          </table:table-cell>
          <table:table-cell table:style-name="ce151"/>
          <table:table-cell table:style-name="ce154" office:value-type="float" office:value="13.51477" calcext:value-type="float">
            <text:p>13.51477</text:p>
          </table:table-cell>
          <table:table-cell table:style-name="ce157" office:value-type="float" office:value="14.451318" calcext:value-type="float">
            <text:p>14.451318</text:p>
          </table:table-cell>
          <table:table-cell table:style-name="ce160" office:value-type="float" office:value="55.697472" calcext:value-type="float">
            <text:p>55.697472</text:p>
          </table:table-cell>
          <table:table-cell table:style-name="ce163" office:value-type="float" office:value="23.483469" calcext:value-type="float">
            <text:p>23.483469</text:p>
          </table:table-cell>
          <table:table-cell table:style-name="ce166" office:value-type="float" office:value="-0.118652" calcext:value-type="float">
            <text:p>-0.118652</text:p>
          </table:table-cell>
          <table:table-cell table:style-name="ce169" office:value-type="float" office:value="-0.124817" calcext:value-type="float">
            <text:p>-0.124817</text:p>
          </table:table-cell>
          <table:table-cell table:style-name="ce172" office:value-type="float" office:value="5.692376" calcext:value-type="float">
            <text:p>5.692376</text:p>
          </table:table-cell>
          <table:table-cell table:style-name="ce175" office:value-type="float" office:value="-0.305812" calcext:value-type="float">
            <text:p>-0.305812</text:p>
          </table:table-cell>
          <table:table-cell table:style-name="ce178" office:value-type="float" office:value="0.752901" calcext:value-type="float">
            <text:p>0.752901</text:p>
          </table:table-cell>
          <table:table-cell table:style-name="ce181" office:value-type="float" office:value="0.848808" calcext:value-type="float">
            <text:p>0.848808</text:p>
          </table:table-cell>
          <table:table-cell table:style-name="ce184" office:value-type="float" office:value="0.91863" calcext:value-type="float">
            <text:p>0.91863</text:p>
          </table:table-cell>
          <table:table-cell table:style-name="ce187" office:value-type="float" office:value="0.412267" calcext:value-type="float">
            <text:p>0.412267</text:p>
          </table:table-cell>
          <table:table-cell table:style-name="ce190"/>
          <table:table-cell table:style-name="ce193" office:value-type="float" office:value="24.366109" calcext:value-type="float">
            <text:p>24.366109</text:p>
          </table:table-cell>
          <table:table-cell office:value-type="float" office:value="1.863261" calcext:value-type="float">
            <text:p>1.863261</text:p>
          </table:table-cell>
          <table:table-cell office:value-type="float" office:value="61.552106" calcext:value-type="float">
            <text:p>61.552106</text:p>
          </table:table-cell>
          <table:table-cell office:value-type="float" office:value="4.35446" calcext:value-type="float">
            <text:p>4.35446</text:p>
          </table:table-cell>
          <table:table-cell office:value-type="float" office:value="-0.127095" calcext:value-type="float">
            <text:p>-0.127095</text:p>
          </table:table-cell>
          <table:table-cell office:value-type="float" office:value="-6.293646" calcext:value-type="float">
            <text:p>-6.293646</text:p>
          </table:table-cell>
          <table:table-cell office:value-type="float" office:value="4.171386" calcext:value-type="float">
            <text:p>4.171386</text:p>
          </table:table-cell>
          <table:table-cell office:value-type="float" office:value="-0.85444" calcext:value-type="float">
            <text:p>-0.85444</text:p>
          </table:table-cell>
          <table:table-cell office:value-type="float" office:value="0.63457" calcext:value-type="float">
            <text:p>0.63457</text:p>
          </table:table-cell>
          <table:table-cell office:value-type="float" office:value="0.755044" calcext:value-type="float">
            <text:p>0.755044</text:p>
          </table:table-cell>
          <table:table-cell office:value-type="float" office:value="0.79173" calcext:value-type="float">
            <text:p>0.79173</text:p>
          </table:table-cell>
          <table:table-cell office:value-type="float" office:value="0.542083" calcext:value-type="float">
            <text:p>0.542083</text:p>
          </table:table-cell>
        </table:table-row>
        <table:table-row table:style-name="ro1">
          <table:table-cell office:value-type="string" calcext:value-type="string">
            <text:p>mf-cqt2</text:p>
          </table:table-cell>
          <table:table-cell table:style-name="ce61" office:value-type="float" office:value="18.948219" calcext:value-type="float">
            <text:p>18.948219</text:p>
          </table:table-cell>
          <table:table-cell table:style-name="ce70" office:value-type="float" office:value="5.451925" calcext:value-type="float">
            <text:p>5.451925</text:p>
          </table:table-cell>
          <table:table-cell table:style-name="ce79" office:value-type="float" office:value="31.676609" calcext:value-type="float">
            <text:p>31.676609</text:p>
          </table:table-cell>
          <table:table-cell table:style-name="ce88" office:value-type="float" office:value="21.293111" calcext:value-type="float">
            <text:p>21.293111</text:p>
          </table:table-cell>
          <table:table-cell table:style-name="ce97" office:value-type="float" office:value="-0.71124" calcext:value-type="float">
            <text:p>-0.71124</text:p>
          </table:table-cell>
          <table:table-cell table:style-name="ce106" office:value-type="float" office:value="-0.480093" calcext:value-type="float">
            <text:p>-0.480093</text:p>
          </table:table-cell>
          <table:table-cell table:style-name="ce115" office:value-type="float" office:value="4.058125" calcext:value-type="float">
            <text:p>4.058125</text:p>
          </table:table-cell>
          <table:table-cell table:style-name="ce136" office:value-type="float" office:value="-1.853576" calcext:value-type="float">
            <text:p>-1.853576</text:p>
          </table:table-cell>
          <table:table-cell table:style-name="ce139" office:value-type="float" office:value="0.734285" calcext:value-type="float">
            <text:p>0.734285</text:p>
          </table:table-cell>
          <table:table-cell table:style-name="ce142" office:value-type="float" office:value="0.680242" calcext:value-type="float">
            <text:p>0.680242</text:p>
          </table:table-cell>
          <table:table-cell table:style-name="ce145" office:value-type="float" office:value="0.911795" calcext:value-type="float">
            <text:p>0.911795</text:p>
          </table:table-cell>
          <table:table-cell table:style-name="ce148" office:value-type="float" office:value="0.516316" calcext:value-type="float">
            <text:p>0.516316</text:p>
          </table:table-cell>
          <table:table-cell table:style-name="ce151"/>
          <table:table-cell table:style-name="ce154" office:value-type="float" office:value="14.898061" calcext:value-type="float">
            <text:p>14.898061</text:p>
          </table:table-cell>
          <table:table-cell table:style-name="ce157" office:value-type="float" office:value="5.864169" calcext:value-type="float">
            <text:p>5.864169</text:p>
          </table:table-cell>
          <table:table-cell table:style-name="ce160" office:value-type="float" office:value="43.179255" calcext:value-type="float">
            <text:p>43.179255</text:p>
          </table:table-cell>
          <table:table-cell table:style-name="ce163" office:value-type="float" office:value="17.444345" calcext:value-type="float">
            <text:p>17.444345</text:p>
          </table:table-cell>
          <table:table-cell table:style-name="ce166" office:value-type="float" office:value="-0.092009" calcext:value-type="float">
            <text:p>-0.092009</text:p>
          </table:table-cell>
          <table:table-cell table:style-name="ce169" office:value-type="float" office:value="0.537334" calcext:value-type="float">
            <text:p>0.537334</text:p>
          </table:table-cell>
          <table:table-cell table:style-name="ce172" office:value-type="float" office:value="4.339977" calcext:value-type="float">
            <text:p>4.339977</text:p>
          </table:table-cell>
          <table:table-cell table:style-name="ce175" office:value-type="float" office:value="-0.339715" calcext:value-type="float">
            <text:p>-0.339715</text:p>
          </table:table-cell>
          <table:table-cell table:style-name="ce178" office:value-type="float" office:value="0.70171" calcext:value-type="float">
            <text:p>0.70171</text:p>
          </table:table-cell>
          <table:table-cell table:style-name="ce181" office:value-type="float" office:value="0.743997" calcext:value-type="float">
            <text:p>0.743997</text:p>
          </table:table-cell>
          <table:table-cell table:style-name="ce184" office:value-type="float" office:value="0.898944" calcext:value-type="float">
            <text:p>0.898944</text:p>
          </table:table-cell>
          <table:table-cell table:style-name="ce187" office:value-type="float" office:value="0.42687" calcext:value-type="float">
            <text:p>0.42687</text:p>
          </table:table-cell>
          <table:table-cell table:style-name="ce190"/>
          <table:table-cell table:style-name="ce193" office:value-type="float" office:value="24.295662" calcext:value-type="float">
            <text:p>24.295662</text:p>
          </table:table-cell>
          <table:table-cell office:value-type="float" office:value="18.757473" calcext:value-type="float">
            <text:p>18.757473</text:p>
          </table:table-cell>
          <table:table-cell office:value-type="float" office:value="35.876385" calcext:value-type="float">
            <text:p>35.876385</text:p>
          </table:table-cell>
          <table:table-cell office:value-type="float" office:value="32.564391" calcext:value-type="float">
            <text:p>32.564391</text:p>
          </table:table-cell>
          <table:table-cell office:value-type="float" office:value="-1.206564" calcext:value-type="float">
            <text:p>-1.206564</text:p>
          </table:table-cell>
          <table:table-cell office:value-type="float" office:value="-1.445011" calcext:value-type="float">
            <text:p>-1.445011</text:p>
          </table:table-cell>
          <table:table-cell office:value-type="float" office:value="6.208" calcext:value-type="float">
            <text:p>6.208</text:p>
          </table:table-cell>
          <table:table-cell office:value-type="float" office:value="-3.080318" calcext:value-type="float">
            <text:p>-3.080318</text:p>
          </table:table-cell>
          <table:table-cell office:value-type="float" office:value="0.823039" calcext:value-type="float">
            <text:p>0.823039</text:p>
          </table:table-cell>
          <table:table-cell office:value-type="float" office:value="0.775104" calcext:value-type="float">
            <text:p>0.775104</text:p>
          </table:table-cell>
          <table:table-cell office:value-type="float" office:value="0.943248" calcext:value-type="float">
            <text:p>0.943248</text:p>
          </table:table-cell>
          <table:table-cell office:value-type="float" office:value="0.60674" calcext:value-type="float">
            <text:p>0.60674</text:p>
          </table:table-cell>
        </table:table-row>
        <table:table-row table:style-name="ro1">
          <table:table-cell office:value-type="string" calcext:value-type="string">
            <text:p>mf-cqt3</text:p>
          </table:table-cell>
          <table:table-cell table:style-name="ce61" office:value-type="float" office:value="13.6231" calcext:value-type="float">
            <text:p>13.6231</text:p>
          </table:table-cell>
          <table:table-cell table:style-name="ce70" office:value-type="float" office:value="39.297122" calcext:value-type="float">
            <text:p>39.297122</text:p>
          </table:table-cell>
          <table:table-cell table:style-name="ce79" office:value-type="float" office:value="3.349535" calcext:value-type="float">
            <text:p>3.349535</text:p>
          </table:table-cell>
          <table:table-cell table:style-name="ce88" office:value-type="float" office:value="68.866056" calcext:value-type="float">
            <text:p>68.866056</text:p>
          </table:table-cell>
          <table:table-cell table:style-name="ce97" office:value-type="float" office:value="9.180187" calcext:value-type="float">
            <text:p>9.180187</text:p>
          </table:table-cell>
          <table:table-cell table:style-name="ce106" office:value-type="float" office:value="-2.101732" calcext:value-type="float">
            <text:p>-2.101732</text:p>
          </table:table-cell>
          <table:table-cell table:style-name="ce115" office:value-type="float" office:value="17.192594" calcext:value-type="float">
            <text:p>17.192594</text:p>
          </table:table-cell>
          <table:table-cell table:style-name="ce136" office:value-type="float" office:value="0.477063" calcext:value-type="float">
            <text:p>0.477063</text:p>
          </table:table-cell>
          <table:table-cell table:style-name="ce139" office:value-type="float" office:value="0.977052" calcext:value-type="float">
            <text:p>0.977052</text:p>
          </table:table-cell>
          <table:table-cell table:style-name="ce142" office:value-type="float" office:value="0.618911" calcext:value-type="float">
            <text:p>0.618911</text:p>
          </table:table-cell>
          <table:table-cell table:style-name="ce145" office:value-type="float" office:value="0.986297" calcext:value-type="float">
            <text:p>0.986297</text:p>
          </table:table-cell>
          <table:table-cell table:style-name="ce148" office:value-type="float" office:value="0.531993" calcext:value-type="float">
            <text:p>0.531993</text:p>
          </table:table-cell>
          <table:table-cell table:style-name="ce151"/>
          <table:table-cell table:style-name="ce154" office:value-type="float" office:value="16.490679" calcext:value-type="float">
            <text:p>16.490679</text:p>
          </table:table-cell>
          <table:table-cell table:style-name="ce157" office:value-type="float" office:value="4.830209" calcext:value-type="float">
            <text:p>4.830209</text:p>
          </table:table-cell>
          <table:table-cell table:style-name="ce160" office:value-type="float" office:value="23.454464" calcext:value-type="float">
            <text:p>23.454464</text:p>
          </table:table-cell>
          <table:table-cell table:style-name="ce163" office:value-type="float" office:value="19.958671" calcext:value-type="float">
            <text:p>19.958671</text:p>
          </table:table-cell>
          <table:table-cell table:style-name="ce166" office:value-type="float" office:value="1.041788" calcext:value-type="float">
            <text:p>1.041788</text:p>
          </table:table-cell>
          <table:table-cell table:style-name="ce169" office:value-type="float" office:value="0.211008" calcext:value-type="float">
            <text:p>0.211008</text:p>
          </table:table-cell>
          <table:table-cell table:style-name="ce172" office:value-type="float" office:value="8.371987" calcext:value-type="float">
            <text:p>8.371987</text:p>
          </table:table-cell>
          <table:table-cell table:style-name="ce175" office:value-type="float" office:value="0.900004" calcext:value-type="float">
            <text:p>0.900004</text:p>
          </table:table-cell>
          <table:table-cell table:style-name="ce178" office:value-type="float" office:value="0.720385" calcext:value-type="float">
            <text:p>0.720385</text:p>
          </table:table-cell>
          <table:table-cell table:style-name="ce181" office:value-type="float" office:value="0.662273" calcext:value-type="float">
            <text:p>0.662273</text:p>
          </table:table-cell>
          <table:table-cell table:style-name="ce184" office:value-type="float" office:value="0.930494" calcext:value-type="float">
            <text:p>0.930494</text:p>
          </table:table-cell>
          <table:table-cell table:style-name="ce187" office:value-type="float" office:value="0.476017" calcext:value-type="float">
            <text:p>0.476017</text:p>
          </table:table-cell>
          <table:table-cell table:style-name="ce190"/>
          <table:table-cell table:style-name="ce193" office:value-type="float" office:value="22.025818" calcext:value-type="float">
            <text:p>22.025818</text:p>
          </table:table-cell>
          <table:table-cell office:value-type="float" office:value="14.822934" calcext:value-type="float">
            <text:p>14.822934</text:p>
          </table:table-cell>
          <table:table-cell office:value-type="float" office:value="20.708169" calcext:value-type="float">
            <text:p>20.708169</text:p>
          </table:table-cell>
          <table:table-cell office:value-type="float" office:value="32.211803" calcext:value-type="float">
            <text:p>32.211803</text:p>
          </table:table-cell>
          <table:table-cell office:value-type="float" office:value="2.002549" calcext:value-type="float">
            <text:p>2.002549</text:p>
          </table:table-cell>
          <table:table-cell office:value-type="float" office:value="-5.706019" calcext:value-type="float">
            <text:p>-5.706019</text:p>
          </table:table-cell>
          <table:table-cell office:value-type="float" office:value="10.256552" calcext:value-type="float">
            <text:p>10.256552</text:p>
          </table:table-cell>
          <table:table-cell office:value-type="float" office:value="0.438352" calcext:value-type="float">
            <text:p>0.438352</text:p>
          </table:table-cell>
          <table:table-cell office:value-type="float" office:value="0.834967" calcext:value-type="float">
            <text:p>0.834967</text:p>
          </table:table-cell>
          <table:table-cell office:value-type="float" office:value="0.707246" calcext:value-type="float">
            <text:p>0.707246</text:p>
          </table:table-cell>
          <table:table-cell office:value-type="float" office:value="0.958255" calcext:value-type="float">
            <text:p>0.958255</text:p>
          </table:table-cell>
          <table:table-cell office:value-type="float" office:value="0.571057" calcext:value-type="float">
            <text:p>0.571057</text:p>
          </table:table-cell>
        </table:table-row>
        <calcext:conditional-formats>
          <calcext:conditional-format calcext:target-range-address="Vocal.B2:Vocal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:Vocal.C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:Vocal.D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:Vocal.E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:Vocal.F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:Vocal.G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:Vocal.H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:Vocal.I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:Vocal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:Vocal.K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:Vocal.L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:Vocal.N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:Vocal.O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:Vocal.P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:Vocal.Q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:Vocal.R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:Vocal.S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:Vocal.T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:Vocal.U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:Vocal.V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:Vocal.W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:Vocal.X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:Vocal.Y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:Vocal.AA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:Vocal.A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2:Vocal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2:Vocal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2:Vocal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2:Vocal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2:Vocal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2:Vocal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2:Vocal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2:Vocal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2:Vocal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2:Vocal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2:Vocal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2:Vocal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2:Vocal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2:Vocal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2:Vocal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2:Vocal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2:Vocal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2:Vocal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2:Vocal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2:Vocal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2:Vocal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2:Vocal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2:Vocal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2:Vocal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12:Vocal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11:Vocal.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11:Vocal.C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11:Vocal.D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11:Vocal.E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11:Vocal.F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11:Vocal.G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11:Vocal.H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11:Vocal.I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11:Vocal.J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11:Vocal.K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11:Vocal.L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11:Vocal.N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11:Vocal.O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11:Vocal.P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11:Vocal.Q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11:Vocal.R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11:Vocal.S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11:Vocal.T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11:Vocal.U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11:Vocal.V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11:Vocal.W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11:Vocal.X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11:Vocal.Y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11:Vocal.AA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11:Vocal.AB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C2:Vocal.A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D2:Vocal.A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E2:Vocal.A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F2:Vocal.A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G2:Vocal.A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H2:Vocal.A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I2:Vocal.A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J2:Vocal.A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K2:Vocal.A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L2:Vocal.A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M2:Vocal.AM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B2:Vocal.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C2:Vocal.C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D2:Vocal.D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E2:Vocal.E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F2:Vocal.F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G2:Vocal.G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H2:Vocal.H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I2:Vocal.I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J2:Vocal.J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K2:Vocal.K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L2:Vocal.L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M2:Vocal.N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O2:Vocal.O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P2:Vocal.P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Q2:Vocal.Q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R2:Vocal.R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S2:Vocal.S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T2:Vocal.T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U2:Vocal.U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V2:Vocal.V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W2:Vocal.W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X2:Vocal.X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Y2:Vocal.Y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Z2:Vocal.AA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Vocal.AB2:Vocal.AB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21:17:17.188239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2T21:27:05.729205741</dc:date>
    <meta:editing-duration>PT1H9M</meta:editing-duration>
    <meta:editing-cycles>11</meta:editing-cycles>
    <meta:generator>LibreOffice/6.4.7.2$Linux_X86_64 LibreOffice_project/40$Build-2</meta:generator>
    <meta:document-statistic meta:table-count="2" meta:cell-count="1403" meta:object-count="0"/>
  </office:meta>
</office:document-meta>
</file>